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59000000478358BC09E866CC53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576cm" table:align="margins" style:may-break-between-rows="false"/>
    </style:style>
    <style:style style:name="Table1.A" style:family="table-column">
      <style:table-column-properties style:column-width="1.596cm" style:rel-column-width="22874*"/>
    </style:style>
    <style:style style:name="Table1.B" style:family="table-column">
      <style:table-column-properties style:column-width="0.993cm" style:rel-column-width="14220*"/>
    </style:style>
    <style:style style:name="Table1.D" style:family="table-column">
      <style:table-column-properties style:column-width="0.993cm" style:rel-column-width="1422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_5f_En-tête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2" style:family="paragraph" style:parent-style-name="_5f_En-tête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3" style:family="paragraph" style:parent-style-name="Footer">
      <style:text-properties officeooo:rsid="00178920" officeooo:paragraph-rsid="00178920"/>
    </style:style>
    <style:style style:name="P4" style:family="paragraph" style:parent-style-name="Footer">
      <style:text-properties officeooo:paragraph-rsid="002aa84d"/>
    </style:style>
    <style:style style:name="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6" style:family="paragraph" style:parent-style-name="FILET_5f_POINTILLES">
      <style:text-properties fo:color="#b3b3b3" loext:opacity="100%" officeooo:paragraph-rsid="005357fb"/>
    </style:style>
    <style:style style:name="P7" style:family="paragraph" style:parent-style-name="FILET_5f_POINTILLES">
      <style:text-properties officeooo:paragraph-rsid="005357fb"/>
    </style:style>
    <style:style style:name="P8" style:family="paragraph" style:parent-style-name="FILET_5f_POINTILLES">
      <style:paragraph-properties fo:text-align="center" style:justify-single-word="false"/>
      <style:text-properties officeooo:paragraph-rsid="00515fd7"/>
    </style:style>
    <style:style style:name="P9" style:family="paragraph" style:parent-style-name="FILET_5f_POINTILLES">
      <loext:graphic-properties draw:fill="none" draw:fill-color="#729fcf"/>
      <style:paragraph-properties fo:margin-left="0cm" fo:margin-right="2.999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357fb"/>
    </style:style>
    <style:style style:name="P10" style:family="paragraph" style:parent-style-name="FILET_5f_POINTILLES" style:master-page-name="">
      <loext:graphic-properties draw:fill="none" draw:fill-color="#729fcf"/>
      <style:paragraph-properties fo:margin-left="0cm" fo:margin-right="2.999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357fb"/>
    </style:style>
    <style:style style:name="P11" style:family="paragraph" style:parent-style-name="FILET_5f_POINTILLES">
      <loext:graphic-properties draw:fill="none" draw:fill-color="#729fcf"/>
      <style:paragraph-properties fo:margin-left="0cm" fo:margin-right="4.057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a2507"/>
    </style:style>
    <style:style style:name="P12" style:family="paragraph" style:parent-style-name="_5f_Paragraphe_20_livret_20_">
      <style:text-properties officeooo:paragraph-rsid="00515fd7"/>
    </style:style>
    <style:style style:name="P13" style:family="paragraph" style:parent-style-name="_5f_Paragraphe_20_livret_20_">
      <style:text-properties fo:color="#000000" loext:opacity="100%" style:font-name="Bitstream Vera Sans1" fo:font-size="10pt" fo:font-style="normal" officeooo:rsid="00425cb8" officeooo:paragraph-rsid="005299f7" style:font-style-asian="normal" style:font-style-complex="normal"/>
    </style:style>
    <style:style style:name="P14" style:family="paragraph" style:parent-style-name="_5f_Paragraphe_20_livret_20_">
      <style:text-properties officeooo:paragraph-rsid="005299f7"/>
    </style:style>
    <style:style style:name="P15" style:family="paragraph" style:parent-style-name="_5f_Paragraphe_20_livret_20_">
      <style:paragraph-properties fo:margin-top="0.101cm" fo:margin-bottom="0cm" style:contextual-spacing="false" fo:text-align="start" style:justify-single-word="false"/>
      <style:text-properties officeooo:paragraph-rsid="005357fb"/>
    </style:style>
    <style:style style:name="P16" style:family="paragraph" style:parent-style-name="_5f_Paragraphe_20_livret_20_">
      <style:paragraph-properties fo:margin-top="0cm" fo:margin-bottom="0cm" style:contextual-spacing="false"/>
      <style:text-properties officeooo:paragraph-rsid="005a2507"/>
    </style:style>
    <style:style style:name="P17" style:family="paragraph" style:parent-style-name="_5f_Paragraphe_20_livret_20_réponse_20_élève">
      <style:paragraph-properties fo:text-align="start" style:justify-single-word="false">
        <style:tab-stops>
          <style:tab-stop style:position="4.796cm"/>
        </style:tab-stops>
      </style:paragraph-properties>
      <style:text-properties fo:color="#b3b3b3" loext:opacity="100%" officeooo:paragraph-rsid="005357fb"/>
    </style:style>
    <style:style style:name="P18" style:family="paragraph" style:parent-style-name="_5f_Paragraphe_20_livret_20_réponse_20_élève">
      <style:paragraph-properties fo:margin-top="0.529cm" fo:margin-bottom="0cm" style:contextual-spacing="false" fo:text-align="start" style:justify-single-word="false">
        <style:tab-stops>
          <style:tab-stop style:position="4.796cm"/>
        </style:tab-stops>
      </style:paragraph-properties>
      <style:text-properties officeooo:paragraph-rsid="005357fb"/>
    </style:style>
    <style:style style:name="P19" style:family="paragraph" style:parent-style-name="FILET_5f_POINTILLES" style:list-style-name="_5f_Numérotation_20_des_20_exercices_20_livrets">
      <style:text-properties officeooo:paragraph-rsid="005a2507"/>
    </style:style>
    <style:style style:name="P20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4.057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a2507"/>
    </style:style>
    <style:style style:name="P21" style:family="paragraph" style:parent-style-name="_5f_Paragraphe_20_livret_20_" style:list-style-name="_5f_Numérotation_20_des_20_exercices_20_livrets">
      <style:paragraph-properties fo:text-align="start" style:justify-single-word="false"/>
      <style:text-properties fo:font-weight="normal" officeooo:paragraph-rsid="00556c2b" style:font-weight-asian="normal" style:font-weight-complex="normal"/>
    </style:style>
    <style:style style:name="P22" style:family="paragraph" style:parent-style-name="_5f_Paragraphe_20_livret_20_" style:list-style-name="_5f_Numérotation_20_des_20_exercices_20_livrets">
      <style:paragraph-properties>
        <style:tab-stops>
          <style:tab-stop style:position="4.974cm"/>
        </style:tab-stops>
      </style:paragraph-properties>
      <style:text-properties fo:color="#000000" loext:opacity="100%" fo:font-weight="bold" officeooo:paragraph-rsid="005357fb" style:font-weight-asian="bold" style:font-weight-complex="bold"/>
    </style:style>
    <style:style style:name="P23" style:family="paragraph" style:parent-style-name="_5f_Paragraphe_20_énoncé_20_après_20_numéro">
      <style:text-properties officeooo:paragraph-rsid="00556c2b"/>
    </style:style>
    <style:style style:name="P24" style:family="paragraph" style:parent-style-name="_5f_Paragraphe_20_énoncé_20_après_20_numéro" style:list-style-name="_5f_Numérotation_20_des_20_exercices_20_livrets"/>
    <style:style style:name="P25" style:family="paragraph" style:parent-style-name="_5f_Paragraphe_20_énoncé_20_après_20_numéro">
      <style:paragraph-properties fo:text-align="start" style:justify-single-word="false"/>
    </style:style>
    <style:style style:name="P26" style:family="paragraph" style:parent-style-name="_5f_Titre_20_d_27_exercices_20_livret" style:list-style-name="_5f_Numérotation_20_des_20_exercices_20_livrets">
      <style:text-properties fo:color="#e8c32a" loext:opacity="100%" style:font-name="Bitstream Vera Sans2" fo:font-size="10pt" fo:font-style="normal" fo:font-weight="bold" officeooo:rsid="00515fd7" officeooo:paragraph-rsid="00515fd7"/>
    </style:style>
    <style:style style:name="P27" style:family="paragraph" style:parent-style-name="_5f_Titre_20_d_27_exercices_20_livret">
      <style:text-properties officeooo:rsid="005357fb" officeooo:paragraph-rsid="005357fb"/>
    </style:style>
    <style:style style:name="P28" style:family="paragraph" style:parent-style-name="_5f_Titre_20_d_27_exercices_20_livret">
      <style:text-properties officeooo:rsid="005a2507" officeooo:paragraph-rsid="005a2507"/>
    </style:style>
    <style:style style:name="P29" style:family="paragraph" style:parent-style-name="_5f_Titre_20_d_27_exercices_20_livret" style:master-page-name="SERIE_5f_M_5f_GAUCHE_5f_ET_5f_DROITE_5f_2COL">
      <style:paragraph-properties style:page-number="auto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solid" draw:fill-color="#7fb241"/>
    </style:style>
    <style:style style:name="P3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a9ce7b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 draw:secondary-fill-color="#99ccff" draw:fill-image-width="0cm" draw:fill-image-height="0cm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solid" draw:fill-color="#a9ce7b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solid" draw:fill-color="#daa772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67c0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67c0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5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ecf19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a9ce7b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e6e6e6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ffffff" draw:opacity="100%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1ca2b8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cc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5a3fa8"/>
    </style:style>
    <style:style style:name="T2" style:family="text">
      <style:text-properties officeooo:rsid="00415f3a"/>
    </style:style>
    <style:style style:name="T3" style:family="text">
      <style:text-properties officeooo:rsid="00386ebd"/>
    </style:style>
    <style:style style:name="T4" style:family="text">
      <style:text-properties fo:color="#000000" loext:opacity="100%" style:text-position="0% 100%" style:font-name="Bitstream Vera Sans1" fo:font-size="10pt" fo:font-style="normal" officeooo:rsid="0040246a" style:font-name-asian="OpenSymbol" style:font-style-asian="normal" style:font-name-complex="OpenSymbol" style:font-style-complex="normal"/>
    </style:style>
    <style:style style:name="T5" style:family="text">
      <style:text-properties style:text-position="0% 100%" style:font-name-asian="OpenSymbol" style:font-style-asian="normal" style:font-name-complex="OpenSymbol" style:font-style-complex="normal"/>
    </style:style>
    <style:style style:name="T6" style:family="text">
      <style:text-properties officeooo:rsid="0040246a"/>
    </style:style>
    <style:style style:name="T7" style:family="text">
      <style:text-properties fo:color="#e8c32a" loext:opacity="100%"/>
    </style:style>
    <style:style style:name="T8" style:family="text">
      <style:text-properties officeooo:rsid="001d8a7f"/>
    </style:style>
    <style:style style:name="T9" style:family="text">
      <style:text-properties officeooo:rsid="0061be52"/>
    </style:style>
    <style:style style:name="T1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/>
    </style:style>
    <style:style style:name="gr7" style:family="graphic">
      <style:graphic-properties draw:stroke="solid" draw:stroke-dash="Dashed_20__28_var_29__20_7240" svg:stroke-width="0.019cm" svg:stroke-color="#000000" draw:marker-start="" draw:marker-start-width="0.332cm" draw:marker-start-center="false" draw:marker-end="" draw:marker-end-width="0.332cm" draw:marker-end-center="false" draw:fill="solid" draw:fill-color="#a9ce7b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7300" svg:stroke-width="0.019cm" svg:stroke-color="#000000" draw:marker-start="" draw:marker-start-width="0.33cm" draw:marker-start-center="false" draw:marker-end="" draw:marker-end-width="0.33cm" draw:marker-end-center="false" draw:fill="solid" draw:fill-color="#ecf191" draw:textarea-horizontal-align="justify" draw:textarea-vertical-align="middle" draw:auto-grow-height="false" fo:min-height="0.235cm" fo:min-width="0cm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7304" svg:stroke-width="0.019cm" svg:stroke-color="#000000" draw:marker-start="" draw:marker-start-width="0.229cm" draw:marker-start-center="false" draw:marker-end="" draw:marker-end-width="0.229cm" draw:marker-end-center="false" draw:fill="solid" draw:fill-color="#ffffff" draw:secondary-fill-color="#99ccff" draw:fill-image-width="0cm" draw:fill-image-height="0cm" style:repeat="repeat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Arrow_20_concave" draw:marker-start-width="0.15cm" draw:marker-start-center="false" draw:marker-end="Arrow_20_concave" draw:marker-end-width="0.1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73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73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73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73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73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73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73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73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73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73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73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73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724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a9ce7b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723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a9ce7b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731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731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731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731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731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73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732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73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73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73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732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732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732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73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73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73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draw:stroke-dash="Dashed_20__28_var_29__20_723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a9ce7b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59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59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59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59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593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593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59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593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593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593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593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593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59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59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594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5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596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5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596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5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596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597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59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59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59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59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solid" draw:stroke-dash="Dashed_20__28_var_29__20_59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daa772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729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72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72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72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29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ed_20__28_var_29__20_72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1cm" fo:min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ead6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1cm" fo:min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ed_20__28_var_29__20_72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72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72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72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727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72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72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728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728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728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728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728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72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728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72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72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72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72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72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729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729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72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72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ad6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b3b3b3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0" style:family="graphic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stroke="solid" draw:stroke-dash="Dashed_20__28_var_29__20_7260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7261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7262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7263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7264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7265" svg:stroke-width="0.019cm" svg:stroke-color="#000000" draw:marker-start="" draw:marker-start-width="0.36cm" draw:marker-start-center="false" draw:marker-end="" draw:marker-end-width="0.36cm" draw:marker-end-center="false" draw:fill="solid" draw:fill-color="#67c0ce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67c0ce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8" style:family="graphic">
      <style:graphic-properties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9" style:family="graphic">
      <style:graphic-properties draw:stroke="solid" draw:stroke-dash="Dashed_20__28_var_29__20_7266" svg:stroke-width="0.019cm" svg:stroke-color="#000000" draw:marker-start="" draw:marker-start-width="0.445cm" draw:marker-start-center="false" draw:marker-end="" draw:marker-end-width="0.445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7267" svg:stroke-width="0.019cm" svg:stroke-color="#000000" draw:marker-start="" draw:marker-start-width="0.416cm" draw:marker-start-center="false" draw:marker-end="" draw:marker-end-width="0.416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7268" svg:stroke-width="0.019cm" svg:stroke-color="#000000" draw:marker-start="" draw:marker-start-width="0.445cm" draw:marker-start-center="false" draw:marker-end="" draw:marker-end-width="0.445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7269" svg:stroke-width="0.019cm" svg:stroke-color="#000000" draw:marker-start="" draw:marker-start-width="0.388cm" draw:marker-start-center="false" draw:marker-end="" draw:marker-end-width="0.388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7270" svg:stroke-width="0.019cm" svg:stroke-color="#000000" draw:marker-start="" draw:marker-start-width="0.36cm" draw:marker-start-center="false" draw:marker-end="" draw:marker-end-width="0.36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7271" svg:stroke-width="0.019cm" svg:stroke-color="#000000" draw:marker-start="" draw:marker-start-width="0.445cm" draw:marker-start-center="false" draw:marker-end="" draw:marker-end-width="0.445cm" draw:marker-end-center="false" draw:fill="solid" draw:fill-color="#add9e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add9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ecf191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2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0" style:family="graphic">
      <style:graphic-properties draw:stroke="solid" draw:stroke-dash="Dashed_20__28_var_29__20_7242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1" style:family="graphic">
      <style:graphic-properties draw:stroke="solid" draw:stroke-dash="Dashed_20__28_var_29__20_7250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2" style:family="graphic">
      <style:graphic-properties draw:stroke="solid" draw:stroke-dash="Dashed_20__28_var_29__20_7251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3" style:family="graphic">
      <style:graphic-properties draw:stroke="solid" draw:stroke-dash="Dashed_20__28_var_29__20_7252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7253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6e6e6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7" style:family="graphic">
      <style:graphic-properties draw:stroke="solid" draw:stroke-dash="Dashed_20__28_var_29__20_7254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8" style:family="graphic">
      <style:graphic-properties draw:stroke="solid" draw:stroke-dash="Dashed_20__28_var_29__20_7255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39" style:family="graphic">
      <style:graphic-properties draw:stroke="solid" draw:stroke-dash="Dashed_20__28_var_29__20_7256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0" style:family="graphic">
      <style:graphic-properties draw:stroke="solid" draw:stroke-dash="Dashed_20__28_var_29__20_7257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1" style:family="graphic">
      <style:graphic-properties draw:stroke="solid" draw:stroke-dash="Dashed_20__28_var_29__20_7258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2" style:family="graphic">
      <style:graphic-properties draw:stroke="solid" draw:stroke-dash="Dashed_20__28_var_29__20_7259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43" style:family="graphic">
      <style:graphic-properties draw:stroke="solid" svg:stroke-width="0.019cm" svg:stroke-color="#000000" draw:marker-start="" draw:marker-start-width="0.302cm" draw:marker-start-center="false" draw:marker-end="" draw:marker-end-width="0.302cm" draw:marker-end-center="false" draw:fill="solid" draw:fill-color="#ffffff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44" style:family="graphic">
      <style:graphic-properties draw:stroke="solid" draw:stroke-dash="Dashed_20__28_var_29__20_7236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4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ecf191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46" style:family="graphic">
      <style:graphic-properties draw:stroke="solid" svg:stroke-width="0.019cm" svg:stroke-color="#000000" draw:marker-start="" draw:marker-start-width="0.302cm" draw:marker-start-center="false" draw:marker-end="" draw:marker-end-width="0.302cm" draw:marker-end-center="false" draw:fill="solid" draw:fill-color="#ffffff" draw:opacity="100%" draw:opacity-name="Transparency_20_1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47" style:family="graphic">
      <style:graphic-properties draw:stroke="solid" draw:stroke-dash="Dashed_20__28_var_29__20_7237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48" style:family="graphic">
      <style:graphic-properties draw:stroke="solid" draw:stroke-dash="Dashed_20__28_var_29__20_7238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49" style:family="graphic">
      <style:graphic-properties draw:stroke="solid" draw:stroke-dash="Dashed_20__28_var_29__20_7239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0" style:family="graphic">
      <style:graphic-properties draw:stroke="solid" draw:stroke-dash="Dashed_20__28_var_29__20_7240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draw:shadow-opacity="100%" style:run-through="foreground"/>
    </style:style>
    <style:style style:name="gr151" style:family="graphic">
      <style:graphic-properties draw:stroke="solid" draw:stroke-dash="Dashed_20__28_var_29__20_7243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2" style:family="graphic">
      <style:graphic-properties draw:stroke="solid" draw:stroke-dash="Dashed_20__28_var_29__20_7244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3" style:family="graphic">
      <style:graphic-properties draw:stroke="solid" draw:stroke-dash="Dashed_20__28_var_29__20_7245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4" style:family="graphic">
      <style:graphic-properties draw:stroke="solid" draw:stroke-dash="Dashed_20__28_var_29__20_7246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5" style:family="graphic">
      <style:graphic-properties draw:stroke="solid" draw:stroke-dash="Dashed_20__28_var_29__20_7247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6" style:family="graphic">
      <style:graphic-properties draw:stroke="solid" draw:stroke-dash="Dashed_20__28_var_29__20_7248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7" style:family="graphic">
      <style:graphic-properties draw:stroke="solid" draw:stroke-dash="Dashed_20__28_var_29__20_7249" svg:stroke-width="0.019cm" svg:stroke-color="#000000" draw:marker-start="" draw:marker-start-width="0.332cm" draw:marker-start-center="false" draw:marker-end="" draw:marker-end-width="0.332cm" draw:marker-end-center="false" draw:fill="solid" draw:fill-color="#a9ce7b" draw:opacity="10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0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9" style:family="graphic">
      <style:graphic-properties draw:stroke="solid" draw:stroke-dash="Dashed_20__28_var_29__20_7208" svg:stroke-width="0.019cm" svg:stroke-color="#000000" draw:marker-start="" draw:marker-start-width="0.332cm" draw:marker-start-center="false" draw:marker-end="" draw:marker-end-width="0.332cm" draw:marker-end-center="false" draw:fill="solid" draw:fill-color="#1ca2b8" draw:fill-hatch-solid="false" draw:fill-image-width="0cm" draw:fill-image-height="0cm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add9e0" draw:textarea-horizontal-align="justify" draw:textarea-vertical-align="middle" draw:auto-grow-height="false" fo:min-height="0.231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1" style:family="graphic">
      <style:graphic-properties draw:stroke="solid" draw:stroke-dash="Dashed_20__28_var_29__20_7209" svg:stroke-width="0.019cm" svg:stroke-color="#000000" draw:marker-start="" draw:marker-start-width="0.332cm" draw:marker-start-center="false" draw:marker-end="" draw:marker-end-width="0.332cm" draw:marker-end-center="false" draw:fill="solid" draw:fill-color="#ffffff" draw:fill-image-width="0cm" draw:fill-image-height="0cm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2" style:family="graphic">
      <style:graphic-properties draw:stroke="solid" draw:stroke-dash="Dashed_20__28_var_29__20_721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721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solid" draw:stroke-dash="Dashed_20__28_var_29__20_721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721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solid" draw:stroke-dash="Dashed_20__28_var_29__20_721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721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721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draw:stroke-dash="Dashed_20__28_var_29__20_721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721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solid" draw:stroke-dash="Dashed_20__28_var_29__20_721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solid" draw:stroke-dash="Dashed_20__28_var_29__20_722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51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1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566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solid" draw:stroke-dash="Dashed_20__28_var_29__20_565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567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cc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29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51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33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29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56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56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56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56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solid" draw:stroke-dash="Dashed_20__28_var_29__20_56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draw:stroke-dash="Dashed_20__28_var_29__20_56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56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draw:stroke-dash="Dashed_20__28_var_29__20_56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568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568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568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722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722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solid" draw:stroke-dash="Dashed_20__28_var_29__20_722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722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722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0" style:family="graphic">
      <style:graphic-properties draw:stroke="solid" draw:stroke-dash="Dashed_20__28_var_29__20_722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1" style:family="graphic">
      <style:graphic-properties draw:stroke="solid" draw:stroke-dash="Dashed_20__28_var_29__20_72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2" style:family="graphic">
      <style:graphic-properties draw:stroke="solid" draw:stroke-dash="Dashed_20__28_var_29__20_72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3" style:family="graphic">
      <style:graphic-properties draw:stroke="solid" draw:stroke-dash="Dashed_20__28_var_29__20_722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4" style:family="graphic">
      <style:graphic-properties draw:stroke="solid" draw:stroke-dash="Dashed_20__28_var_29__20_72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5" style:family="graphic">
      <style:graphic-properties draw:stroke="solid" draw:stroke-dash="Dashed_20__28_var_29__20_723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6" style:family="graphic">
      <style:graphic-properties draw:stroke="solid" draw:stroke-dash="Dashed_20__28_var_29__20_723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7" style:family="graphic">
      <style:graphic-properties draw:stroke="solid" draw:stroke-dash="Dashed_20__28_var_29__20_72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8" style:family="graphic">
      <style:graphic-properties draw:stroke="solid" draw:stroke-dash="Dashed_20__28_var_29__20_723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9" style:family="graphic">
      <style:graphic-properties draw:stroke="solid" draw:stroke-dash="Dashed_20__28_var_29__20_723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1ca2b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12" style:family="graphic">
      <style:graphic-properties draw:stroke="none" svg:stroke-color="#000000" draw:fill="none" draw:fill-color="#ffffff" fo:min-height="0.714cm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" draw:style-name="gr211" draw:text-style-name="P30" svg:x1="15.924cm" svg:y1="1.401cm" svg:x2="21.96cm" svg:y2="1.36cm">
        <text:p/>
      </draw:line>
      <draw:frame text:anchor-type="page" text:anchor-page-number="1" draw:z-index="1" draw:name="Shape2" draw:style-name="gr212" draw:text-style-name="P31" svg:width="2.703cm" svg:height="0.715cm" draw:transform="rotate (0.0872664625997165) translate (1.32644444444444cm 1.21884722222222cm)">
        <draw:text-box>
          <text:p text:style-name="P30"><text:span text:style-name="T10">Série 1</text:span></text:p>
        </draw:text-box>
      </draw:frame>
      <draw:path text:anchor-type="page" text:anchor-page-number="1" draw:z-index="0" draw:name="Shape1" draw:style-name="gr213" draw:text-style-name="P32" svg:width="4.329cm" svg:height="2.24cm" svg:x="0cm" svg:y="0cm" svg:viewBox="0 0 4330 2241" svg:d="M0 2241l3984-288c209-15 363-168 345-342l-170-1611h-4159z">
        <text:p/>
      </draw:path>
      <text:list xml:id="list4271199070" text:style-name="_5f_Numérotation_20_des_20_exercices_20_livrets">
        <text:list-item>
          <text:h text:style-name="P29" text:outline-level="1">Le bon décompte</text:h>
          <text:p text:style-name="P21"><draw:g text:anchor-type="paragraph" draw:z-index="6" draw:name="Shape6_0" draw:style-name="gr72"><draw:custom-shape draw:style-name="gr177" draw:text-style-name="P66" svg:width="0.502cm" svg:height="0.503cm" svg:x="4.503cm" svg:y="3.736cm"><text:p/><draw:enhanced-geometry svg:viewBox="0 0 21600 21600" draw:type="rectangle" draw:enhanced-path="M 0 0 L 21600 0 21600 21600 0 21600 0 0 Z N"/></draw:custom-shape><draw:custom-shape draw:style-name="gr168" draw:text-style-name="P64" svg:width="0.502cm" svg:height="0.503cm" svg:x="4.782cm" svg:y="3.443cm"><text:p/><draw:enhanced-geometry svg:viewBox="0 0 21600 21600" draw:type="rectangle" draw:enhanced-path="M 0 0 L 21600 0 21600 21600 0 21600 0 0 Z N"/></draw:custom-shape><draw:polygon draw:style-name="gr178" draw:text-style-name="P41" svg:width="0cm" svg:height="0.699cm" svg:x="5.28cm" svg:y="3.247cm" svg:viewBox="0 0 1 700" draw:points="1,700 0,501 0,0 1,201"><text:p/></draw:polygon><draw:custom-shape draw:style-name="gr165" draw:text-style-name="P64" svg:width="0.5cm" svg:height="0.505cm" svg:x="4.983cm" svg:y="2.743cm"><text:p/><draw:enhanced-geometry svg:viewBox="0 0 21600 21600" draw:type="rectangle" draw:enhanced-path="M 0 0 L 21600 0 21600 21600 0 21600 0 0 Z N"/></draw:custom-shape><draw:polygon draw:style-name="gr179" draw:text-style-name="P63" svg:width="0.699cm" svg:height="0.198cm" svg:x="4.503cm" svg:y="2.524cm" svg:viewBox="0 0 700 199" draw:points="0,199 199,0 700,0 499,199"><text:p/></draw:polygon><draw:polygon draw:style-name="gr179" draw:text-style-name="P63" svg:width="0.699cm" svg:height="0.198cm" svg:x="3.294cm" svg:y="3.739cm" svg:viewBox="0 0 700 199" draw:points="0,199 199,0 700,0 499,199"><text:p/></draw:polygon><draw:custom-shape draw:style-name="gr170" draw:text-style-name="P66" svg:width="0.5cm" svg:height="0.503cm" svg:x="3.496cm" svg:y="3.233cm"><text:p/><draw:enhanced-geometry svg:viewBox="0 0 21600 21600" draw:mirror-horizontal="false" draw:mirror-vertical="false" draw:type="rectangle" draw:enhanced-path="M 0 0 L 21600 0 21600 21600 0 21600 0 0 Z N"/></draw:custom-shape><draw:custom-shape draw:style-name="gr170" draw:text-style-name="P66" svg:width="0.5cm" svg:height="0.503cm" svg:x="3.297cm" svg:y="3.935cm"><text:p/><draw:enhanced-geometry svg:viewBox="0 0 21600 21600" draw:mirror-horizontal="false" draw:mirror-vertical="false" draw:type="rectangle" draw:enhanced-path="M 0 0 L 21600 0 21600 21600 0 21600 0 0 Z N"/></draw:custom-shape><draw:polygon draw:style-name="gr180" draw:text-style-name="P41" svg:width="0.2cm" svg:height="0.699cm" svg:x="3.994cm" svg:y="2.533cm" svg:viewBox="0 0 201 700" draw:points="0,700 201,501 201,0 0,201"><text:p/></draw:polygon><draw:polygon draw:style-name="gr179" draw:text-style-name="P63" svg:width="0.699cm" svg:height="0.198cm" svg:x="3.491cm" svg:y="2.537cm" svg:viewBox="0 0 700 199" draw:points="0,199 199,0 700,0 499,199"><text:p/></draw:polygon><draw:custom-shape draw:style-name="gr170" draw:text-style-name="P66" svg:width="0.5cm" svg:height="0.503cm" svg:x="3.496cm" svg:y="2.732cm"><text:p/><draw:enhanced-geometry svg:viewBox="0 0 21600 21600" draw:mirror-horizontal="false" draw:mirror-vertical="false" draw:type="rectangle" draw:enhanced-path="M 0 0 L 21600 0 21600 21600 0 21600 0 0 Z N"/></draw:custom-shape><draw:polygon draw:style-name="gr180" draw:text-style-name="P41" svg:width="0.2cm" svg:height="0.699cm" svg:x="4.488cm" svg:y="3.034cm" svg:viewBox="0 0 201 700" draw:points="0,700 201,501 201,0 0,201"><text:p/></draw:polygon><draw:polygon draw:style-name="gr179" draw:text-style-name="P63" svg:width="0.699cm" svg:height="0.198cm" svg:x="3.987cm" svg:y="3.038cm" svg:viewBox="0 0 700 199" draw:points="0,199 199,0 700,0 499,199"><text:p/></draw:polygon><draw:custom-shape draw:style-name="gr170" draw:text-style-name="P66" svg:width="0.502cm" svg:height="0.503cm" svg:x="3.999cm" svg:y="3.242cm"><text:p/><draw:enhanced-geometry svg:viewBox="0 0 21600 21600" draw:mirror-horizontal="false" draw:mirror-vertical="false" draw:type="rectangle" draw:enhanced-path="M 0 0 L 21600 0 21600 21600 0 21600 0 0 Z N"/></draw:custom-shape><draw:custom-shape draw:style-name="gr181" draw:text-style-name="P67" svg:width="0.502cm" svg:height="0.502cm" svg:x="3.995cm" svg:y="3.736cm"><text:p/><draw:enhanced-geometry svg:viewBox="0 0 21600 21600" draw:type="rectangle" draw:enhanced-path="M 0 0 L 21600 0 21600 21600 0 21600 0 0 Z N"/></draw:custom-shape><draw:custom-shape draw:style-name="gr182" draw:text-style-name="P66" svg:width="0.502cm" svg:height="0.505cm" svg:x="4.503cm" svg:y="2.736cm"><text:p/><draw:enhanced-geometry svg:viewBox="0 0 21600 21600" draw:mirror-horizontal="false" draw:mirror-vertical="false" draw:type="rectangle" draw:enhanced-path="M 0 0 L 21600 0 21600 21600 0 21600 0 0 Z N"/></draw:custom-shape><draw:custom-shape draw:style-name="gr183" draw:text-style-name="P66" svg:width="0.502cm" svg:height="0.502cm" svg:x="4.503cm" svg:y="3.236cm"><text:p/><draw:enhanced-geometry svg:viewBox="0 0 21600 21600" draw:type="rectangle" draw:enhanced-path="M 0 0 L 21600 0 21600 21600 0 21600 0 0 Z N"/></draw:custom-shape><draw:polygon draw:style-name="gr180" draw:text-style-name="P41" svg:width="0.2cm" svg:height="0.699cm" svg:x="3.8cm" svg:y="3.732cm" svg:viewBox="0 0 201 700" draw:points="0,700 201,501 201,0 0,201"><text:p/></draw:polygon><draw:custom-shape draw:style-name="gr170" draw:text-style-name="P66" svg:width="0.503cm" svg:height="0.503cm" svg:x="3.799cm" svg:y="4.323cm"><text:p/><draw:enhanced-geometry svg:viewBox="0 0 21600 21600" draw:type="rectangle" draw:enhanced-path="M 0 0 L 21600 0 21600 21600 0 21600 0 0 Z N"/></draw:custom-shape><draw:polygon draw:style-name="gr179" draw:text-style-name="P63" svg:width="0.699cm" svg:height="0.197cm" svg:x="4.311cm" svg:y="4.124cm" svg:viewBox="0 0 700 198" draw:points="0,198 199,0 700,0 499,198"><text:p/></draw:polygon><draw:polygon draw:style-name="gr179" draw:text-style-name="P63" svg:width="0.699cm" svg:height="0.198cm" svg:x="4.893cm" svg:y="1.536cm" svg:viewBox="0 0 700 199" draw:points="0,199 199,0 700,0 499,199"><text:p/></draw:polygon><draw:polygon draw:style-name="gr184" draw:text-style-name="P41" svg:width="0.2cm" svg:height="0.699cm" svg:x="5.2cm" svg:y="3.725cm" svg:viewBox="0 0 201 700" draw:points="0,700 201,501 201,0 0,201"><text:p/></draw:polygon><draw:custom-shape draw:style-name="gr177" draw:text-style-name="P66" svg:width="0.5cm" svg:height="0.503cm" svg:x="4.316cm" svg:y="4.323cm"><text:p/><draw:enhanced-geometry svg:viewBox="0 0 21600 21600" draw:type="rectangle" draw:enhanced-path="M 0 0 L 21600 0 21600 21600 0 21600 0 0 Z N"/></draw:custom-shape><draw:polygon draw:style-name="gr185" draw:text-style-name="P41" svg:width="0.2cm" svg:height="0.699cm" svg:x="5.196cm" svg:y="3.231cm" svg:viewBox="0 0 201 700" draw:points="0,700 201,501 201,0 0,201"><text:p/></draw:polygon><draw:polygon draw:style-name="gr186" draw:text-style-name="P41" svg:width="0.2cm" svg:height="0.699cm" svg:x="5.401cm" svg:y="3.523cm" svg:viewBox="0 0 201 700" draw:points="0,700 201,501 201,0 0,201"><text:p/></draw:polygon><draw:polygon draw:style-name="gr187" draw:text-style-name="P41" svg:width="0.2cm" svg:height="0.699cm" svg:x="5.396cm" svg:y="2.53cm" svg:viewBox="0 0 201 700" draw:points="0,700 201,501 201,0 0,201"><text:p/></draw:polygon><draw:polygon draw:style-name="gr188" draw:text-style-name="P41" svg:width="0.2cm" svg:height="0.699cm" svg:x="5.394cm" svg:y="2.03cm" svg:viewBox="0 0 201 700" draw:points="0,700 201,501 201,0 0,201"><text:p/></draw:polygon><draw:polygon draw:style-name="gr189" draw:text-style-name="P41" svg:width="0.2cm" svg:height="0.699cm" svg:x="5.396cm" svg:y="1.53cm" svg:viewBox="0 0 201 700" draw:points="0,700 201,501 201,0 0,201"><text:p/></draw:polygon><draw:custom-shape draw:style-name="gr167" draw:text-style-name="P66" svg:width="0.502cm" svg:height="0.505cm" svg:x="4.893cm" svg:y="1.728cm"><text:p/><draw:enhanced-geometry svg:viewBox="0 0 21600 21600" draw:type="rectangle" draw:enhanced-path="M 0 0 L 21600 0 21600 21600 0 21600 0 0 Z N"/></draw:custom-shape><draw:polygon draw:style-name="gr190" draw:text-style-name="P41" svg:width="0.2cm" svg:height="0.699cm" svg:x="4.801cm" svg:y="4.123cm" svg:viewBox="0 0 201 700" draw:points="0,700 201,501 201,0 0,201"><text:p/></draw:polygon><draw:polygon draw:style-name="gr191" draw:text-style-name="P41" svg:width="0.2cm" svg:height="0.699cm" svg:x="5.002cm" svg:y="3.923cm" svg:viewBox="0 0 201 700" draw:points="0,700 201,501 201,0 0,201"><text:p/></draw:polygon><draw:polygon draw:style-name="gr179" draw:text-style-name="P63" svg:width="0.699cm" svg:height="0.197cm" svg:x="4.512cm" svg:y="3.926cm" svg:viewBox="0 0 700 198" draw:points="0,198 199,0 700,0 499,198"><text:p/></draw:polygon><draw:polygon draw:style-name="gr192" draw:text-style-name="P41" svg:width="0.2cm" svg:height="0.699cm" svg:x="5.196cm" svg:y="2.727cm" svg:viewBox="0 0 201 700" draw:points="0,700 201,501 201,0 0,201"><text:p/></draw:polygon><draw:polygon draw:style-name="gr193" draw:text-style-name="P41" svg:width="0.2cm" svg:height="0.699cm" svg:x="5.396cm" svg:y="3.03cm" svg:viewBox="0 0 201 700" draw:points="0,700 201,501 201,0 0,201"><text:p/></draw:polygon><draw:custom-shape draw:style-name="gr183" draw:text-style-name="P66" svg:width="0.502cm" svg:height="0.502cm" svg:x="4.893cm" svg:y="2.231cm"><text:p/><draw:enhanced-geometry svg:viewBox="0 0 21600 21600" draw:type="rectangle" draw:enhanced-path="M 0 0 L 21600 0 21600 21600 0 21600 0 0 Z N"/></draw:custom-shape><draw:custom-shape draw:style-name="gr167" draw:text-style-name="P66" svg:width="0.503cm" svg:height="0.505cm" svg:x="4.694cm" svg:y="3.43cm"><text:p/><draw:enhanced-geometry svg:viewBox="0 0 21600 21600" draw:type="rectangle" draw:enhanced-path="M 0 0 L 21600 0 21600 21600 0 21600 0 0 Z N"/></draw:custom-shape><draw:custom-shape draw:style-name="gr170" draw:text-style-name="P66" svg:width="0.503cm" svg:height="0.503cm" svg:x="4.694cm" svg:y="2.933cm"><text:p/><draw:enhanced-geometry svg:viewBox="0 0 21600 21600" draw:type="rectangle" draw:enhanced-path="M 0 0 L 21600 0 21600 21600 0 21600 0 0 Z N"/></draw:custom-shape><draw:polygon draw:style-name="gr179" draw:text-style-name="P63" svg:width="0.699cm" svg:height="0.198cm" svg:x="4.696cm" svg:y="2.727cm" svg:viewBox="0 0 700 199" draw:points="0,199 199,0 700,0 499,199"><text:p/></draw:polygon><draw:polygon draw:style-name="gr194" draw:text-style-name="P41" svg:width="0.2cm" svg:height="0.699cm" svg:x="4.307cm" svg:y="3.622cm" svg:viewBox="0 0 201 700" draw:points="0,700 201,501 201,0 0,201"><text:p/></draw:polygon><draw:polygon draw:style-name="gr179" draw:text-style-name="P63" svg:width="0.699cm" svg:height="0.198cm" svg:x="3.8cm" svg:y="3.628cm" svg:viewBox="0 0 700 199" draw:points="0,199 199,0 700,0 499,199"><text:p/></draw:polygon><draw:custom-shape draw:style-name="gr170" draw:text-style-name="P66" svg:width="0.5cm" svg:height="0.503cm" svg:x="3.799cm" svg:y="3.822cm"><text:p/><draw:enhanced-geometry svg:viewBox="0 0 21600 21600" draw:type="rectangle" draw:enhanced-path="M 0 0 L 21600 0 21600 21600 0 21600 0 0 Z N"/></draw:custom-shape></draw:g><draw:g text:anchor-type="paragraph" draw:z-index="7" draw:name="Shape8_0" draw:style-name="gr72"><draw:polygon draw:style-name="gr162" draw:text-style-name="P63" svg:width="0.699cm" svg:height="0.198cm" svg:x="6.704cm" svg:y="3.265cm" svg:viewBox="0 0 700 199" draw:points="0,199 199,0 700,0 499,199"><text:p/></draw:polygon><draw:polygon draw:style-name="gr163" draw:text-style-name="P63" svg:width="0.699cm" svg:height="0.198cm" svg:x="7.204cm" svg:y="2.764cm" svg:viewBox="0 0 700 199" draw:points="0,199 199,0 700,0 499,199"><text:p/></draw:polygon><draw:polygon draw:style-name="gr164" draw:text-style-name="P63" svg:width="0.699cm" svg:height="0.198cm" svg:x="7.904cm" svg:y="2.066cm" svg:viewBox="0 0 700 199" draw:points="0,199 199,0 700,0 499,199"><text:p/></draw:polygon><draw:custom-shape draw:style-name="gr165" draw:text-style-name="P64" svg:width="0.5cm" svg:height="0.505cm" svg:x="7.705cm" svg:y="3.465cm"><text:p/><draw:enhanced-geometry svg:viewBox="0 0 21600 21600" draw:type="rectangle" draw:enhanced-path="M 0 0 L 21600 0 21600 21600 0 21600 0 0 Z N"/></draw:custom-shape><draw:polygon draw:style-name="gr166" draw:text-style-name="P65" svg:width="0.2cm" svg:height="0.699cm" svg:x="8.203cm" svg:y="3.265cm" svg:viewBox="0 0 201 700" draw:points="0,700 201,501 201,0 0,201"><text:p/></draw:polygon><draw:custom-shape draw:style-name="gr167" draw:text-style-name="P66" svg:width="0.5cm" svg:height="0.505cm" svg:x="7.705cm" svg:y="3.465cm"><text:p/><draw:enhanced-geometry svg:viewBox="0 0 21600 21600" draw:type="rectangle" draw:enhanced-path="M 0 0 L 21600 0 21600 21600 0 21600 0 0 Z N"/></draw:custom-shape><draw:custom-shape draw:style-name="gr168" draw:text-style-name="P64" svg:width="0.503cm" svg:height="0.503cm" svg:x="7.705cm" svg:y="2.967cm"><text:p/><draw:enhanced-geometry svg:viewBox="0 0 21600 21600" draw:type="rectangle" draw:enhanced-path="M 0 0 L 21600 0 21600 21600 0 21600 0 0 Z N"/></draw:custom-shape><draw:polygon draw:style-name="gr169" draw:text-style-name="P65" svg:width="0.2cm" svg:height="0.699cm" svg:x="8.205cm" svg:y="2.764cm" svg:viewBox="0 0 201 700" draw:points="0,700 201,501 201,0 0,201"><text:p/></draw:polygon><draw:custom-shape draw:style-name="gr170" draw:text-style-name="P66" svg:width="0.503cm" svg:height="0.503cm" svg:x="7.705cm" svg:y="2.967cm"><text:p/><draw:enhanced-geometry svg:viewBox="0 0 21600 21600" draw:type="rectangle" draw:enhanced-path="M 0 0 L 21600 0 21600 21600 0 21600 0 0 Z N"/></draw:custom-shape><draw:custom-shape draw:style-name="gr170" draw:text-style-name="P66" svg:width="0.502cm" svg:height="0.503cm" svg:x="7.906cm" svg:y="2.265cm"><text:p/><draw:enhanced-geometry svg:viewBox="0 0 21600 21600" draw:type="rectangle" draw:enhanced-path="M 0 0 L 21600 0 21600 21600 0 21600 0 0 Z N"/></draw:custom-shape><draw:polygon draw:style-name="gr171" draw:text-style-name="P65" svg:width="0.2cm" svg:height="0.699cm" svg:x="7.904cm" svg:y="1.564cm" svg:viewBox="0 0 201 700" draw:points="0,700 201,501 201,0 0,201"><text:p/></draw:polygon><draw:custom-shape draw:style-name="gr167" draw:text-style-name="P66" svg:width="0.5cm" svg:height="0.505cm" svg:x="6.707cm" svg:y="3.465cm"><text:p/><draw:enhanced-geometry svg:viewBox="0 0 21600 21600" draw:type="rectangle" draw:enhanced-path="M 0 0 L 21600 0 21600 21600 0 21600 0 0 Z N"/></draw:custom-shape><draw:custom-shape draw:style-name="gr170" draw:text-style-name="P66" svg:width="0.503cm" svg:height="0.503cm" svg:x="7.405cm" svg:y="2.265cm"><text:p/><draw:enhanced-geometry svg:viewBox="0 0 21600 21600" draw:type="rectangle" draw:enhanced-path="M 0 0 L 21600 0 21600 21600 0 21600 0 0 Z N"/></draw:custom-shape><draw:polygon draw:style-name="gr172" draw:text-style-name="P63" svg:width="0.699cm" svg:height="0.198cm" svg:x="7.704cm" svg:y="2.764cm" svg:viewBox="0 0 700 199" draw:points="0,199 199,0 700,0 499,199"><text:p/></draw:polygon><draw:polygon draw:style-name="gr173" draw:text-style-name="P65" svg:width="0.2cm" svg:height="0.699cm" svg:x="8.405cm" svg:y="3.063cm" svg:viewBox="0 0 201 700" draw:points="0,700 201,501 201,0 0,201"><text:p/></draw:polygon><draw:polygon draw:style-name="gr174" draw:text-style-name="P65" svg:width="0.2cm" svg:height="0.699cm" svg:x="8.405cm" svg:y="2.563cm" svg:viewBox="0 0 201 700" draw:points="0,700 201,501 201,0 0,201"><text:p/></draw:polygon><draw:polygon draw:style-name="gr175" draw:text-style-name="P65" svg:width="0.2cm" svg:height="0.699cm" svg:x="8.405cm" svg:y="2.062cm" svg:viewBox="0 0 201 700" draw:points="0,700 201,501 201,0 0,201"><text:p/></draw:polygon><draw:custom-shape draw:style-name="gr167" draw:text-style-name="P66" svg:width="0.5cm" svg:height="0.505cm" svg:x="7.206cm" svg:y="3.465cm"><text:p/><draw:enhanced-geometry svg:viewBox="0 0 21600 21600" draw:type="rectangle" draw:enhanced-path="M 0 0 L 21600 0 21600 21600 0 21600 0 0 Z N"/></draw:custom-shape><draw:custom-shape draw:style-name="gr170" draw:text-style-name="P66" svg:width="0.5cm" svg:height="0.503cm" svg:x="7.208cm" svg:y="2.967cm"><text:p/><draw:enhanced-geometry svg:viewBox="0 0 21600 21600" draw:type="rectangle" draw:enhanced-path="M 0 0 L 21600 0 21600 21600 0 21600 0 0 Z N"/></draw:custom-shape><draw:custom-shape draw:style-name="gr170" draw:text-style-name="P66" svg:width="0.503cm" svg:height="0.503cm" svg:x="7.405cm" svg:y="1.764cm"><text:p/><draw:enhanced-geometry svg:viewBox="0 0 21600 21600" draw:type="rectangle" draw:enhanced-path="M 0 0 L 21600 0 21600 21600 0 21600 0 0 Z N"/></draw:custom-shape><draw:polygon draw:style-name="gr176" draw:text-style-name="P63" svg:width="0.699cm" svg:height="0.198cm" svg:x="7.404cm" svg:y="1.569cm" svg:viewBox="0 0 700 199" draw:points="0,199 199,0 700,0 499,199"><text:p/></draw:polygon></draw:g>Dénombre les unités de volume (u.v.) qui com­posent les solides suivants afin de déterminer leur<text:span text:style-name="T9">s</text:span> volume<text:span text:style-name="T9">s</text:span>.</text:p>
        </text:list-item>
      </text:list>
      <text:section text:style-name="Sect1" text:name="Section1">
        <text:list xml:id="list73319911053566" text:continue-numbering="true" text:style-name="_5f_Numérotation_20_des_20_exercices_20_livrets">
          <text:list-item>
            <text:list>
              <text:list-item>
                <text:p text:style-name="P23"><text:s/></text:p>
              </text:list-item>
            </text:list>
          </text:list-item>
        </text:list>
        <text:p text:style-name="_5f_Paragraphe_20_livret_20_"><draw:g text:anchor-type="paragraph" draw:z-index="5" draw:name="Shape7_0" draw:style-name="gr72"><draw:polygon draw:style-name="gr195" draw:text-style-name="P63" svg:width="0.699cm" svg:height="0.198cm" svg:x="0.956cm" svg:y="0.215cm" svg:viewBox="0 0 700 199" draw:points="0,199 199,0 700,0 499,199"><text:p/></draw:polygon><draw:polygon draw:style-name="gr196" draw:text-style-name="P63" svg:width="0.699cm" svg:height="0.198cm" svg:x="0.256cm" svg:y="0.917cm" svg:viewBox="0 0 700 199" draw:points="0,199 199,0 700,0 499,199"><text:p/></draw:polygon><draw:custom-shape draw:style-name="gr170" draw:text-style-name="P66" svg:width="0.503cm" svg:height="0.503cm" svg:x="0.258cm" svg:y="1.111cm"><text:p/><draw:enhanced-geometry svg:viewBox="0 0 21600 21600" draw:type="rectangle" draw:enhanced-path="M 0 0 L 21600 0 21600 21600 0 21600 0 0 Z N"/></draw:custom-shape><draw:polygon draw:style-name="gr197" draw:text-style-name="P63" svg:width="0.699cm" svg:height="0.198cm" svg:x="0.755cm" svg:y="0.415cm" svg:viewBox="0 0 700 199" draw:points="0,199 199,0 700,0 499,199"><text:p/></draw:polygon><draw:custom-shape draw:style-name="gr170" draw:text-style-name="P66" svg:width="0.503cm" svg:height="0.503cm" svg:x="0.757cm" svg:y="0.612cm"><text:p/><draw:enhanced-geometry svg:viewBox="0 0 21600 21600" draw:type="rectangle" draw:enhanced-path="M 0 0 L 21600 0 21600 21600 0 21600 0 0 Z N"/></draw:custom-shape><draw:polygon draw:style-name="gr198" draw:text-style-name="P63" svg:width="0.699cm" svg:height="0.198cm" svg:x="1.457cm" svg:y="0.215cm" svg:viewBox="0 0 700 199" draw:points="0,199 199,0 700,0 499,199"><text:p/></draw:polygon><draw:polygon draw:style-name="gr199" draw:text-style-name="P63" svg:width="0.699cm" svg:height="0.197cm" svg:x="0.556cm" svg:y="1.111cm" svg:viewBox="0 0 700 198" draw:points="0,198 199,0 700,0 499,198"><text:p/></draw:polygon><draw:polygon draw:style-name="gr200" draw:text-style-name="P63" svg:width="0.699cm" svg:height="0.198cm" svg:x="1.256cm" svg:y="-0.086cm" svg:viewBox="0 0 700 199" draw:points="0,199 199,0 700,0 499,199"><text:p/></draw:polygon><draw:custom-shape draw:style-name="gr168" draw:text-style-name="P64" svg:width="0.502cm" svg:height="0.503cm" svg:x="1.059cm" svg:y="1.313cm"><text:p/><draw:enhanced-geometry svg:viewBox="0 0 21600 21600" draw:type="rectangle" draw:enhanced-path="M 0 0 L 21600 0 21600 21600 0 21600 0 0 Z N"/></draw:custom-shape><draw:polygon draw:style-name="gr201" draw:text-style-name="P41" svg:width="0.2cm" svg:height="0.699cm" svg:x="1.556cm" svg:y="1.111cm" svg:viewBox="0 0 201 700" draw:points="0,700 201,501 201,0 0,201"><text:p/></draw:polygon><draw:custom-shape draw:style-name="gr170" draw:text-style-name="P66" svg:width="0.502cm" svg:height="0.503cm" svg:x="1.059cm" svg:y="1.313cm"><text:p/><draw:enhanced-geometry svg:viewBox="0 0 21600 21600" draw:type="rectangle" draw:enhanced-path="M 0 0 L 21600 0 21600 21600 0 21600 0 0 Z N"/></draw:custom-shape><draw:custom-shape draw:style-name="gr168" draw:text-style-name="P64" svg:width="0.503cm" svg:height="0.503cm" svg:x="1.059cm" svg:y="0.812cm"><text:p/><draw:enhanced-geometry svg:viewBox="0 0 21600 21600" draw:type="rectangle" draw:enhanced-path="M 0 0 L 21600 0 21600 21600 0 21600 0 0 Z N"/></draw:custom-shape><draw:polygon draw:style-name="gr202" draw:text-style-name="P41" svg:width="0cm" svg:height="0.699cm" svg:x="1.556cm" svg:y="0.612cm" svg:viewBox="0 0 1 700" draw:points="1,700 0,501 0,0 1,201"><text:p/></draw:polygon><draw:custom-shape draw:style-name="gr170" draw:text-style-name="P66" svg:width="0.503cm" svg:height="0.503cm" svg:x="1.059cm" svg:y="0.812cm"><text:p/><draw:enhanced-geometry svg:viewBox="0 0 21600 21600" draw:type="rectangle" draw:enhanced-path="M 0 0 L 21600 0 21600 21600 0 21600 0 0 Z N"/></draw:custom-shape><draw:custom-shape draw:style-name="gr170" draw:text-style-name="P66" svg:width="0.502cm" svg:height="0.503cm" svg:x="1.26cm" svg:y="0.111cm"><text:p/><draw:enhanced-geometry svg:viewBox="0 0 21600 21600" draw:type="rectangle" draw:enhanced-path="M 0 0 L 21600 0 21600 21600 0 21600 0 0 Z N"/></draw:custom-shape><draw:custom-shape draw:style-name="gr170" draw:text-style-name="P66" svg:width="0.5cm" svg:height="0.503cm" svg:x="-0.243cm" svg:y="1.111cm"><text:p/><draw:enhanced-geometry svg:viewBox="0 0 21600 21600" draw:type="rectangle" draw:enhanced-path="M 0 0 L 21600 0 21600 21600 0 21600 0 0 Z N"/></draw:custom-shape><draw:polygon draw:style-name="gr203" draw:text-style-name="P63" svg:width="0.699cm" svg:height="0.198cm" svg:x="1.056cm" svg:y="0.612cm" svg:viewBox="0 0 700 199" draw:points="0,199 199,0 700,0 499,199"><text:p/></draw:polygon><draw:polygon draw:style-name="gr204" draw:text-style-name="P41" svg:width="0.2cm" svg:height="0.699cm" svg:x="1.755cm" svg:y="0.912cm" svg:viewBox="0 0 201 700" draw:points="0,700 201,501 201,0 0,201"><text:p/></draw:polygon><draw:polygon draw:style-name="gr205" draw:text-style-name="P41" svg:width="0.2cm" svg:height="0.699cm" svg:x="1.755cm" svg:y="0.412cm" svg:viewBox="0 0 201 700" draw:points="0,700 201,501 201,0 0,201"><text:p/></draw:polygon><draw:polygon draw:style-name="gr206" draw:text-style-name="P41" svg:width="0.2cm" svg:height="0.699cm" svg:x="1.755cm" svg:y="-0.088cm" svg:viewBox="0 0 201 700" draw:points="0,700 201,501 201,0 0,201"><text:p/></draw:polygon><draw:custom-shape draw:style-name="gr170" draw:text-style-name="P66" svg:width="0.503cm" svg:height="0.503cm" svg:x="0.558cm" svg:y="1.313cm"><text:p/><draw:enhanced-geometry svg:viewBox="0 0 21600 21600" draw:type="rectangle" draw:enhanced-path="M 0 0 L 21600 0 21600 21600 0 21600 0 0 Z N"/></draw:custom-shape><draw:polygon draw:style-name="gr207" draw:text-style-name="P41" svg:width="0.2cm" svg:height="0.699cm" svg:x="1.958cm" svg:y="0.712cm" svg:viewBox="0 0 201 700" draw:points="0,700 201,501 201,0 0,201"><text:p/></draw:polygon><draw:polygon draw:style-name="gr208" draw:text-style-name="P41" svg:width="0.2cm" svg:height="0.699cm" svg:x="1.958cm" svg:y="0.212cm" svg:viewBox="0 0 201 700" draw:points="0,700 201,501 201,0 0,201"><text:p/></draw:polygon><draw:polygon draw:style-name="gr209" draw:text-style-name="P63" svg:width="0.699cm" svg:height="0.198cm" svg:x="-0.244cm" svg:y="0.917cm" svg:viewBox="0 0 700 199" draw:points="0,199 199,0 700,0 499,199"><text:p/></draw:polygon></draw:g></text:p>
        <text:p text:style-name="_5f_Paragraphe_20_livret_20_"/>
        <text:p text:style-name="_5f_Paragraphe_20_livret_20_"/>
        <text:p text:style-name="_5f_Paragraphe_20_livret_20_"/>
        <text:p text:style-name="FILET_5f_POINTILLES"><text:span text:style-name="_5f_pointillés_20_gris"><text:tab/></text:span></text:p>
        <text:list xml:id="list73319638039987" text:continue-numbering="true" text:style-name="_5f_Numérotation_20_des_20_exercices_20_livrets">
          <text:list-item>
            <text:list>
              <text:list-item>
                <text:p text:style-name="_5f_Paragraphe_20_énoncé_20_après_20_numéro"><text:s/><text:tab/><text:tab/></text:p>
              </text:list-item>
            </text:list>
          </text:list-item>
        </text:list>
        <text:p text:style-name="P12"/>
        <text:p text:style-name="P12"/>
        <text:p text:style-name="P12"/>
        <text:p text:style-name="P12"/>
        <text:p text:style-name="P8"><text:span text:style-name="_5f_pointillés_20_gris"><text:span text:style-name="T5"><text:tab/></text:span></text:span></text:p>
        <text:list xml:id="list73319127561686" text:continue-numbering="true" text:style-name="_5f_Numérotation_20_des_20_exercices_20_livrets">
          <text:list-item>
            <text:list>
              <text:list-item>
                <text:p text:style-name="_5f_Paragraphe_20_énoncé_20_après_20_numéro"><draw:g text:anchor-type="paragraph" draw:z-index="8" draw:name="Shape5_0" draw:style-name="gr72"><draw:frame draw:style-name="gr158" draw:text-style-name="P53" svg:width="2.737cm" svg:height="1.154cm" svg:x="-0.608cm" svg:y="-2.501cm"><draw:text-box><text:p text:style-name="P52"><text:span text:style-name="T12"><text:s/></text:span><text:span text:style-name="T12">1 unité </text:span></text:p><text:p text:style-name="P52"><text:span text:style-name="T12">de volume </text:span></text:p></draw:text-box></draw:frame><draw:polygon draw:style-name="gr159" draw:text-style-name="P60" svg:width="0.699cm" svg:height="0.197cm" svg:x="-1.029cm" svg:y="-2.374cm" svg:viewBox="0 0 700 198" draw:points="0,198 199,0 700,0 499,198"><text:p/></draw:polygon><draw:custom-shape draw:style-name="gr160" draw:text-style-name="P61" svg:width="0.502cm" svg:height="0.503cm" svg:x="-1.028cm" svg:y="-2.176cm"><text:p/><draw:enhanced-geometry svg:viewBox="0 0 21600 21600" draw:type="rectangle" draw:enhanced-path="M 0 0 L 21600 0 21600 21600 0 21600 0 0 Z N"/></draw:custom-shape><draw:polygon draw:style-name="gr161" draw:text-style-name="P62" svg:width="0.2cm" svg:height="0.699cm" svg:x="-0.528cm" svg:y="-2.376cm" svg:viewBox="0 0 201 700" draw:points="0,700 201,501 201,0 0,201"><text:p/></draw:polygon></draw:g><text:s/></text:p>
              </text:list-item>
            </text:list>
          </text:list-item>
        </text:list>
        <text:p text:style-name="P12"/>
        <text:p text:style-name="P12"/>
        <text:p text:style-name="P12"/>
        <text:p text:style-name="P12"><text:span text:style-name="_5f_pointillés_20_gris"/></text:p>
        <text:p text:style-name="FILET_5f_POINTILLES"><text:span text:style-name="_5f_pointillés_20_gris"><text:tab/></text:span></text:p>
      </text:section>
      <text:list xml:id="list73319572059476" text:continue-numbering="true" text:style-name="_5f_Numérotation_20_des_20_exercices_20_livrets">
        <text:list-item>
          <text:h text:style-name="P26" text:outline-level="1"><draw:frame text:anchor-type="paragraph" draw:z-index="13" draw:name="Shape10" draw:style-name="gr126" draw:text-style-name="P53" svg:width="2.426cm" svg:height="1.371cm" svg:x="5.419cm" svg:y="-0.014cm"><draw:text-box><text:p text:style-name="P52"><text:span text:style-name="T12"><text:s/></text:span><text:span text:style-name="T12">1 unité </text:span></text:p><text:p text:style-name="P52"><text:span text:style-name="T12">de volume (u.v.)</text:span></text:p></draw:text-box></draw:frame><draw:g text:anchor-type="paragraph" draw:z-index="12" draw:name="Shape9" draw:style-name="gr72"><draw:frame draw:name="DescriptionOOoTep_2" draw:style-name="gr127" draw:text-style-name="P54" svg:width="0.006cm" svg:height="0.004cm" svg:x="5.198cm" svg:y="1.293cm"><draw:text-box><text:p/></draw:text-box><svg:desc>@options;

@figure;
  A = point( -1 , 2 )  { i };
  B = point( -1 , 0 )  { i };
  r_B = rotation( B , 60 )  { noir };
  A' = image( r_B , A )  { i };
  I = milieu( A' , A )  { i };
  C = symetrique( B , I )  { i };
  polyABA'C = polygone( A , B , A' , C  );
  dBA = droite( B , A )  { i };
  D = symetrique( C , dBA )  { i };
  E = symetrique( A' , dBA )  { i };
  polyBEDA = polygone( B , E , D , A  );
  J = milieu( C , D )  { i };
  F = symetrique( A , J )  { i };
  polyCADF = polygone( C , A , D , F  );

</svg:desc></draw:frame><draw:polygon draw:style-name="gr128" draw:text-style-name="P55" svg:width="0.561cm" svg:height="0.972cm" svg:x="4.558cm" svg:y="0.337cm" svg:viewBox="0 0 562 973" draw:points="0,973 562,649 562,0 0,324"><text:p/></draw:polygon><draw:polygon draw:style-name="gr129" draw:text-style-name="P56" svg:width="1.123cm" svg:height="0.648cm" svg:x="3.996cm" svg:y="0.011cm" svg:viewBox="0 0 1124 649" draw:points="0,324 562,649 1124,324 562,0"><text:p/></draw:polygon><draw:polygon draw:style-name="gr130" draw:text-style-name="P57" svg:width="0.561cm" svg:height="0.972cm" svg:x="3.996cm" svg:y="0.337cm" svg:viewBox="0 0 562 973" draw:points="562,324 562,973 0,649 0,0"><text:p/></draw:polygon></draw:g><text:span text:style-name="T6">A</text:span>utre vue</text:h>
        </text:list-item>
      </text:list>
      <text:p text:style-name="_5f_Paragraphe_20_livret_20_"><draw:g text:anchor-type="paragraph" draw:z-index="11" draw:name="Shape12" draw:style-name="gr72"><draw:polygon draw:style-name="gr131" draw:text-style-name="P57" svg:width="0.577cm" svg:height="1cm" svg:x="5.905cm" svg:y="1.757cm" svg:viewBox="0 0 578 1001" draw:points="578,333 578,1001 0,668 0,0"><text:p/></draw:polygon><draw:polygon draw:style-name="gr132" draw:text-style-name="P57" svg:width="0.577cm" svg:height="1cm" svg:x="6.483cm" svg:y="2.091cm" svg:viewBox="0 0 578 1001" draw:points="578,333 578,1001 0,668 0,0"><text:p/></draw:polygon><draw:polygon draw:style-name="gr129" draw:text-style-name="P56" svg:width="1.155cm" svg:height="0.667cm" svg:x="5.901cm" svg:y="1.425cm" svg:viewBox="0 0 1156 668" draw:points="0,333 578,668 1156,333 578,0"><text:p/></draw:polygon><draw:polygon draw:style-name="gr129" draw:text-style-name="P56" svg:width="1.155cm" svg:height="0.667cm" svg:x="5.327cm" svg:y="2.427cm" svg:viewBox="0 0 1156 668" draw:points="0,333 578,668 1156,333 578,0"><text:p/></draw:polygon><draw:polygon draw:style-name="gr133" draw:text-style-name="P57" svg:width="0.577cm" svg:height="1cm" svg:x="5.327cm" svg:y="3.42cm" svg:viewBox="0 0 578 1001" draw:points="578,333 578,1001 0,668 0,0"><text:p/></draw:polygon><draw:frame draw:name="DescriptionOOoTep_3" draw:style-name="gr134" draw:text-style-name="P54" svg:width="0.003cm" svg:height="0.004cm" svg:x="6.479cm" svg:y="1.45cm"><draw:text-box><text:p/></draw:text-box><svg:desc>@options;

@figure;
  A = point( -1 , 2 )  { i };
  B = point( -1 , 0 )  { i };
  r_B = rotation( B , 60 )  { noir };
  A' = image( r_B , A )  { i };
  I = milieu( A' , A )  { i };
  C = symetrique( B , I )  { i };
  polyABA'C = polygone( A , B , A' , C  );
  dBA = droite( B , A )  { i };
  D = symetrique( C , dBA )  { i };
  E = symetrique( A' , dBA )  { i };
  polyBEDA = polygone( B , E , D , A  );
  J = milieu( C , D )  { i };
  F = symetrique( A , J )  { i };
  polyCADF = polygone( C , A , D , F  );

</svg:desc></draw:frame><draw:polygon draw:style-name="gr135" draw:text-style-name="P57" svg:width="0.577cm" svg:height="1cm" svg:x="5.327cm" svg:y="2.748cm" svg:viewBox="0 0 578 1001" draw:points="578,333 578,1001 0,668 0,0"><text:p/></draw:polygon><draw:polygon draw:style-name="gr136" draw:text-style-name="P58" svg:width="0.577cm" svg:height="1cm" svg:x="7.637cm" svg:y="1.757cm" svg:viewBox="0 0 578 1001" draw:points="0,1001 578,668 578,0 0,333"><text:p/></draw:polygon><draw:polygon draw:style-name="gr136" draw:text-style-name="P58" svg:width="0.577cm" svg:height="1cm" svg:x="7.638cm" svg:y="2.457cm" svg:viewBox="0 0 578 1001" draw:points="0,1001 578,668 578,0 0,333"><text:p/></draw:polygon><draw:polygon draw:style-name="gr137" draw:text-style-name="P57" svg:width="0.577cm" svg:height="1cm" svg:x="5.901cm" svg:y="3.087cm" svg:viewBox="0 0 578 1001" draw:points="578,333 578,1001 0,668 0,0"><text:p/></draw:polygon><draw:polygon draw:style-name="gr138" draw:text-style-name="P57" svg:width="0.577cm" svg:height="1cm" svg:x="5.901cm" svg:y="3.757cm" svg:viewBox="0 0 578 1001" draw:points="578,333 578,1001 0,668 0,0"><text:p/></draw:polygon><draw:polygon draw:style-name="gr128" draw:text-style-name="P55" svg:width="0.577cm" svg:height="1cm" svg:x="6.483cm" svg:y="3.087cm" svg:viewBox="0 0 578 1001" draw:points="0,1001 578,668 578,0 0,333"><text:p/></draw:polygon><draw:polygon draw:style-name="gr128" draw:text-style-name="P55" svg:width="0.577cm" svg:height="1cm" svg:x="6.483cm" svg:y="3.758cm" svg:viewBox="0 0 578 1001" draw:points="0,1001 578,668 578,0 0,333"><text:p/></draw:polygon><draw:polygon draw:style-name="gr128" draw:text-style-name="P55" svg:width="0.577cm" svg:height="1cm" svg:x="7.638cm" svg:y="2.427cm" svg:viewBox="0 0 578 1001" draw:points="0,1001 578,668 578,0 0,333"><text:p/></draw:polygon><draw:polygon draw:style-name="gr129" draw:text-style-name="P56" svg:width="1.155cm" svg:height="0.667cm" svg:x="7.057cm" svg:y="2.091cm" svg:viewBox="0 0 1156 668" draw:points="0,333 578,668 1156,333 578,0"><text:p/></draw:polygon><draw:polygon draw:style-name="gr128" draw:text-style-name="P55" svg:width="0.577cm" svg:height="1cm" svg:x="7.637cm" svg:y="3.092cm" svg:viewBox="0 0 578 1001" draw:points="0,1001 578,668 578,0 0,333"><text:p/></draw:polygon><draw:polygon draw:style-name="gr139" draw:text-style-name="P57" svg:width="0.577cm" svg:height="1cm" svg:x="7.057cm" svg:y="3.087cm" svg:viewBox="0 0 578 1001" draw:points="578,333 578,1001 0,668 0,0"><text:p/></draw:polygon><draw:polygon draw:style-name="gr140" draw:text-style-name="P57" svg:width="0.577cm" svg:height="1cm" svg:x="7.057cm" svg:y="3.758cm" svg:viewBox="0 0 578 1001" draw:points="578,333 578,1001 0,668 0,0"><text:p/></draw:polygon><draw:polygon draw:style-name="gr141" draw:text-style-name="P57" svg:width="0.577cm" svg:height="1cm" svg:x="7.061cm" svg:y="2.427cm" svg:viewBox="0 0 578 1001" draw:points="578,333 578,1001 0,668 0,0"><text:p/></draw:polygon><draw:polygon draw:style-name="gr128" draw:text-style-name="P55" svg:width="0.577cm" svg:height="1cm" svg:x="7.637cm" svg:y="3.758cm" svg:viewBox="0 0 578 1001" draw:points="0,1001 578,668 578,0 0,333"><text:p/></draw:polygon><draw:polygon draw:style-name="gr129" draw:text-style-name="P56" svg:width="1.155cm" svg:height="0.667cm" svg:x="6.483cm" svg:y="1.092cm" svg:viewBox="0 0 1156 668" draw:points="0,333 578,668 1156,333 578,0"><text:p/></draw:polygon><draw:polygon draw:style-name="gr129" draw:text-style-name="P56" svg:width="1.155cm" svg:height="0.667cm" svg:x="5.901cm" svg:y="2.755cm" svg:viewBox="0 0 1156 668" draw:points="0,333 578,668 1156,333 578,0"><text:p/></draw:polygon><draw:polygon draw:style-name="gr129" draw:text-style-name="P56" svg:width="1.155cm" svg:height="0.667cm" svg:x="7.057cm" svg:y="1.419cm" svg:viewBox="0 0 1156 668" draw:points="0,333 578,668 1156,333 578,0"><text:p/></draw:polygon><draw:polygon draw:style-name="gr142" draw:text-style-name="P57" svg:width="0.577cm" svg:height="1cm" svg:x="7.057cm" svg:y="1.085cm" svg:viewBox="0 0 578 1001" draw:points="578,333 578,1001 0,668 0,0"><text:p/></draw:polygon><draw:polygon draw:style-name="gr128" draw:text-style-name="P55" svg:width="0.577cm" svg:height="1cm" svg:x="7.637cm" svg:y="1.757cm" svg:viewBox="0 0 578 1001" draw:points="0,1001 578,668 578,0 0,333"><text:p/></draw:polygon><draw:polygon draw:style-name="gr129" draw:text-style-name="P56" svg:width="1.155cm" svg:height="0.667cm" svg:x="7.061cm" svg:y="2.091cm" svg:viewBox="0 0 1156 668" draw:points="0,333 578,668 1156,333 578,0"><text:p/></draw:polygon><draw:polygon draw:style-name="gr129" draw:text-style-name="P56" svg:width="1.155cm" svg:height="0.667cm" svg:x="7.057cm" svg:y="0.753cm" svg:viewBox="0 0 1156 668" draw:points="0,333 578,668 1156,333 578,0"><text:p/></draw:polygon><draw:polygon draw:style-name="gr128" draw:text-style-name="P55" svg:width="0.577cm" svg:height="1cm" svg:x="7.637cm" svg:y="1.092cm" svg:viewBox="0 0 578 1001" draw:points="0,1001 578,668 578,0 0,333"><text:p/></draw:polygon></draw:g>Détermine le volume de chaque solide en prenant pour unité le petit cube.</text:p>
      <text:section text:style-name="Sect2" text:name="Section2">
        <text:section text:style-name="Sect3" text:name="Section3">
          <text:list xml:id="list73320978648599" text:continue-list="list73319572059476" text:style-name="_5f_Numérotation_20_des_20_exercices_20_livrets">
            <text:list-item>
              <text:list>
                <text:list-item text:start-value="1">
                  <text:p text:style-name="P24"><draw:g text:anchor-type="paragraph" draw:z-index="10" draw:name="Shape11" draw:style-name="gr72"><draw:polygon draw:style-name="gr143" draw:text-style-name="P56" svg:width="1.192cm" svg:height="0.687cm" svg:x="3.006cm" svg:y="0.847cm" svg:viewBox="0 0 1193 688" draw:points="0,344 596,688 1193,344 596,0"><text:p/></draw:polygon><draw:polygon draw:style-name="gr143" draw:text-style-name="P56" svg:width="1.192cm" svg:height="0.687cm" svg:x="2.413cm" svg:y="0.507cm" svg:viewBox="0 0 1193 688" draw:points="0,344 596,688 1193,344 596,0"><text:p/></draw:polygon><draw:polygon draw:style-name="gr143" draw:text-style-name="P56" svg:width="1.192cm" svg:height="0.687cm" svg:x="1.204cm" svg:y="1.175cm" svg:viewBox="0 0 1193 688" draw:points="0,344 596,688 1193,344 596,0"><text:p/></draw:polygon><draw:polygon draw:style-name="gr144" draw:text-style-name="P57" svg:width="0.595cm" svg:height="1.031cm" svg:x="1.816cm" svg:y="1.166cm" svg:viewBox="0 0 596 1032" draw:points="596,344 596,1032 0,688 0,0"><text:p/></draw:polygon><draw:polygon draw:style-name="gr145" draw:text-style-name="P55" svg:width="0.595cm" svg:height="1.031cm" svg:x="2.408cm" svg:y="0.485cm" svg:viewBox="0 0 596 1032" draw:points="0,1032 596,688 596,0 0,344"><text:p/></draw:polygon><draw:polygon draw:style-name="gr146" draw:text-style-name="P59" svg:width="1.192cm" svg:height="0.687cm" svg:x="1.816cm" svg:y="0.141cm" svg:viewBox="0 0 1193 688" draw:points="0,344 596,688 1193,344 596,0"><text:p/></draw:polygon><draw:frame draw:name="DescriptionOOoTep_0" draw:style-name="gr127" draw:text-style-name="P54" svg:width="0.003cm" svg:height="0.004cm" svg:x="1.814cm" svg:y="0.485cm"><draw:text-box><text:p/></draw:text-box><svg:desc>@options;

@figure;
  A = point( -1 , 2 )  { i };
  B = point( -1 , 0 )  { i };
  r_B = rotation( B , 60 )  { noir };
  A' = image( r_B , A )  { i };
  I = milieu( A' , A )  { i };
  C = symetrique( B , I )  { i };
  polyABA'C = polygone( A , B , A' , C  );
  dBA = droite( B , A )  { i };
  D = symetrique( C , dBA )  { i };
  E = symetrique( A' , dBA )  { i };
  polyBEDA = polygone( B , E , D , A  );
  J = milieu( C , D )  { i };
  F = symetrique( A , J )  { i };
  polyCADF = polygone( C , A , D , F  );

</svg:desc></draw:frame><draw:polygon draw:style-name="gr147" draw:text-style-name="P57" svg:width="0.595cm" svg:height="1.031cm" svg:x="1.816cm" svg:y="0.486cm" svg:viewBox="0 0 596 1032" draw:points="596,344 596,1032 0,688 0,0"><text:p/></draw:polygon><draw:polygon draw:style-name="gr145" draw:text-style-name="P55" svg:width="0.595cm" svg:height="1.031cm" svg:x="2.413cm" svg:y="1.166cm" svg:viewBox="0 0 596 1032" draw:points="0,1032 596,688 596,0 0,344"><text:p/></draw:polygon><draw:polygon draw:style-name="gr148" draw:text-style-name="P57" svg:width="0.595cm" svg:height="1.031cm" svg:x="1.816cm" svg:y="1.856cm" svg:viewBox="0 0 596 1032" draw:points="596,344 596,1032 0,688 0,0"><text:p/></draw:polygon><draw:polygon draw:style-name="gr145" draw:text-style-name="P55" svg:width="0.595cm" svg:height="1.031cm" svg:x="2.413cm" svg:y="1.856cm" svg:viewBox="0 0 596 1032" draw:points="0,1032 596,688 596,0 0,344"><text:p/></draw:polygon><draw:polygon draw:style-name="gr145" draw:text-style-name="P55" svg:width="0.595cm" svg:height="1.031cm" svg:x="3.006cm" svg:y="0.836cm" svg:viewBox="0 0 596 1032" draw:points="0,1032 596,688 596,0 0,344"><text:p/></draw:polygon><draw:polygon draw:style-name="gr145" draw:text-style-name="P55" svg:width="0.595cm" svg:height="1.031cm" svg:x="3.006cm" svg:y="1.525cm" svg:viewBox="0 0 596 1032" draw:points="0,1032 596,688 596,0 0,344"><text:p/></draw:polygon><draw:polygon draw:style-name="gr143" draw:text-style-name="P56" svg:width="1.192cm" svg:height="0.687cm" svg:x="0.608cm" svg:y="0.836cm" svg:viewBox="0 0 1193 688" draw:points="0,344 596,688 1193,344 596,0"><text:p/></draw:polygon><draw:polygon draw:style-name="gr149" draw:text-style-name="P57" svg:width="0.595cm" svg:height="1.031cm" svg:x="0.621cm" svg:y="1.172cm" svg:viewBox="0 0 596 1032" draw:points="596,344 596,1032 0,688 0,0"><text:p/></draw:polygon><draw:polygon draw:style-name="gr145" draw:text-style-name="P55" svg:width="0.595cm" svg:height="1.031cm" svg:x="3.602cm" svg:y="1.175cm" svg:viewBox="0 0 596 1032" draw:points="0,1032 596,688 596,0 0,344"><text:p/></draw:polygon><draw:polygon draw:style-name="gr150" draw:text-style-name="P57" svg:width="0.595cm" svg:height="1.031cm" svg:x="1.218cm" svg:y="1.515cm" svg:viewBox="0 0 596 1032" draw:points="596,344 596,1032 0,688 0,0"><text:p/></draw:polygon></draw:g></text:p>
                </text:list-item>
              </text:list>
            </text:list-item>
          </text:list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list xml:id="list73319530597659" text:continue-numbering="true" text:style-name="_5f_Numérotation_20_des_20_exercices_20_livrets">
            <text:list-item>
              <text:list>
                <text:list-item>
                  <text:p text:style-name="P24"><draw:g text:anchor-type="paragraph" draw:z-index="9" draw:name="Shape13" draw:style-name="gr72"><draw:polygon draw:style-name="gr129" draw:text-style-name="P56" svg:width="1.229cm" svg:height="0.708cm" svg:x="1.733cm" svg:y="0.313cm" svg:viewBox="0 0 1230 709" draw:points="0,355 614,709 1230,355 614,0"><text:p/></draw:polygon><draw:polygon draw:style-name="gr128" draw:text-style-name="P55" svg:width="0.613cm" svg:height="1.063cm" svg:x="1.733cm" svg:y="0.291cm" svg:viewBox="0 0 614 1064" draw:points="0,1064 614,709 614,0 0,355"><text:p/></draw:polygon><draw:polygon draw:style-name="gr129" draw:text-style-name="P56" svg:width="1.229cm" svg:height="0.708cm" svg:x="1.119cm" svg:y="-0.066cm" svg:viewBox="0 0 1230 709" draw:points="0,355 614,709 1230,355 614,0"><text:p/></draw:polygon><draw:frame draw:name="DescriptionOOoTep_1" draw:style-name="gr134" draw:text-style-name="P54" svg:width="0.004cm" svg:height="0.004cm" svg:x="1.12cm" svg:y="0.29cm"><draw:text-box><text:p/></draw:text-box><svg:desc>@options;

@figure;
  A = point( -1 , 2 )  { i };
  B = point( -1 , 0 )  { i };
  r_B = rotation( B , 60 )  { noir };
  A' = image( r_B , A )  { i };
  I = milieu( A' , A )  { i };
  C = symetrique( B , I )  { i };
  polyABA'C = polygone( A , B , A' , C  );
  dBA = droite( B , A )  { i };
  D = symetrique( C , dBA )  { i };
  E = symetrique( A' , dBA )  { i };
  polyBEDA = polygone( B , E , D , A  );
  J = milieu( C , D )  { i };
  F = symetrique( A , J )  { i };
  polyCADF = polygone( C , A , D , F  );

</svg:desc></draw:frame><draw:polygon draw:style-name="gr151" draw:text-style-name="P57" svg:width="0.613cm" svg:height="1.063cm" svg:x="1.119cm" svg:y="0.291cm" svg:viewBox="0 0 614 1064" draw:points="614,355 614,1064 0,709 0,0"><text:p/></draw:polygon><draw:polygon draw:style-name="gr128" draw:text-style-name="P55" svg:width="0.613cm" svg:height="1.063cm" svg:x="2.346cm" svg:y="0.652cm" svg:viewBox="0 0 614 1064" draw:points="0,1064 614,709 614,0 0,355"><text:p/></draw:polygon><draw:polygon draw:style-name="gr136" draw:text-style-name="P58" svg:width="0.613cm" svg:height="1.063cm" svg:x="2.346cm" svg:y="1.361cm" svg:viewBox="0 0 614 1064" draw:points="0,1064 614,709 614,0 0,355"><text:p/></draw:polygon><draw:polygon draw:style-name="gr151" draw:text-style-name="P57" svg:width="0.613cm" svg:height="1.063cm" svg:x="0.506cm" svg:y="2.033cm" svg:viewBox="0 0 614 1064" draw:points="614,355 614,1064 0,709 0,0"><text:p/></draw:polygon><draw:polygon draw:style-name="gr152" draw:text-style-name="P57" svg:width="0.613cm" svg:height="1.063cm" svg:x="0.506cm" svg:y="2.743cm" svg:viewBox="0 0 614 1064" draw:points="614,355 614,1064 0,709 0,0"><text:p/></draw:polygon><draw:polygon draw:style-name="gr128" draw:text-style-name="P55" svg:width="0.613cm" svg:height="1.063cm" svg:x="1.12cm" svg:y="1.325cm" svg:viewBox="0 0 614 1064" draw:points="0,1064 614,709 614,0 0,355"><text:p/></draw:polygon><draw:polygon draw:style-name="gr128" draw:text-style-name="P55" svg:width="0.613cm" svg:height="1.063cm" svg:x="1.12cm" svg:y="2.034cm" svg:viewBox="0 0 614 1064" draw:points="0,1064 614,709 614,0 0,355"><text:p/></draw:polygon><draw:polygon draw:style-name="gr128" draw:text-style-name="P55" svg:width="0.613cm" svg:height="1.063cm" svg:x="1.12cm" svg:y="2.744cm" svg:viewBox="0 0 614 1064" draw:points="0,1064 614,709 614,0 0,355"><text:p/></draw:polygon><draw:polygon draw:style-name="gr153" draw:text-style-name="P57" svg:width="0.613cm" svg:height="1.063cm" svg:x="0.497cm" svg:y="1.337cm" svg:viewBox="0 0 614 1064" draw:points="614,355 614,1064 0,709 0,0"><text:p/></draw:polygon><draw:polygon draw:style-name="gr129" draw:text-style-name="P56" svg:width="1.229cm" svg:height="0.708cm" svg:x="0.497cm" svg:y="0.986cm" svg:viewBox="0 0 1230 709" draw:points="0,355 614,709 1230,355 614,0"><text:p/></draw:polygon><draw:polygon draw:style-name="gr136" draw:text-style-name="P58" svg:width="0.613cm" svg:height="1.063cm" svg:x="2.346cm" svg:y="1.347cm" svg:viewBox="0 0 614 1064" draw:points="0,1064 614,709 614,0 0,355"><text:p/></draw:polygon><draw:polygon draw:style-name="gr129" draw:text-style-name="P56" svg:width="1.229cm" svg:height="0.708cm" svg:x="1.733cm" svg:y="0.993cm" svg:viewBox="0 0 1230 709" draw:points="0,355 614,709 1230,355 614,0"><text:p/></draw:polygon><draw:polygon draw:style-name="gr128" draw:text-style-name="P55" svg:width="0.613cm" svg:height="1.063cm" svg:x="2.346cm" svg:y="2.053cm" svg:viewBox="0 0 614 1064" draw:points="0,1064 614,709 614,0 0,355"><text:p/></draw:polygon><draw:polygon draw:style-name="gr154" draw:text-style-name="P57" svg:width="0.613cm" svg:height="1.063cm" svg:x="1.733cm" svg:y="2.034cm" svg:viewBox="0 0 614 1064" draw:points="614,355 614,1064 0,709 0,0"><text:p/></draw:polygon><draw:polygon draw:style-name="gr155" draw:text-style-name="P57" svg:width="0.613cm" svg:height="1.063cm" svg:x="1.733cm" svg:y="2.744cm" svg:viewBox="0 0 614 1064" draw:points="614,355 614,1064 0,709 0,0"><text:p/></draw:polygon><draw:polygon draw:style-name="gr156" draw:text-style-name="P57" svg:width="0.613cm" svg:height="1.063cm" svg:x="1.725cm" svg:y="1.337cm" svg:viewBox="0 0 614 1064" draw:points="614,355 614,1064 0,709 0,0"><text:p/></draw:polygon><draw:polygon draw:style-name="gr128" draw:text-style-name="P55" svg:width="0.613cm" svg:height="1.063cm" svg:x="2.346cm" svg:y="1.348cm" svg:viewBox="0 0 614 1064" draw:points="0,1064 614,709 614,0 0,355"><text:p/></draw:polygon><draw:polygon draw:style-name="gr128" draw:text-style-name="P55" svg:width="0.613cm" svg:height="1.063cm" svg:x="2.965cm" svg:y="3.092cm" svg:viewBox="0 0 614 1064" draw:points="0,1064 614,709 614,0 0,355"><text:p/></draw:polygon><draw:polygon draw:style-name="gr129" draw:text-style-name="P56" svg:width="1.229cm" svg:height="0.708cm" svg:x="2.346cm" svg:y="2.734cm" svg:viewBox="0 0 1230 709" draw:points="0,355 614,709 1230,355 614,0"><text:p/></draw:polygon><draw:polygon draw:style-name="gr157" draw:text-style-name="P57" svg:width="0.613cm" svg:height="1.063cm" svg:x="2.346cm" svg:y="3.092cm" svg:viewBox="0 0 614 1064" draw:points="614,355 614,1064 0,709 0,0"><text:p/></draw:polygon></draw:g></text:p>
                </text:list-item>
              </text:list>
            </text:list-item>
          </text:list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list xml:id="list73320237928291" text:continue-numbering="true" text:style-name="_5f_Numérotation_20_des_20_exercices_20_livrets">
            <text:list-item>
              <text:list>
                <text:list-item>
                  <text:p text:style-name="_5f_Paragraphe_20_énoncé_20_après_20_numéro"/>
                </text:list-item>
              </text:list>
            </text:list-item>
          </text:list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able:table table:name="Table1" table:style-name="Table1">
            <table:table-column table:style-name="Table1.A"/>
            <table:table-column table:style-name="Table1.B" table:number-columns-repeated="2"/>
            <table:table-column table:style-name="Table1.D"/>
            <table:table-row table:style-name="Table1.1">
              <table:table-cell table:style-name="Table1.A1" office:value-type="string">
                <text:p text:style-name="P14">Solide</text:p>
              </table:table-cell>
              <table:table-cell table:style-name="Table1.B1" office:value-type="string">
                <text:p text:style-name="P14"><text:span text:style-name="_5f_Numéros_20_second_20_exercice_20_livret">a.</text:span></text:p>
              </table:table-cell>
              <table:table-cell table:style-name="Table1.C1" office:value-type="string">
                <text:p text:style-name="P14"><text:span text:style-name="_5f_Numéros_20_second_20_exercice_20_livret">b.</text:span></text:p>
              </table:table-cell>
              <table:table-cell table:style-name="Table1.D1" office:value-type="string">
                <text:p text:style-name="P14"><text:span text:style-name="_5f_Numéros_20_second_20_exercice_20_livret">c.</text:span></text:p>
              </table:table-cell>
            </table:table-row>
            <table:table-row table:style-name="Table1.1">
              <table:table-cell table:style-name="Table1.A2" office:value-type="string">
                <text:p text:style-name="P14">Volume en u.v.</text:p>
              </table:table-cell>
              <table:table-cell table:style-name="Table1.B2" office:value-type="string">
                <text:p text:style-name="P14"/>
              </table:table-cell>
              <table:table-cell table:style-name="Table1.C2" office:value-type="string">
                <text:p text:style-name="P14"/>
              </table:table-cell>
              <table:table-cell table:style-name="Table1.D2" office:value-type="string">
                <text:p text:style-name="P14"/>
              </table:table-cell>
            </table:table-row>
          </table:table>
          <text:p text:style-name="P13"><text:span text:style-name="_5f_pointillés_20_gris"><text:span text:style-name="T4"/></text:span></text:p>
          <text:p text:style-name="P13"><text:span text:style-name="_5f_pointillés_20_gris"><text:span text:style-name="T4"/></text:span></text:p>
        </text:section>
        <text:list xml:id="list73320144288527" text:continue-numbering="true" text:style-name="_5f_Numérotation_20_des_20_exercices_20_livrets">
          <text:list-item>
            <text:h text:style-name="_5f_Titre_20_d_27_exercices_20_livret" text:outline-level="1"><draw:g text:anchor-type="paragraph" draw:z-index="15" draw:name="Shape14" draw:style-name="gr110"><draw:polygon draw:style-name="gr111" draw:text-style-name="P48" svg:width="0.205cm" svg:height="0.705cm" svg:x="8.708cm" svg:y="1.063cm" svg:viewBox="0 0 206 706" draw:points="0,196 5,706 206,500 206,0"><text:p/></draw:polygon><draw:polygon draw:style-name="gr112" draw:text-style-name="P48" svg:width="0.205cm" svg:height="0.705cm" svg:x="8.507cm" svg:y="1.765cm" svg:viewBox="0 0 206 706" draw:points="0,196 5,706 206,500 206,0"><text:p/></draw:polygon><draw:polygon draw:style-name="gr113" draw:text-style-name="P48" svg:width="0.705cm" svg:height="0.206cm" svg:x="7.715cm" svg:y="0.563cm" svg:viewBox="0 0 706 207" draw:points="200,0 0,207 505,207 706,0"><text:p/></draw:polygon><draw:polygon draw:style-name="gr114" draw:text-style-name="P48" svg:width="0.705cm" svg:height="0.206cm" svg:x="7.015cm" svg:y="0.756cm" svg:viewBox="0 0 706 207" draw:points="200,0 0,207 505,207 706,0"><text:p/></draw:polygon><draw:polygon draw:style-name="gr115" draw:text-style-name="P48" svg:width="0.498cm" svg:height="0.498cm" svg:x="7.305cm" svg:y="1.659cm" svg:viewBox="0 0 499 499" draw:points="0,0 499,0 499,499 0,499"><text:p/></draw:polygon><draw:polygon draw:style-name="gr116" draw:text-style-name="P48" svg:width="0.498cm" svg:height="0.498cm" svg:x="6.81cm" svg:y="2.166cm" svg:viewBox="0 0 499 499" draw:points="0,0 499,0 499,499 0,499"><text:p/></draw:polygon><draw:line draw:style-name="gr108" draw:text-style-name="P46" svg:x1="6.311cm" svg:y1="3.162cm" svg:x2="8.312cm" svg:y2="3.162cm"><text:p/></draw:line><draw:line draw:style-name="gr108" draw:text-style-name="P46" svg:x1="6.305cm" svg:y1="3.167cm" svg:x2="6.305cm" svg:y2="1.167cm"><text:p/></draw:line><draw:line draw:style-name="gr108" draw:text-style-name="P46" svg:x1="8.314cm" svg:y1="1.166cm" svg:x2="8.314cm" svg:y2="3.166cm"><text:p/></draw:line><draw:line draw:style-name="gr108" draw:text-style-name="P46" svg:x1="6.311cm" svg:y1="1.16cm" svg:x2="8.312cm" svg:y2="1.16cm"><text:p/></draw:line><draw:line draw:style-name="gr108" draw:text-style-name="P46" svg:x1="6.805cm" svg:y1="3.167cm" svg:x2="6.805cm" svg:y2="1.167cm"><text:p/></draw:line><draw:line draw:style-name="gr108" draw:text-style-name="P46" svg:x1="7.306cm" svg:y1="3.167cm" svg:x2="7.306cm" svg:y2="1.167cm"><text:p/></draw:line><draw:line draw:style-name="gr108" draw:text-style-name="P46" svg:x1="7.806cm" svg:y1="3.167cm" svg:x2="7.806cm" svg:y2="1.167cm"><text:p/></draw:line><draw:line draw:style-name="gr108" draw:text-style-name="P46" svg:x1="6.311cm" svg:y1="2.661cm" svg:x2="8.312cm" svg:y2="2.661cm"><text:p/></draw:line><draw:line draw:style-name="gr108" draw:text-style-name="P46" svg:x1="6.311cm" svg:y1="2.16cm" svg:x2="8.312cm" svg:y2="2.16cm"><text:p/></draw:line><draw:line draw:style-name="gr108" draw:text-style-name="P46" svg:x1="6.311cm" svg:y1="1.659cm" svg:x2="8.312cm" svg:y2="1.659cm"><text:p/></draw:line><draw:line draw:style-name="gr108" draw:text-style-name="P46" svg:x1="8.313cm" svg:y1="3.164cm" svg:x2="9.114cm" svg:y2="2.364cm"><text:p/></draw:line><draw:line draw:style-name="gr108" draw:text-style-name="P46" svg:x1="8.313cm" svg:y1="2.668cm" svg:x2="9.114cm" svg:y2="1.868cm"><text:p/></draw:line><draw:line draw:style-name="gr108" draw:text-style-name="P46" svg:x1="8.313cm" svg:y1="2.167cm" svg:x2="9.114cm" svg:y2="1.367cm"><text:p/></draw:line><draw:line draw:style-name="gr108" draw:text-style-name="P46" svg:x1="8.313cm" svg:y1="1.666cm" svg:x2="9.114cm" svg:y2="0.866cm"><text:p/></draw:line><draw:line draw:style-name="gr108" draw:text-style-name="P46" svg:x1="8.313cm" svg:y1="1.168cm" svg:x2="9.114cm" svg:y2="0.368cm"><text:p/></draw:line><draw:line draw:style-name="gr108" draw:text-style-name="P46" svg:x1="7.812cm" svg:y1="1.168cm" svg:x2="8.613cm" svg:y2="0.368cm"><text:p/></draw:line><draw:line draw:style-name="gr108" draw:text-style-name="P46" svg:x1="7.311cm" svg:y1="1.168cm" svg:x2="8.112cm" svg:y2="0.368cm"><text:p/></draw:line><draw:line draw:style-name="gr108" draw:text-style-name="P46" svg:x1="6.81cm" svg:y1="1.168cm" svg:x2="7.611cm" svg:y2="0.368cm"><text:p/></draw:line><draw:line draw:style-name="gr108" draw:text-style-name="P46" svg:x1="6.311cm" svg:y1="1.168cm" svg:x2="7.112cm" svg:y2="0.368cm"><text:p/></draw:line><draw:line draw:style-name="gr108" draw:text-style-name="P46" svg:x1="6.512cm" svg:y1="0.963cm" svg:x2="8.513cm" svg:y2="0.963cm"><text:p/></draw:line><draw:line draw:style-name="gr108" draw:text-style-name="P46" svg:x1="6.707cm" svg:y1="0.762cm" svg:x2="8.708cm" svg:y2="0.762cm"><text:p/></draw:line><draw:line draw:style-name="gr117" draw:text-style-name="P49" svg:x1="6.907cm" svg:y1="0.562cm" svg:x2="8.908cm" svg:y2="0.562cm"><text:p/></draw:line><draw:line draw:style-name="gr108" draw:text-style-name="P46" svg:x1="7.098cm" svg:y1="0.374cm" svg:x2="9.099cm" svg:y2="0.374cm"><text:p/></draw:line><draw:line draw:style-name="gr108" draw:text-style-name="P46" svg:x1="8.514cm" svg:y1="0.964cm" svg:x2="8.514cm" svg:y2="2.964cm"><text:p/></draw:line><draw:line draw:style-name="gr108" draw:text-style-name="P46" svg:x1="8.715cm" svg:y1="0.763cm" svg:x2="8.715cm" svg:y2="2.763cm"><text:p/></draw:line><draw:line draw:style-name="gr108" draw:text-style-name="P46" svg:x1="8.918cm" svg:y1="0.562cm" svg:x2="8.918cm" svg:y2="2.562cm"><text:p/></draw:line><draw:line draw:style-name="gr108" draw:text-style-name="P46" svg:x1="9.119cm" svg:y1="0.362cm" svg:x2="9.119cm" svg:y2="2.362cm"><text:p/></draw:line></draw:g><text:span text:style-name="_5f_pointillés_20_gris"><text:span text:style-name="T7">De toutes les couleurs</text:span></text:span></text:h>
            <text:list>
              <text:list-item>
                <text:p text:style-name="P25">Pour construire son cube avec des petits cubes, Sabrina a mis des rangées complètes de cubes <text:span text:style-name="T8">bleus</text:span> dont une extrémité est vi­sible.</text:p>
              </text:list-item>
            </text:list>
          </text:list-item>
        </text:list>
        <text:p text:style-name="P15">Combien a‑t‑elle utilisé de cubes blancs ?</text:p>
        <text:p text:style-name="P6"><draw:g text:anchor-type="paragraph" draw:z-index="14" draw:name="Shape15" draw:style-name="gr118"><draw:polygon draw:style-name="gr119" draw:text-style-name="P50" svg:width="0.499cm" svg:height="2.002cm" svg:x="7.2cm" svg:y="1.173cm" svg:viewBox="0 0 500 2003" draw:points="0,2003 0,0 500,0 500,2003"><text:p/></draw:polygon><draw:polygon draw:style-name="gr120" draw:text-style-name="P50" svg:width="0.207cm" svg:height="2.195cm" svg:x="8.597cm" svg:y="0.582cm" svg:viewBox="0 0 208 2196" draw:points="0,198 10,2196 208,1992 208,0"><text:p/></draw:polygon><draw:polygon draw:style-name="gr121" draw:text-style-name="P50" svg:width="0.787cm" svg:height="1.279cm" svg:x="8.21cm" svg:y="1.381cm" svg:viewBox="0 0 788 1280" draw:points="0,793 0,1280 788,501 788,0"><text:p/></draw:polygon><draw:polygon draw:style-name="gr122" draw:text-style-name="P50" svg:width="1.284cm" svg:height="0.787cm" svg:x="7.207cm" svg:y="0.381cm" svg:viewBox="0 0 1285 788" draw:points="784,5 0,788 501,788 1285,0"><text:p/></draw:polygon><draw:polygon draw:style-name="gr123" draw:text-style-name="P50" svg:width="2.202cm" svg:height="0.197cm" svg:x="6.592cm" svg:y="0.568cm" svg:viewBox="0 0 2203 198" draw:points="213,0 0,198 2010,198 2203,5"><text:p/></draw:polygon><draw:polygon draw:style-name="gr124" draw:text-style-name="P50" svg:width="2.004cm" svg:height="0.498cm" svg:x="6.2cm" svg:y="2.18cm" svg:viewBox="0 0 2005 499" draw:points="0,0 2005,0 2005,499 0,499"><text:p/></draw:polygon><draw:line draw:style-name="gr108" draw:text-style-name="P46" svg:x1="6.2cm" svg:y1="3.176cm" svg:x2="8.203cm" svg:y2="3.176cm"><text:p/></draw:line><draw:line draw:style-name="gr108" draw:text-style-name="P46" svg:x1="6.194cm" svg:y1="3.181cm" svg:x2="6.194cm" svg:y2="1.18cm"><text:p/></draw:line><draw:line draw:style-name="gr108" draw:text-style-name="P46" svg:x1="8.203cm" svg:y1="1.18cm" svg:x2="8.203cm" svg:y2="3.181cm"><text:p/></draw:line><draw:line draw:style-name="gr108" draw:text-style-name="P46" svg:x1="6.2cm" svg:y1="1.173cm" svg:x2="8.203cm" svg:y2="1.173cm"><text:p/></draw:line><draw:line draw:style-name="gr108" draw:text-style-name="P46" svg:x1="6.693cm" svg:y1="3.181cm" svg:x2="6.693cm" svg:y2="1.18cm"><text:p/></draw:line><draw:line draw:style-name="gr108" draw:text-style-name="P46" svg:x1="7.194cm" svg:y1="3.181cm" svg:x2="7.194cm" svg:y2="1.18cm"><text:p/></draw:line><draw:line draw:style-name="gr108" draw:text-style-name="P46" svg:x1="7.694cm" svg:y1="3.181cm" svg:x2="7.694cm" svg:y2="1.18cm"><text:p/></draw:line><draw:line draw:style-name="gr108" draw:text-style-name="P46" svg:x1="6.2cm" svg:y1="2.675cm" svg:x2="8.203cm" svg:y2="2.675cm"><text:p/></draw:line><draw:line draw:style-name="gr108" draw:text-style-name="P46" svg:x1="6.2cm" svg:y1="2.174cm" svg:x2="8.203cm" svg:y2="2.174cm"><text:p/></draw:line><draw:line draw:style-name="gr108" draw:text-style-name="P46" svg:x1="6.2cm" svg:y1="1.672cm" svg:x2="8.203cm" svg:y2="1.672cm"><text:p/></draw:line><draw:line draw:style-name="gr108" draw:text-style-name="P46" svg:x1="8.203cm" svg:y1="3.178cm" svg:x2="9.004cm" svg:y2="2.378cm"><text:p/></draw:line><draw:line draw:style-name="gr108" draw:text-style-name="P46" svg:x1="8.203cm" svg:y1="2.683cm" svg:x2="9.004cm" svg:y2="1.883cm"><text:p/></draw:line><draw:line draw:style-name="gr108" draw:text-style-name="P46" svg:x1="8.203cm" svg:y1="2.181cm" svg:x2="9.004cm" svg:y2="1.381cm"><text:p/></draw:line><draw:line draw:style-name="gr108" draw:text-style-name="P46" svg:x1="8.203cm" svg:y1="1.68cm" svg:x2="9.004cm" svg:y2="0.88cm"><text:p/></draw:line><draw:line draw:style-name="gr108" draw:text-style-name="P46" svg:x1="8.203cm" svg:y1="1.181cm" svg:x2="9.004cm" svg:y2="0.381cm"><text:p/></draw:line><draw:line draw:style-name="gr108" draw:text-style-name="P46" svg:x1="7.701cm" svg:y1="1.181cm" svg:x2="8.502cm" svg:y2="0.381cm"><text:p/></draw:line><draw:line draw:style-name="gr108" draw:text-style-name="P46" svg:x1="7.2cm" svg:y1="1.181cm" svg:x2="8.001cm" svg:y2="0.381cm"><text:p/></draw:line><draw:line draw:style-name="gr108" draw:text-style-name="P46" svg:x1="6.699cm" svg:y1="1.181cm" svg:x2="7.5cm" svg:y2="0.381cm"><text:p/></draw:line><draw:line draw:style-name="gr108" draw:text-style-name="P46" svg:x1="6.2cm" svg:y1="1.181cm" svg:x2="7.001cm" svg:y2="0.381cm"><text:p/></draw:line><draw:line draw:style-name="gr108" draw:text-style-name="P46" svg:x1="6.396cm" svg:y1="0.973cm" svg:x2="8.399cm" svg:y2="0.973cm"><text:p/></draw:line><draw:line draw:style-name="gr108" draw:text-style-name="P46" svg:x1="6.595cm" svg:y1="0.776cm" svg:x2="8.598cm" svg:y2="0.776cm"><text:p/></draw:line><draw:line draw:style-name="gr108" draw:text-style-name="P46" svg:x1="6.796cm" svg:y1="0.575cm" svg:x2="8.799cm" svg:y2="0.575cm"><text:p/></draw:line><draw:line draw:style-name="gr108" draw:text-style-name="P46" svg:x1="6.987cm" svg:y1="0.388cm" svg:x2="8.99cm" svg:y2="0.388cm"><text:p/></draw:line><draw:line draw:style-name="gr108" draw:text-style-name="P46" svg:x1="8.404cm" svg:y1="0.977cm" svg:x2="8.404cm" svg:y2="2.978cm"><text:p/></draw:line><draw:line draw:style-name="gr108" draw:text-style-name="P46" svg:x1="8.606cm" svg:y1="0.776cm" svg:x2="8.606cm" svg:y2="2.777cm"><text:p/></draw:line><draw:line draw:style-name="gr125" draw:text-style-name="P51" svg:x1="8.809cm" svg:y1="0.575cm" svg:x2="8.809cm" svg:y2="2.576cm"><text:p/></draw:line><draw:line draw:style-name="gr108" draw:text-style-name="P46" svg:x1="9.004cm" svg:y1="0.375cm" svg:x2="9.004cm" svg:y2="2.376cm"><text:p/></draw:line></draw:g><text:span text:style-name="_5f_pointillés_20_gris"><text:span text:style-name="T5"><text:tab/></text:span></text:span></text:p>
        <text:list xml:id="list73320487462753" text:continue-numbering="true" text:style-name="_5f_Numérotation_20_des_20_exercices_20_livrets">
          <text:list-item>
            <text:list>
              <text:list-item>
                <text:p text:style-name="P25">Manon a fabriqué son cube avec des petits cubes blancs puis a peint des bandes qui font le tour complet du cube <text:line-break/>(comme illustré ci‑contre).</text:p>
              </text:list-item>
            </text:list>
          </text:list-item>
        </text:list>
        <text:p text:style-name="P15">Combien de cubes n'ont aucune face peinte ?</text:p>
        <text:p text:style-name="P7"><text:span text:style-name="_5f_pointillés_20_gris"><text:span text:style-name="T5"><text:tab/></text:span></text:span></text:p>
        <text:list xml:id="list73319337851981" text:continue-numbering="true" text:style-name="_5f_Numérotation_20_des_20_exercices_20_livrets">
          <text:list-item>
            <text:h text:style-name="P27" text:outline-level="1">Pavés droits</text:h>
            <text:list>
              <text:list-item>
                <text:p text:style-name="_5f_Paragraphe_20_énoncé_20_après_20_numéro">Dénombre les unités de volume (petits cubes) qui composent les pavés droits puis propose une méthode de calcul rapide permettant de trouver les réponses.</text:p>
                <text:p text:style-name="P22"><draw:g text:anchor-type="paragraph" draw:z-index="16" draw:name="Shape16" draw:style-name="gr72"><draw:rect draw:style-name="gr107" draw:text-style-name="P45" svg:width="1.997cm" svg:height="1.001cm" svg:x="1.492cm" svg:y="0.809cm"><text:p/></draw:rect><draw:line draw:style-name="gr108" draw:text-style-name="P46" svg:x1="1.487cm" svg:y1="1.813cm" svg:x2="3.487cm" svg:y2="1.813cm"><text:p/></draw:line><draw:line draw:style-name="gr108" draw:text-style-name="P46" svg:x1="1.484cm" svg:y1="1.82cm" svg:x2="1.484cm" svg:y2="0.82cm"><text:p/></draw:line><draw:line draw:style-name="gr108" draw:text-style-name="P46" svg:x1="3.489cm" svg:y1="0.813cm" svg:x2="3.489cm" svg:y2="1.813cm"><text:p/></draw:line><draw:line draw:style-name="gr108" draw:text-style-name="P46" svg:x1="1.984cm" svg:y1="1.82cm" svg:x2="1.984cm" svg:y2="0.82cm"><text:p/></draw:line><draw:line draw:style-name="gr108" draw:text-style-name="P46" svg:x1="2.48cm" svg:y1="1.82cm" svg:x2="2.48cm" svg:y2="0.82cm"><text:p/></draw:line><draw:line draw:style-name="gr108" draw:text-style-name="P46" svg:x1="2.981cm" svg:y1="1.82cm" svg:x2="2.981cm" svg:y2="0.82cm"><text:p/></draw:line><draw:line draw:style-name="gr108" draw:text-style-name="P46" svg:x1="1.487cm" svg:y1="1.312cm" svg:x2="3.487cm" svg:y2="1.312cm"><text:p/></draw:line><draw:line draw:style-name="gr108" draw:text-style-name="P46" svg:x1="1.487cm" svg:y1="0.811cm" svg:x2="3.487cm" svg:y2="0.811cm"><text:p/></draw:line><draw:line draw:style-name="gr108" draw:text-style-name="P46" svg:x1="3.489cm" svg:y1="1.815cm" svg:x2="4.089cm" svg:y2="1.215cm"><text:p/></draw:line><draw:line draw:style-name="gr108" draw:text-style-name="P46" svg:x1="3.489cm" svg:y1="1.315cm" svg:x2="4.089cm" svg:y2="0.715cm"><text:p/></draw:line><draw:line draw:style-name="gr108" draw:text-style-name="P46" svg:x1="3.489cm" svg:y1="0.815cm" svg:x2="4.089cm" svg:y2="0.215cm"><text:p/></draw:line><draw:line draw:style-name="gr108" draw:text-style-name="P46" svg:x1="3.69cm" svg:y1="0.617cm" svg:x2="3.69cm" svg:y2="1.617cm"><text:p/></draw:line><draw:line draw:style-name="gr108" draw:text-style-name="P46" svg:x1="3.891cm" svg:y1="0.416cm" svg:x2="3.891cm" svg:y2="1.416cm"><text:p/></draw:line><draw:line draw:style-name="gr108" draw:text-style-name="P46" svg:x1="4.094cm" svg:y1="0.214cm" svg:x2="4.094cm" svg:y2="1.214cm"><text:p/></draw:line><draw:polygon draw:style-name="gr73" draw:text-style-name="P43" svg:width="2.583cm" svg:height="0.601cm" svg:x="1.494cm" svg:y="0.209cm" svg:viewBox="0 0 2584 602" draw:points="0,588 593,0 2584,0 1994,602"><text:p/></draw:polygon><draw:line draw:style-name="gr108" draw:text-style-name="P46" svg:x1="2.988cm" svg:y1="0.815cm" svg:x2="3.588cm" svg:y2="0.215cm"><text:p/></draw:line><draw:line draw:style-name="gr108" draw:text-style-name="P46" svg:x1="2.487cm" svg:y1="0.815cm" svg:x2="3.087cm" svg:y2="0.215cm"><text:p/></draw:line><draw:line draw:style-name="gr108" draw:text-style-name="P46" svg:x1="1.986cm" svg:y1="0.815cm" svg:x2="2.586cm" svg:y2="0.215cm"><text:p/></draw:line><draw:line draw:style-name="gr108" draw:text-style-name="P46" svg:x1="1.487cm" svg:y1="0.815cm" svg:x2="2.087cm" svg:y2="0.215cm"><text:p/></draw:line><draw:line draw:style-name="gr108" draw:text-style-name="P46" svg:x1="1.688cm" svg:y1="0.611cm" svg:x2="3.688cm" svg:y2="0.611cm"><text:p/></draw:line><draw:line draw:style-name="gr108" draw:text-style-name="P46" svg:x1="1.882cm" svg:y1="0.411cm" svg:x2="3.882cm" svg:y2="0.411cm"><text:p/></draw:line><draw:line draw:style-name="gr108" draw:text-style-name="P46" svg:x1="2.084cm" svg:y1="0.214cm" svg:x2="4.084cm" svg:y2="0.214cm"><text:p/></draw:line><draw:line draw:style-name="gr109" draw:text-style-name="P47" svg:x1="1.882cm" svg:y1="0.411cm" svg:x2="3.882cm" svg:y2="0.411cm"><text:p/></draw:line></draw:g>Pavé 1<text:tab/>Pavé 2</text:p>
              </text:list-item>
            </text:list>
          </text:list-item>
        </text:list>
        <text:p text:style-name="P18"><draw:g text:anchor-type="paragraph" draw:z-index="17" draw:name="Shape17" draw:style-name="gr72"><draw:polygon draw:style-name="gr73" draw:text-style-name="P43" svg:width="0.699cm" svg:height="0.197cm" svg:x="7.791cm" svg:y="0.742cm" svg:viewBox="0 0 700 198" draw:points="0,198 199,0 700,0 499,198"><text:p/></draw:polygon><draw:polygon draw:style-name="gr73" draw:text-style-name="P43" svg:width="0.699cm" svg:height="0.197cm" svg:x="7.295cm" svg:y="0.742cm" svg:viewBox="0 0 700 198" draw:points="0,198 199,0 700,0 499,198"><text:p/></draw:polygon><draw:custom-shape draw:style-name="gr74" draw:text-style-name="P44" svg:width="0.502cm" svg:height="0.503cm" svg:x="7.794cm" svg:y="3.441cm"><text:p/><draw:enhanced-geometry svg:viewBox="0 0 21600 21600" draw:type="rectangle" draw:enhanced-path="M 0 0 L 21600 0 21600 21600 0 21600 0 0 Z N"/></draw:custom-shape><draw:custom-shape draw:style-name="gr74" draw:text-style-name="P44" svg:width="0.5cm" svg:height="0.503cm" svg:x="7.295cm" svg:y="3.441cm"><text:p/><draw:enhanced-geometry svg:viewBox="0 0 21600 21600" draw:type="rectangle" draw:enhanced-path="M 0 0 L 21600 0 21600 21600 0 21600 0 0 Z N"/></draw:custom-shape><draw:custom-shape draw:style-name="gr79" draw:text-style-name="P44" svg:width="0.5cm" svg:height="0.505cm" svg:x="7.295cm" svg:y="2.44cm"><text:p/><draw:enhanced-geometry svg:viewBox="0 0 21600 21600" draw:type="rectangle" draw:enhanced-path="M 0 0 L 21600 0 21600 21600 0 21600 0 0 Z N"/></draw:custom-shape><draw:custom-shape draw:style-name="gr80" draw:text-style-name="P44" svg:width="0.502cm" svg:height="0.502cm" svg:x="7.794cm" svg:y="2.942cm"><text:p/><draw:enhanced-geometry svg:viewBox="0 0 21600 21600" draw:type="rectangle" draw:enhanced-path="M 0 0 L 21600 0 21600 21600 0 21600 0 0 Z N"/></draw:custom-shape><draw:polygon draw:style-name="gr81" draw:text-style-name="P41" svg:width="0.2cm" svg:height="0.699cm" svg:x="8.299cm" svg:y="3.238cm" svg:viewBox="0 0 201 700" draw:points="0,700 201,501 201,0 0,201"><text:p/></draw:polygon><draw:custom-shape draw:style-name="gr80" draw:text-style-name="P44" svg:width="0.5cm" svg:height="0.502cm" svg:x="7.295cm" svg:y="2.942cm"><text:p/><draw:enhanced-geometry svg:viewBox="0 0 21600 21600" draw:type="rectangle" draw:enhanced-path="M 0 0 L 21600 0 21600 21600 0 21600 0 0 Z N"/></draw:custom-shape><draw:custom-shape draw:style-name="gr79" draw:text-style-name="P44" svg:width="0.502cm" svg:height="0.505cm" svg:x="7.794cm" svg:y="2.44cm"><text:p/><draw:enhanced-geometry svg:viewBox="0 0 21600 21600" draw:type="rectangle" draw:enhanced-path="M 0 0 L 21600 0 21600 21600 0 21600 0 0 Z N"/></draw:custom-shape><draw:custom-shape draw:style-name="gr74" draw:text-style-name="P44" svg:width="0.502cm" svg:height="0.503cm" svg:x="7.794cm" svg:y="1.942cm"><text:p/><draw:enhanced-geometry svg:viewBox="0 0 21600 21600" draw:type="rectangle" draw:enhanced-path="M 0 0 L 21600 0 21600 21600 0 21600 0 0 Z N"/></draw:custom-shape><draw:custom-shape draw:style-name="gr74" draw:text-style-name="P44" svg:width="0.5cm" svg:height="0.503cm" svg:x="7.295cm" svg:y="1.942cm"><text:p/><draw:enhanced-geometry svg:viewBox="0 0 21600 21600" draw:type="rectangle" draw:enhanced-path="M 0 0 L 21600 0 21600 21600 0 21600 0 0 Z N"/></draw:custom-shape><draw:custom-shape draw:style-name="gr74" draw:text-style-name="P44" svg:width="0.502cm" svg:height="0.503cm" svg:x="7.794cm" svg:y="1.441cm"><text:p/><draw:enhanced-geometry svg:viewBox="0 0 21600 21600" draw:type="rectangle" draw:enhanced-path="M 0 0 L 21600 0 21600 21600 0 21600 0 0 Z N"/></draw:custom-shape><draw:custom-shape draw:style-name="gr82" draw:text-style-name="P44" svg:width="0.5cm" svg:height="0.503cm" svg:x="7.295cm" svg:y="1.441cm"><text:p/><draw:enhanced-geometry svg:viewBox="0 0 21600 21600" draw:type="rectangle" draw:enhanced-path="M 0 0 L 21600 0 21600 21600 0 21600 0 0 Z N"/></draw:custom-shape><draw:custom-shape draw:style-name="gr83" draw:text-style-name="P44" svg:width="0.502cm" svg:height="0.503cm" svg:x="7.794cm" svg:y="0.942cm"><text:p/><draw:enhanced-geometry svg:viewBox="0 0 21600 21600" draw:type="rectangle" draw:enhanced-path="M 0 0 L 21600 0 21600 21600 0 21600 0 0 Z N"/></draw:custom-shape><draw:custom-shape draw:style-name="gr82" draw:text-style-name="P44" svg:width="0.5cm" svg:height="0.503cm" svg:x="7.295cm" svg:y="0.942cm"><text:p/><draw:enhanced-geometry svg:viewBox="0 0 21600 21600" draw:type="rectangle" draw:enhanced-path="M 0 0 L 21600 0 21600 21600 0 21600 0 0 Z N"/></draw:custom-shape><draw:polygon draw:style-name="gr84" draw:text-style-name="P41" svg:width="0.2cm" svg:height="0.699cm" svg:x="8.502cm" svg:y="3.041cm" svg:viewBox="0 0 201 700" draw:points="0,700 201,501 201,0 0,201"><text:p/></draw:polygon><draw:polygon draw:style-name="gr85" draw:text-style-name="P41" svg:width="0.2cm" svg:height="0.699cm" svg:x="8.696cm" svg:y="2.841cm" svg:viewBox="0 0 201 700" draw:points="0,700 201,501 201,0 0,201"><text:p/></draw:polygon><draw:polygon draw:style-name="gr86" draw:text-style-name="P41" svg:width="0.2cm" svg:height="0.699cm" svg:x="8.897cm" svg:y="2.64cm" svg:viewBox="0 0 201 700" draw:points="0,700 201,501 201,0 0,201"><text:p/></draw:polygon><draw:polygon draw:style-name="gr87" draw:text-style-name="P41" svg:width="0.2cm" svg:height="0.699cm" svg:x="8.299cm" svg:y="2.743cm" svg:viewBox="0 0 201 700" draw:points="0,700 201,501 201,0 0,201"><text:p/></draw:polygon><draw:polygon draw:style-name="gr88" draw:text-style-name="P41" svg:width="0.2cm" svg:height="0.699cm" svg:x="8.502cm" svg:y="2.542cm" svg:viewBox="0 0 201 700" draw:points="0,700 201,501 201,0 0,201"><text:p/></draw:polygon><draw:polygon draw:style-name="gr89" draw:text-style-name="P41" svg:width="0.2cm" svg:height="0.699cm" svg:x="8.696cm" svg:y="2.344cm" svg:viewBox="0 0 201 700" draw:points="0,700 201,501 201,0 0,201"><text:p/></draw:polygon><draw:polygon draw:style-name="gr90" draw:text-style-name="P41" svg:width="0.2cm" svg:height="0.699cm" svg:x="8.897cm" svg:y="2.139cm" svg:viewBox="0 0 201 700" draw:points="0,700 201,501 201,0 0,201"><text:p/></draw:polygon><draw:polygon draw:style-name="gr91" draw:text-style-name="P41" svg:width="0.2cm" svg:height="0.699cm" svg:x="8.299cm" svg:y="2.242cm" svg:viewBox="0 0 201 700" draw:points="0,700 201,501 201,0 0,201"><text:p/></draw:polygon><draw:polygon draw:style-name="gr92" draw:text-style-name="P41" svg:width="0.2cm" svg:height="0.699cm" svg:x="8.502cm" svg:y="2.041cm" svg:viewBox="0 0 201 700" draw:points="0,700 201,501 201,0 0,201"><text:p/></draw:polygon><draw:polygon draw:style-name="gr93" draw:text-style-name="P41" svg:width="0.2cm" svg:height="0.699cm" svg:x="8.696cm" svg:y="1.841cm" svg:viewBox="0 0 201 700" draw:points="0,700 201,501 201,0 0,201"><text:p/></draw:polygon><draw:polygon draw:style-name="gr94" draw:text-style-name="P41" svg:width="0.2cm" svg:height="0.699cm" svg:x="8.897cm" svg:y="1.642cm" svg:viewBox="0 0 201 700" draw:points="0,700 201,501 201,0 0,201"><text:p/></draw:polygon><draw:polygon draw:style-name="gr95" draw:text-style-name="P41" svg:width="0.2cm" svg:height="0.699cm" svg:x="8.299cm" svg:y="1.743cm" svg:viewBox="0 0 201 700" draw:points="0,700 201,501 201,0 0,201"><text:p/></draw:polygon><draw:polygon draw:style-name="gr96" draw:text-style-name="P41" svg:width="0.2cm" svg:height="0.699cm" svg:x="8.502cm" svg:y="1.545cm" svg:viewBox="0 0 201 700" draw:points="0,700 201,501 201,0 0,201"><text:p/></draw:polygon><draw:polygon draw:style-name="gr97" draw:text-style-name="P41" svg:width="0.2cm" svg:height="0.699cm" svg:x="8.696cm" svg:y="1.34cm" svg:viewBox="0 0 201 700" draw:points="0,700 201,501 201,0 0,201"><text:p/></draw:polygon><draw:polygon draw:style-name="gr98" draw:text-style-name="P41" svg:width="0.2cm" svg:height="0.699cm" svg:x="8.897cm" svg:y="1.141cm" svg:viewBox="0 0 201 700" draw:points="0,700 201,501 201,0 0,201"><text:p/></draw:polygon><draw:polygon draw:style-name="gr99" draw:text-style-name="P41" svg:width="0.2cm" svg:height="0.699cm" svg:x="8.299cm" svg:y="1.242cm" svg:viewBox="0 0 201 700" draw:points="0,700 201,501 201,0 0,201"><text:p/></draw:polygon><draw:polygon draw:style-name="gr100" draw:text-style-name="P41" svg:width="0.2cm" svg:height="0.699cm" svg:x="8.502cm" svg:y="1.044cm" svg:viewBox="0 0 201 700" draw:points="0,700 201,501 201,0 0,201"><text:p/></draw:polygon><draw:polygon draw:style-name="gr101" draw:text-style-name="P41" svg:width="0.2cm" svg:height="0.699cm" svg:x="8.696cm" svg:y="0.843cm" svg:viewBox="0 0 201 700" draw:points="0,700 201,501 201,0 0,201"><text:p/></draw:polygon><draw:polygon draw:style-name="gr102" draw:text-style-name="P41" svg:width="0.2cm" svg:height="0.699cm" svg:x="8.897cm" svg:y="0.638cm" svg:viewBox="0 0 201 700" draw:points="0,700 201,501 201,0 0,201"><text:p/></draw:polygon><draw:polygon draw:style-name="gr103" draw:text-style-name="P41" svg:width="0.2cm" svg:height="0.699cm" svg:x="8.299cm" svg:y="0.742cm" svg:viewBox="0 0 201 700" draw:points="0,700 201,501 201,0 0,201"><text:p/></draw:polygon><draw:polygon draw:style-name="gr104" draw:text-style-name="P41" svg:width="0.2cm" svg:height="0.699cm" svg:x="8.502cm" svg:y="0.541cm" svg:viewBox="0 0 201 700" draw:points="0,700 201,501 201,0 0,201"><text:p/></draw:polygon><draw:polygon draw:style-name="gr105" draw:text-style-name="P41" svg:width="0.2cm" svg:height="0.699cm" svg:x="8.696cm" svg:y="0.342cm" svg:viewBox="0 0 201 700" draw:points="0,700 201,501 201,0 0,201"><text:p/></draw:polygon><draw:polygon draw:style-name="gr106" draw:text-style-name="P41" svg:width="0.2cm" svg:height="0.699cm" svg:x="8.897cm" svg:y="0.142cm" svg:viewBox="0 0 201 700" draw:points="0,700 201,501 201,0 0,201"><text:p/></draw:polygon><draw:polygon draw:style-name="gr73" draw:text-style-name="P43" svg:width="0.699cm" svg:height="0.197cm" svg:x="7.994cm" svg:y="0.541cm" svg:viewBox="0 0 700 198" draw:points="0,198 199,0 700,0 499,198"><text:p/></draw:polygon><draw:polygon draw:style-name="gr73" draw:text-style-name="P43" svg:width="0.699cm" svg:height="0.197cm" svg:x="7.493cm" svg:y="0.541cm" svg:viewBox="0 0 700 198" draw:points="0,198 199,0 700,0 499,198"><text:p/></draw:polygon><draw:polygon draw:style-name="gr73" draw:text-style-name="P43" svg:width="0.699cm" svg:height="0.197cm" svg:x="8.195cm" svg:y="0.343cm" svg:viewBox="0 0 700 198" draw:points="0,198 199,0 700,0 499,198"><text:p/></draw:polygon><draw:polygon draw:style-name="gr73" draw:text-style-name="P43" svg:width="0.699cm" svg:height="0.197cm" svg:x="7.694cm" svg:y="0.343cm" svg:viewBox="0 0 700 198" draw:points="0,198 199,0 700,0 499,198"><text:p/></draw:polygon><draw:polygon draw:style-name="gr73" draw:text-style-name="P43" svg:width="0.699cm" svg:height="0.197cm" svg:x="8.396cm" svg:y="0.143cm" svg:viewBox="0 0 700 198" draw:points="0,198 199,0 700,0 499,198"><text:p/></draw:polygon><draw:polygon draw:style-name="gr73" draw:text-style-name="P43" svg:width="0.699cm" svg:height="0.197cm" svg:x="7.895cm" svg:y="0.143cm" svg:viewBox="0 0 700 198" draw:points="0,198 199,0 700,0 499,198"><text:p/></draw:polygon></draw:g><text:span text:style-name="_5f_pointillés_20_gris"><text:s text:c="41"/>….........…......</text:span></text:p>
        <text:p text:style-name="P17"><text:span text:style-name="_5f_pointillés_20_gris">…..........................… <text:s text:c="8"/>…........….......</text:span></text:p>
        <text:p text:style-name="P17"><text:span text:style-name="_5f_pointillés_20_gris">…............................. <text:s text:c="8"/>….......…........</text:span></text:p>
        <text:p text:style-name="P17"><text:span text:style-name="_5f_pointillés_20_gris">…............................. <text:s text:c="8"/>…..................</text:span></text:p>
        <text:p text:style-name="P17"><text:span text:style-name="_5f_pointillés_20_gris">…............................. <text:s text:c="8"/>…..................</text:span></text:p>
        <text:list xml:id="list73319511937923" text:continue-numbering="true" text:style-name="_5f_Numérotation_20_des_20_exercices_20_livrets">
          <text:list-item>
            <text:list>
              <text:list-item>
                <text:p text:style-name="_5f_Paragraphe_20_énoncé_20_après_20_numéro">On a commencé la représentation d'un pavé droit dont le volume est de 40 petits cubes. Déter­mine la hauteur du pavé en petits cubes.</text:p>
              </text:list-item>
            </text:list>
          </text:list-item>
        </text:list>
        <text:p text:style-name="P10"><draw:g text:anchor-type="paragraph" draw:z-index="18" draw:name="Shape18" draw:style-name="gr72"><draw:polygon draw:style-name="gr73" draw:text-style-name="P43" svg:width="0.699cm" svg:height="0.197cm" svg:x="7.59cm" svg:y="1.097cm" svg:viewBox="0 0 700 198" draw:points="0,198 199,0 700,0 499,198"><text:p/></draw:polygon><draw:polygon draw:style-name="gr73" draw:text-style-name="P43" svg:width="0.699cm" svg:height="0.197cm" svg:x="7.085cm" svg:y="1.097cm" svg:viewBox="0 0 700 198" draw:points="0,198 199,0 700,0 499,198"><text:p/></draw:polygon><draw:custom-shape draw:style-name="gr74" draw:text-style-name="P44" svg:width="0.502cm" svg:height="0.503cm" svg:x="7.585cm" svg:y="1.298cm"><text:p/><draw:enhanced-geometry svg:viewBox="0 0 21600 21600" draw:type="rectangle" draw:enhanced-path="M 0 0 L 21600 0 21600 21600 0 21600 0 0 Z N"/></draw:custom-shape><draw:custom-shape draw:style-name="gr74" draw:text-style-name="P44" svg:width="0.5cm" svg:height="0.503cm" svg:x="7.086cm" svg:y="1.298cm"><text:p/><draw:enhanced-geometry svg:viewBox="0 0 21600 21600" draw:type="rectangle" draw:enhanced-path="M 0 0 L 21600 0 21600 21600 0 21600 0 0 Z N"/></draw:custom-shape><draw:polygon draw:style-name="gr75" draw:text-style-name="P41" svg:width="0.2cm" svg:height="0.699cm" svg:x="8.091cm" svg:y="1.097cm" svg:viewBox="0 0 201 700" draw:points="0,700 201,501 201,0 0,201"><text:p/></draw:polygon><draw:polygon draw:style-name="gr76" draw:text-style-name="P41" svg:width="0.2cm" svg:height="0.699cm" svg:x="8.293cm" svg:y="0.896cm" svg:viewBox="0 0 201 700" draw:points="0,700 201,501 201,0 0,201"><text:p/></draw:polygon><draw:polygon draw:style-name="gr77" draw:text-style-name="P41" svg:width="0.2cm" svg:height="0.699cm" svg:x="8.489cm" svg:y="0.695cm" svg:viewBox="0 0 201 700" draw:points="0,700 201,501 201,0 0,201"><text:p/></draw:polygon><draw:polygon draw:style-name="gr78" draw:text-style-name="P41" svg:width="0.2cm" svg:height="0.699cm" svg:x="8.689cm" svg:y="0.498cm" svg:viewBox="0 0 201 700" draw:points="0,700 201,501 201,0 0,201"><text:p/></draw:polygon><draw:polygon draw:style-name="gr73" draw:text-style-name="P43" svg:width="0.699cm" svg:height="0.197cm" svg:x="7.785cm" svg:y="0.896cm" svg:viewBox="0 0 700 198" draw:points="0,198 199,0 700,0 499,198"><text:p/></draw:polygon><draw:polygon draw:style-name="gr73" draw:text-style-name="P43" svg:width="0.699cm" svg:height="0.197cm" svg:x="7.285cm" svg:y="0.896cm" svg:viewBox="0 0 700 198" draw:points="0,198 199,0 700,0 499,198"><text:p/></draw:polygon><draw:polygon draw:style-name="gr73" draw:text-style-name="P43" svg:width="0.699cm" svg:height="0.197cm" svg:x="7.987cm" svg:y="0.7cm" svg:viewBox="0 0 700 198" draw:points="0,198 199,0 700,0 499,198"><text:p/></draw:polygon><draw:polygon draw:style-name="gr73" draw:text-style-name="P43" svg:width="0.699cm" svg:height="0.197cm" svg:x="7.486cm" svg:y="0.7cm" svg:viewBox="0 0 700 198" draw:points="0,198 199,0 700,0 499,198"><text:p/></draw:polygon><draw:polygon draw:style-name="gr73" draw:text-style-name="P43" svg:width="0.699cm" svg:height="0.197cm" svg:x="8.188cm" svg:y="0.5cm" svg:viewBox="0 0 700 198" draw:points="0,198 199,0 700,0 499,198"><text:p/></draw:polygon><draw:polygon draw:style-name="gr73" draw:text-style-name="P43" svg:width="0.699cm" svg:height="0.197cm" svg:x="7.687cm" svg:y="0.5cm" svg:viewBox="0 0 700 198" draw:points="0,198 199,0 700,0 499,198"><text:p/></draw:polygon></draw:g><text:span text:style-name="_5f_pointillés_20_gris"><text:span text:style-name="T5"><text:tab/></text:span></text:span></text:p>
        <text:p text:style-name="P9"><text:span text:style-name="_5f_pointillés_20_gris"><text:span text:style-name="T5"><text:tab/></text:span></text:span></text:p>
        <text:p text:style-name="P9"><text:span text:style-name="_5f_pointillés_20_gris"><text:span text:style-name="T5"><text:tab/></text:span></text:span></text:p>
        <text:list xml:id="list73321011944349" text:continue-numbering="true" text:style-name="_5f_Numérotation_20_des_20_exercices_20_livrets">
          <text:list-item>
            <text:h text:style-name="P28" text:outline-level="1">Cubes</text:h>
            <text:list>
              <text:list-item>
                <text:p text:style-name="_5f_Paragraphe_20_énoncé_20_après_20_numéro"><draw:g text:anchor-type="paragraph" draw:z-index="20" draw:name="Shape19" draw:style-name="gr5"><draw:g draw:style-name="gr6"><draw:polygon draw:style-name="gr7" draw:text-style-name="P34" svg:width="0.699cm" svg:height="0.197cm" svg:x="4.258cm" svg:y="1.45cm" svg:viewBox="0 0 700 198" draw:points="0,198 199,0 700,0 499,198"><text:p/></draw:polygon><draw:custom-shape draw:style-name="gr8" draw:text-style-name="P35" svg:width="0.5cm" svg:height="0.503cm" svg:x="4.263cm" svg:y="1.644cm"><text:p/><draw:enhanced-geometry svg:viewBox="0 0 21600 21600" draw:type="rectangle" draw:enhanced-path="M 0 0 L 21600 0 21600 21600 0 21600 0 0 Z N"/></draw:custom-shape><draw:polygon draw:style-name="gr9" draw:text-style-name="P36" svg:width="0.2cm" svg:height="0.699cm" svg:x="4.759cm" svg:y="1.45cm" svg:viewBox="0 0 201 700" draw:points="0,700 201,501 201,0 0,201"><text:p/></draw:polygon><draw:line draw:style-name="gr10" draw:text-style-name="P37" svg:x1="4.288cm" svg:y1="2.386cm" svg:x2="4.787cm" svg:y2="2.386cm"><text:p/></draw:line><draw:frame draw:style-name="gr11" draw:text-style-name="P39" svg:width="1.678cm" svg:height="0.809cm" svg:x="3.931cm" svg:y="2.316cm"><draw:text-box><text:p text:style-name="P38"><text:span text:style-name="T11">1 cm</text:span></text:p></draw:text-box></draw:frame></draw:g><draw:g draw:style-name="gr6"><draw:custom-shape draw:style-name="gr12" draw:text-style-name="P40" svg:width="0.5cm" svg:height="0.503cm" svg:x="2.125cm" svg:y="2.789cm"><text:p/><draw:enhanced-geometry svg:viewBox="0 0 21600 21600" draw:type="rectangle" draw:enhanced-path="M 0 0 L 21600 0 21600 21600 0 21600 0 0 Z N"/></draw:custom-shape><draw:custom-shape draw:style-name="gr12" draw:text-style-name="P40" svg:width="0.502cm" svg:height="0.503cm" svg:x="1.624cm" svg:y="2.789cm"><text:p/><draw:enhanced-geometry svg:viewBox="0 0 21600 21600" draw:type="rectangle" draw:enhanced-path="M 0 0 L 21600 0 21600 21600 0 21600 0 0 Z N"/></draw:custom-shape><draw:custom-shape draw:style-name="gr13" draw:text-style-name="P40" svg:width="0.502cm" svg:height="0.503cm" svg:x="1.624cm" svg:y="1.789cm"><text:p/><draw:enhanced-geometry svg:viewBox="0 0 21600 21600" draw:type="rectangle" draw:enhanced-path="M 0 0 L 21600 0 21600 21600 0 21600 0 0 Z N"/></draw:custom-shape><draw:custom-shape draw:style-name="gr12" draw:text-style-name="P40" svg:width="0.5cm" svg:height="0.503cm" svg:x="2.125cm" svg:y="2.29cm"><text:p/><draw:enhanced-geometry svg:viewBox="0 0 21600 21600" draw:type="rectangle" draw:enhanced-path="M 0 0 L 21600 0 21600 21600 0 21600 0 0 Z N"/></draw:custom-shape><draw:polygon draw:style-name="gr14" draw:text-style-name="P41" svg:width="0.2cm" svg:height="0.699cm" svg:x="2.63cm" svg:y="2.593cm" svg:viewBox="0 0 201 700" draw:points="0,700 201,501 201,0 0,201"><text:p/></draw:polygon><draw:custom-shape draw:style-name="gr12" draw:text-style-name="P40" svg:width="0.502cm" svg:height="0.503cm" svg:x="1.624cm" svg:y="2.29cm"><text:p/><draw:enhanced-geometry svg:viewBox="0 0 21600 21600" draw:type="rectangle" draw:enhanced-path="M 0 0 L 21600 0 21600 21600 0 21600 0 0 Z N"/></draw:custom-shape><draw:custom-shape draw:style-name="gr15" draw:text-style-name="P40" svg:width="0.5cm" svg:height="0.503cm" svg:x="2.125cm" svg:y="1.789cm"><text:p/><draw:enhanced-geometry svg:viewBox="0 0 21600 21600" draw:type="rectangle" draw:enhanced-path="M 0 0 L 21600 0 21600 21600 0 21600 0 0 Z N"/></draw:custom-shape><draw:polygon draw:style-name="gr16" draw:text-style-name="P41" svg:width="0.2cm" svg:height="0.699cm" svg:x="2.831cm" svg:y="2.39cm" svg:viewBox="0 0 201 700" draw:points="0,700 201,501 201,0 0,201"><text:p/></draw:polygon><draw:polygon draw:style-name="gr17" draw:text-style-name="P41" svg:width="0.2cm" svg:height="0.699cm" svg:x="3.025cm" svg:y="2.189cm" svg:viewBox="0 0 201 700" draw:points="0,700 201,501 201,0 0,201"><text:p/></draw:polygon><draw:polygon draw:style-name="gr18" draw:text-style-name="P41" svg:width="0.2cm" svg:height="0.699cm" svg:x="2.63cm" svg:y="2.092cm" svg:viewBox="0 0 201 700" draw:points="0,700 201,501 201,0 0,201"><text:p/></draw:polygon><draw:polygon draw:style-name="gr19" draw:text-style-name="P41" svg:width="0.2cm" svg:height="0.699cm" svg:x="2.831cm" svg:y="1.891cm" svg:viewBox="0 0 201 700" draw:points="0,700 201,501 201,0 0,201"><text:p/></draw:polygon><draw:polygon draw:style-name="gr20" draw:text-style-name="P41" svg:width="0.2cm" svg:height="0.699cm" svg:x="3.025cm" svg:y="1.689cm" svg:viewBox="0 0 201 700" draw:points="0,700 201,501 201,0 0,201"><text:p/></draw:polygon><draw:polygon draw:style-name="gr21" draw:text-style-name="P41" svg:width="0.2cm" svg:height="0.699cm" svg:x="2.63cm" svg:y="1.591cm" svg:viewBox="0 0 201 700" draw:points="0,700 201,501 201,0 0,201"><text:p/></draw:polygon><draw:polygon draw:style-name="gr22" draw:text-style-name="P41" svg:width="0.2cm" svg:height="0.699cm" svg:x="2.831cm" svg:y="1.39cm" svg:viewBox="0 0 201 700" draw:points="0,700 201,501 201,0 0,201"><text:p/></draw:polygon><draw:polygon draw:style-name="gr23" draw:text-style-name="P41" svg:width="0.2cm" svg:height="0.699cm" svg:x="3.03cm" svg:y="1.19cm" svg:viewBox="0 0 201 700" draw:points="0,700 201,501 201,0 0,201"><text:p/></draw:polygon><draw:custom-shape draw:style-name="gr12" draw:text-style-name="P40" svg:width="0.5cm" svg:height="0.503cm" svg:x="1.125cm" svg:y="2.789cm"><text:p/><draw:enhanced-geometry svg:viewBox="0 0 21600 21600" draw:type="rectangle" draw:enhanced-path="M 0 0 L 21600 0 21600 21600 0 21600 0 0 Z N"/></draw:custom-shape><draw:custom-shape draw:style-name="gr24" draw:text-style-name="P40" svg:width="0.5cm" svg:height="0.503cm" svg:x="1.125cm" svg:y="1.789cm"><text:p/><draw:enhanced-geometry svg:viewBox="0 0 21600 21600" draw:type="rectangle" draw:enhanced-path="M 0 0 L 21600 0 21600 21600 0 21600 0 0 Z N"/></draw:custom-shape><draw:custom-shape draw:style-name="gr12" draw:text-style-name="P40" svg:width="0.5cm" svg:height="0.503cm" svg:x="1.125cm" svg:y="2.29cm"><text:p/><draw:enhanced-geometry svg:viewBox="0 0 21600 21600" draw:type="rectangle" draw:enhanced-path="M 0 0 L 21600 0 21600 21600 0 21600 0 0 Z N"/></draw:custom-shape><draw:polygon draw:style-name="gr25" draw:text-style-name="P42" svg:width="0.699cm" svg:height="0.197cm" svg:x="2.129cm" svg:y="1.593cm" svg:viewBox="0 0 700 198" draw:points="0,198 199,0 700,0 499,198"><text:p/></draw:polygon><draw:polygon draw:style-name="gr25" draw:text-style-name="P42" svg:width="0.699cm" svg:height="0.197cm" svg:x="1.628cm" svg:y="1.593cm" svg:viewBox="0 0 700 198" draw:points="0,198 199,0 700,0 499,198"><text:p/></draw:polygon><draw:polygon draw:style-name="gr25" draw:text-style-name="P42" svg:width="0.699cm" svg:height="0.197cm" svg:x="2.332cm" svg:y="1.397cm" svg:viewBox="0 0 700 198" draw:points="0,198 199,0 700,0 499,198"><text:p/></draw:polygon><draw:polygon draw:style-name="gr25" draw:text-style-name="P42" svg:width="0.699cm" svg:height="0.197cm" svg:x="1.831cm" svg:y="1.397cm" svg:viewBox="0 0 700 198" draw:points="0,198 199,0 700,0 499,198"><text:p/></draw:polygon><draw:polygon draw:style-name="gr25" draw:text-style-name="P42" svg:width="0.699cm" svg:height="0.197cm" svg:x="2.032cm" svg:y="1.196cm" svg:viewBox="0 0 700 198" draw:points="0,198 199,0 700,0 499,198"><text:p/></draw:polygon><draw:polygon draw:style-name="gr25" draw:text-style-name="P42" svg:width="0.699cm" svg:height="0.197cm" svg:x="1.129cm" svg:y="1.593cm" svg:viewBox="0 0 700 198" draw:points="0,198 199,0 700,0 499,198"><text:p/></draw:polygon><draw:polygon draw:style-name="gr25" draw:text-style-name="P42" svg:width="0.699cm" svg:height="0.197cm" svg:x="1.33cm" svg:y="1.397cm" svg:viewBox="0 0 700 198" draw:points="0,198 199,0 700,0 499,198"><text:p/></draw:polygon><draw:polygon draw:style-name="gr25" draw:text-style-name="P42" svg:width="0.699cm" svg:height="0.197cm" svg:x="1.531cm" svg:y="1.196cm" svg:viewBox="0 0 700 198" draw:points="0,198 199,0 700,0 499,198"><text:p/></draw:polygon><draw:polygon draw:style-name="gr25" draw:text-style-name="P42" svg:width="0.699cm" svg:height="0.197cm" svg:x="2.533cm" svg:y="1.196cm" svg:viewBox="0 0 700 198" draw:points="0,198 199,0 700,0 499,198"><text:p/></draw:polygon></draw:g><draw:g draw:style-name="gr6"><draw:polygon draw:style-name="gr26" draw:text-style-name="P42" svg:width="0.699cm" svg:height="0.197cm" svg:x="6.336cm" svg:y="1.09cm" svg:viewBox="0 0 700 198" draw:points="0,198 199,0 700,0 499,198"><text:p/></draw:polygon><draw:polygon draw:style-name="gr26" draw:text-style-name="P42" svg:width="0.699cm" svg:height="0.197cm" svg:x="5.838cm" svg:y="1.09cm" svg:viewBox="0 0 700 198" draw:points="0,198 199,0 700,0 499,198"><text:p/></draw:polygon><draw:custom-shape draw:style-name="gr27" draw:text-style-name="P40" svg:width="0.503cm" svg:height="0.505cm" svg:x="7.336cm" svg:y="2.787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6.836cm" svg:y="2.787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6.836cm" svg:y="1.787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7.336cm" svg:y="2.288cm"><text:p/><draw:enhanced-geometry svg:viewBox="0 0 21600 21600" draw:type="rectangle" draw:enhanced-path="M 0 0 L 21600 0 21600 21600 0 21600 0 0 Z N"/></draw:custom-shape><draw:polygon draw:style-name="gr28" draw:text-style-name="P41" svg:width="0.2cm" svg:height="0.699cm" svg:x="7.84cm" svg:y="2.593cm" svg:viewBox="0 0 201 700" draw:points="0,700 201,501 201,0 0,201"><text:p/></draw:polygon><draw:custom-shape draw:style-name="gr27" draw:text-style-name="P40" svg:width="0.503cm" svg:height="0.505cm" svg:x="6.836cm" svg:y="2.288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7.336cm" svg:y="1.787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7.336cm" svg:y="1.29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6.836cm" svg:y="1.29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6.336cm" svg:y="2.787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5.836cm" svg:y="2.787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6.336cm" svg:y="2.288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5.836cm" svg:y="2.288cm"><text:p/><draw:enhanced-geometry svg:viewBox="0 0 21600 21600" draw:type="rectangle" draw:enhanced-path="M 0 0 L 21600 0 21600 21600 0 21600 0 0 Z N"/></draw:custom-shape><draw:polygon draw:style-name="gr29" draw:text-style-name="P41" svg:width="0.2cm" svg:height="0.699cm" svg:x="8.038cm" svg:y="2.387cm" svg:viewBox="0 0 201 700" draw:points="0,700 201,501 201,0 0,201"><text:p/></draw:polygon><draw:polygon draw:style-name="gr30" draw:text-style-name="P41" svg:width="0.2cm" svg:height="0.699cm" svg:x="8.241cm" svg:y="2.192cm" svg:viewBox="0 0 201 700" draw:points="0,700 201,501 201,0 0,201"><text:p/></draw:polygon><draw:polygon draw:style-name="gr31" draw:text-style-name="P41" svg:width="0.2cm" svg:height="0.699cm" svg:x="8.442cm" svg:y="1.989cm" svg:viewBox="0 0 201 700" draw:points="0,700 201,501 201,0 0,201"><text:p/></draw:polygon><draw:polygon draw:style-name="gr32" draw:text-style-name="P41" svg:width="0.2cm" svg:height="0.699cm" svg:x="7.84cm" svg:y="2.092cm" svg:viewBox="0 0 201 700" draw:points="0,700 201,501 201,0 0,201"><text:p/></draw:polygon><draw:polygon draw:style-name="gr33" draw:text-style-name="P41" svg:width="0.2cm" svg:height="0.699cm" svg:x="8.038cm" svg:y="1.892cm" svg:viewBox="0 0 201 700" draw:points="0,700 201,501 201,0 0,201"><text:p/></draw:polygon><draw:polygon draw:style-name="gr34" draw:text-style-name="P41" svg:width="0.2cm" svg:height="0.699cm" svg:x="8.241cm" svg:y="1.688cm" svg:viewBox="0 0 201 700" draw:points="0,700 201,501 201,0 0,201"><text:p/></draw:polygon><draw:polygon draw:style-name="gr35" draw:text-style-name="P41" svg:width="0.2cm" svg:height="0.699cm" svg:x="8.442cm" svg:y="1.494cm" svg:viewBox="0 0 201 700" draw:points="0,700 201,501 201,0 0,201"><text:p/></draw:polygon><draw:polygon draw:style-name="gr36" draw:text-style-name="P41" svg:width="0.2cm" svg:height="0.699cm" svg:x="7.84cm" svg:y="1.588cm" svg:viewBox="0 0 201 700" draw:points="0,700 201,501 201,0 0,201"><text:p/></draw:polygon><draw:polygon draw:style-name="gr37" draw:text-style-name="P41" svg:width="0.2cm" svg:height="0.699cm" svg:x="8.038cm" svg:y="1.39cm" svg:viewBox="0 0 201 700" draw:points="0,700 201,501 201,0 0,201"><text:p/></draw:polygon><draw:polygon draw:style-name="gr38" draw:text-style-name="P41" svg:width="0.2cm" svg:height="0.699cm" svg:x="8.241cm" svg:y="1.19cm" svg:viewBox="0 0 201 700" draw:points="0,700 201,501 201,0 0,201"><text:p/></draw:polygon><draw:polygon draw:style-name="gr39" draw:text-style-name="P41" svg:width="0.2cm" svg:height="0.699cm" svg:x="8.442cm" svg:y="0.986cm" svg:viewBox="0 0 201 700" draw:points="0,700 201,501 201,0 0,201"><text:p/></draw:polygon><draw:polygon draw:style-name="gr40" draw:text-style-name="P41" svg:width="0.2cm" svg:height="0.699cm" svg:x="7.84cm" svg:y="1.09cm" svg:viewBox="0 0 201 700" draw:points="0,700 201,501 201,0 0,201"><text:p/></draw:polygon><draw:polygon draw:style-name="gr41" draw:text-style-name="P41" svg:width="0.2cm" svg:height="0.699cm" svg:x="8.038cm" svg:y="0.889cm" svg:viewBox="0 0 201 700" draw:points="0,700 201,501 201,0 0,201"><text:p/></draw:polygon><draw:polygon draw:style-name="gr42" draw:text-style-name="P41" svg:width="0.2cm" svg:height="0.699cm" svg:x="8.241cm" svg:y="0.689cm" svg:viewBox="0 0 201 700" draw:points="0,700 201,501 201,0 0,201"><text:p/></draw:polygon><draw:polygon draw:style-name="gr43" draw:text-style-name="P41" svg:width="0.2cm" svg:height="0.699cm" svg:x="8.442cm" svg:y="0.489cm" svg:viewBox="0 0 201 700" draw:points="0,700 201,501 201,0 0,201"><text:p/></draw:polygon><draw:polygon draw:style-name="gr26" draw:text-style-name="P42" svg:width="0.699cm" svg:height="0.197cm" svg:x="6.537cm" svg:y="0.889cm" svg:viewBox="0 0 700 198" draw:points="0,198 199,0 700,0 499,198"><text:p/></draw:polygon><draw:polygon draw:style-name="gr26" draw:text-style-name="P42" svg:width="0.699cm" svg:height="0.197cm" svg:x="6.036cm" svg:y="0.889cm" svg:viewBox="0 0 700 198" draw:points="0,198 199,0 700,0 499,198"><text:p/></draw:polygon><draw:polygon draw:style-name="gr26" draw:text-style-name="P42" svg:width="0.699cm" svg:height="0.197cm" svg:x="6.738cm" svg:y="0.69cm" svg:viewBox="0 0 700 198" draw:points="0,198 199,0 700,0 499,198"><text:p/></draw:polygon><draw:polygon draw:style-name="gr26" draw:text-style-name="P42" svg:width="0.699cm" svg:height="0.197cm" svg:x="6.238cm" svg:y="0.69cm" svg:viewBox="0 0 700 198" draw:points="0,198 199,0 700,0 499,198"><text:p/></draw:polygon><draw:polygon draw:style-name="gr26" draw:text-style-name="P42" svg:width="0.699cm" svg:height="0.197cm" svg:x="6.939cm" svg:y="0.494cm" svg:viewBox="0 0 700 198" draw:points="0,198 199,0 700,0 499,198"><text:p/></draw:polygon><draw:polygon draw:style-name="gr26" draw:text-style-name="P42" svg:width="0.699cm" svg:height="0.197cm" svg:x="6.438cm" svg:y="0.494cm" svg:viewBox="0 0 700 198" draw:points="0,198 199,0 700,0 499,198"><text:p/></draw:polygon><draw:custom-shape draw:style-name="gr27" draw:text-style-name="P40" svg:width="0.503cm" svg:height="0.505cm" svg:x="6.336cm" svg:y="1.787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5.836cm" svg:y="1.787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6.336cm" svg:y="1.29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5.836cm" svg:y="1.29cm"><text:p/><draw:enhanced-geometry svg:viewBox="0 0 21600 21600" draw:type="rectangle" draw:enhanced-path="M 0 0 L 21600 0 21600 21600 0 21600 0 0 Z N"/></draw:custom-shape><draw:polygon draw:style-name="gr26" draw:text-style-name="P42" svg:width="0.699cm" svg:height="0.197cm" svg:x="7.336cm" svg:y="1.09cm" svg:viewBox="0 0 700 198" draw:points="0,198 199,0 700,0 499,198"><text:p/></draw:polygon><draw:polygon draw:style-name="gr26" draw:text-style-name="P42" svg:width="0.699cm" svg:height="0.197cm" svg:x="6.835cm" svg:y="1.09cm" svg:viewBox="0 0 700 198" draw:points="0,198 199,0 700,0 499,198"><text:p/></draw:polygon><draw:polygon draw:style-name="gr26" draw:text-style-name="P42" svg:width="0.699cm" svg:height="0.197cm" svg:x="7.538cm" svg:y="0.889cm" svg:viewBox="0 0 700 198" draw:points="0,198 199,0 700,0 499,198"><text:p/></draw:polygon><draw:polygon draw:style-name="gr26" draw:text-style-name="P42" svg:width="0.699cm" svg:height="0.197cm" svg:x="7.036cm" svg:y="0.889cm" svg:viewBox="0 0 700 198" draw:points="0,198 199,0 700,0 499,198"><text:p/></draw:polygon><draw:polygon draw:style-name="gr26" draw:text-style-name="P42" svg:width="0.699cm" svg:height="0.197cm" svg:x="7.738cm" svg:y="0.69cm" svg:viewBox="0 0 700 198" draw:points="0,198 199,0 700,0 499,198"><text:p/></draw:polygon><draw:polygon draw:style-name="gr26" draw:text-style-name="P42" svg:width="0.699cm" svg:height="0.197cm" svg:x="7.239cm" svg:y="0.69cm" svg:viewBox="0 0 700 198" draw:points="0,198 199,0 700,0 499,198"><text:p/></draw:polygon><draw:polygon draw:style-name="gr26" draw:text-style-name="P42" svg:width="0.699cm" svg:height="0.197cm" svg:x="7.934cm" svg:y="0.494cm" svg:viewBox="0 0 700 198" draw:points="0,198 199,0 700,0 499,198"><text:p/></draw:polygon><draw:polygon draw:style-name="gr26" draw:text-style-name="P42" svg:width="0.699cm" svg:height="0.197cm" svg:x="7.438cm" svg:y="0.494cm" svg:viewBox="0 0 700 198" draw:points="0,198 199,0 700,0 499,198"><text:p/></draw:polygon></draw:g></draw:g>Détermine le volume des cubes <text:line-break/>en centimètres cubes.</text:p>
              </text:list-item>
            </text:list>
          </text:list-item>
        </text:list>
        <text:p text:style-name="P16"/>
        <text:p text:style-name="P16"/>
        <text:p text:style-name="P16"/>
        <text:p text:style-name="P16"/>
        <text:p text:style-name="FILET_5f_POINTILLES"><text:span text:style-name="_5f_pointillés_20_gris">….............................<text:tab/>…........................….........</text:span></text:p>
        <text:p text:style-name="FILET_5f_POINTILLES"><text:span text:style-name="_5f_pointillés_20_gris">….............................<text:tab/>…........................….........</text:span></text:p>
        <text:list xml:id="list73320379467885" text:continue-numbering="true" text:style-name="_5f_Numérotation_20_des_20_exercices_20_livrets">
          <text:list-item>
            <text:list>
              <text:list-item>
                <text:p text:style-name="_5f_Paragraphe_20_énoncé_20_après_20_numéro">Yani veut construire un cube de 5 cm de côté en utilisant des petits cubes en bois de 1 cm de côté. Combien de cubes doit‑il prévoir ?</text:p>
                <text:p text:style-name="P19"><text:span text:style-name="_5f_pointillés_20_gris"><text:span text:style-name="T5"><text:tab/></text:span></text:span></text:p>
                <text:p text:style-name="P19"><text:span text:style-name="_5f_pointillés_20_gris"><text:span text:style-name="T5"><text:tab/></text:span></text:span></text:p>
                <text:p text:style-name="P19"><text:span text:style-name="_5f_pointillés_20_gris"><text:span text:style-name="T5"><text:tab/></text:span></text:span></text:p>
              </text:list-item>
              <text:list-item>
                <text:p text:style-name="_5f_Paragraphe_20_énoncé_20_après_20_numéro"><draw:g text:anchor-type="paragraph" draw:z-index="19" draw:name="Shape20" draw:style-name="gr44"><draw:custom-shape draw:style-name="gr27" draw:text-style-name="P40" svg:width="0.503cm" svg:height="0.505cm" svg:x="6.022cm" svg:y="2.462cm"><text:p/><draw:enhanced-geometry svg:viewBox="0 0 21600 21600" draw:type="rectangle" draw:enhanced-path="M 0 0 L 21600 0 21600 21600 0 21600 0 0 Z N"/></draw:custom-shape><draw:custom-shape draw:style-name="gr27" draw:text-style-name="P40" svg:width="0.503cm" svg:height="0.505cm" svg:x="6.022cm" svg:y="1.961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6.022cm" svg:y="1.462cm"><text:p/><draw:enhanced-geometry svg:viewBox="0 0 21600 21600" draw:type="rectangle" draw:enhanced-path="M 0 0 L 21600 0 21600 21600 0 21600 0 0 Z N"/></draw:custom-shape><draw:polygon draw:style-name="gr45" draw:text-style-name="P42" svg:width="0.699cm" svg:height="0.197cm" svg:x="6.32cm" svg:y="1.466cm" svg:viewBox="0 0 700 198" draw:points="0,198 199,0 700,0 499,198"><text:p/></draw:polygon><draw:polygon draw:style-name="gr45" draw:text-style-name="P42" svg:width="0.699cm" svg:height="0.197cm" svg:x="5.824cm" svg:y="2.964cm" svg:viewBox="0 0 700 198" draw:points="0,198 199,0 700,0 499,198"><text:p/></draw:polygon><draw:custom-shape draw:style-name="gr12" draw:text-style-name="P40" svg:width="0.503cm" svg:height="0.503cm" svg:x="7.322cm" svg:y="3.162cm"><text:p/><draw:enhanced-geometry svg:viewBox="0 0 21600 21600" draw:type="rectangle" draw:enhanced-path="M 0 0 L 21600 0 21600 21600 0 21600 0 0 Z N"/></draw:custom-shape><draw:custom-shape draw:style-name="gr12" draw:text-style-name="P40" svg:width="0.5cm" svg:height="0.503cm" svg:x="6.824cm" svg:y="3.162cm"><text:p/><draw:enhanced-geometry svg:viewBox="0 0 21600 21600" draw:type="rectangle" draw:enhanced-path="M 0 0 L 21600 0 21600 21600 0 21600 0 0 Z N"/></draw:custom-shape><draw:custom-shape draw:style-name="gr12" draw:text-style-name="P40" svg:width="0.502cm" svg:height="0.503cm" svg:x="7.424cm" svg:y="1.563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8.422cm" svg:y="2.064cm"><text:p/><draw:enhanced-geometry svg:viewBox="0 0 21600 21600" draw:type="rectangle" draw:enhanced-path="M 0 0 L 21600 0 21600 21600 0 21600 0 0 Z N"/></draw:custom-shape><draw:polygon draw:style-name="gr46" draw:text-style-name="P41" svg:width="0.2cm" svg:height="0.699cm" svg:x="7.827cm" svg:y="2.964cm" svg:viewBox="0 0 201 700" draw:points="0,700 201,501 201,0 0,201"><text:p/></draw:polygon><draw:custom-shape draw:style-name="gr12" draw:text-style-name="P40" svg:width="0.5cm" svg:height="0.503cm" svg:x="6.824cm" svg:y="2.663cm"><text:p/><draw:enhanced-geometry svg:viewBox="0 0 21600 21600" draw:type="rectangle" draw:enhanced-path="M 0 0 L 21600 0 21600 21600 0 21600 0 0 Z N"/></draw:custom-shape><draw:custom-shape draw:style-name="gr12" draw:text-style-name="P40" svg:width="0.502cm" svg:height="0.503cm" svg:x="8.623cm" svg:y="1.362cm"><text:p/><draw:enhanced-geometry svg:viewBox="0 0 21600 21600" draw:type="rectangle" draw:enhanced-path="M 0 0 L 21600 0 21600 21600 0 21600 0 0 Z N"/></draw:custom-shape><draw:custom-shape draw:style-name="gr27" draw:text-style-name="P40" svg:width="0.502cm" svg:height="0.505cm" svg:x="8.623cm" svg:y="0.861cm"><text:p/><draw:enhanced-geometry svg:viewBox="0 0 21600 21600" draw:type="rectangle" draw:enhanced-path="M 0 0 L 21600 0 21600 21600 0 21600 0 0 Z N"/></draw:custom-shape><draw:custom-shape draw:style-name="gr12" draw:text-style-name="P40" svg:width="0.502cm" svg:height="0.503cm" svg:x="7.424cm" svg:y="1.062cm"><text:p/><draw:enhanced-geometry svg:viewBox="0 0 21600 21600" draw:type="rectangle" draw:enhanced-path="M 0 0 L 21600 0 21600 21600 0 21600 0 0 Z N"/></draw:custom-shape><draw:custom-shape draw:style-name="gr12" draw:text-style-name="P40" svg:width="0.502cm" svg:height="0.503cm" svg:x="6.323cm" svg:y="3.162cm"><text:p/><draw:enhanced-geometry svg:viewBox="0 0 21600 21600" draw:type="rectangle" draw:enhanced-path="M 0 0 L 21600 0 21600 21600 0 21600 0 0 Z N"/></draw:custom-shape><draw:custom-shape draw:style-name="gr12" draw:text-style-name="P40" svg:width="0.5cm" svg:height="0.503cm" svg:x="5.824cm" svg:y="3.162cm"><text:p/><draw:enhanced-geometry svg:viewBox="0 0 21600 21600" draw:type="rectangle" draw:enhanced-path="M 0 0 L 21600 0 21600 21600 0 21600 0 0 Z N"/></draw:custom-shape><draw:custom-shape draw:style-name="gr12" draw:text-style-name="P40" svg:width="0.502cm" svg:height="0.503cm" svg:x="6.323cm" svg:y="2.663cm"><text:p/><draw:enhanced-geometry svg:viewBox="0 0 21600 21600" draw:type="rectangle" draw:enhanced-path="M 0 0 L 21600 0 21600 21600 0 21600 0 0 Z N"/></draw:custom-shape><draw:polygon draw:style-name="gr47" draw:text-style-name="P41" svg:width="0.2cm" svg:height="0.699cm" svg:x="8.028cm" svg:y="2.763cm" svg:viewBox="0 0 201 700" draw:points="0,700 201,501 201,0 0,201"><text:p/></draw:polygon><draw:polygon draw:style-name="gr48" draw:text-style-name="P41" svg:width="0.2cm" svg:height="0.699cm" svg:x="8.726cm" svg:y="2.563cm" svg:viewBox="0 0 201 700" draw:points="0,700 201,501 201,0 0,201"><text:p/></draw:polygon><draw:polygon draw:style-name="gr49" draw:text-style-name="P41" svg:width="0.2cm" svg:height="0.699cm" svg:x="8.927cm" svg:y="2.362cm" svg:viewBox="0 0 201 700" draw:points="0,700 201,501 201,0 0,201"><text:p/></draw:polygon><draw:polygon draw:style-name="gr50" draw:text-style-name="P41" svg:width="0.2cm" svg:height="0.699cm" svg:x="7.327cm" svg:y="2.465cm" svg:viewBox="0 0 201 700" draw:points="0,700 201,501 201,0 0,201"><text:p/></draw:polygon><draw:polygon draw:style-name="gr51" draw:text-style-name="P41" svg:width="0.2cm" svg:height="0.699cm" svg:x="7.528cm" svg:y="2.265cm" svg:viewBox="0 0 201 700" draw:points="0,700 201,501 201,0 0,201"><text:p/></draw:polygon><draw:polygon draw:style-name="gr52" draw:text-style-name="P41" svg:width="0.2cm" svg:height="0.699cm" svg:x="7.724cm" svg:y="2.064cm" svg:viewBox="0 0 201 700" draw:points="0,700 201,501 201,0 0,201"><text:p/></draw:polygon><draw:polygon draw:style-name="gr53" draw:text-style-name="P41" svg:width="0.2cm" svg:height="0.699cm" svg:x="8.927cm" svg:y="1.861cm" svg:viewBox="0 0 201 700" draw:points="0,700 201,501 201,0 0,201"><text:p/></draw:polygon><draw:polygon draw:style-name="gr54" draw:text-style-name="P41" svg:width="0.2cm" svg:height="0.699cm" svg:x="6.827cm" svg:y="1.964cm" svg:viewBox="0 0 201 700" draw:points="0,700 201,501 201,0 0,201"><text:p/></draw:polygon><draw:polygon draw:style-name="gr55" draw:text-style-name="P41" svg:width="0.2cm" svg:height="0.699cm" svg:x="7.028cm" svg:y="1.763cm" svg:viewBox="0 0 201 700" draw:points="0,700 201,501 201,0 0,201"><text:p/></draw:polygon><draw:polygon draw:style-name="gr56" draw:text-style-name="P41" svg:width="0.2cm" svg:height="0.699cm" svg:x="7.228cm" svg:y="1.563cm" svg:viewBox="0 0 201 700" draw:points="0,700 201,501 201,0 0,201"><text:p/></draw:polygon><draw:polygon draw:style-name="gr57" draw:text-style-name="P41" svg:width="0.2cm" svg:height="0.699cm" svg:x="6.827cm" svg:y="1.466cm" svg:viewBox="0 0 201 700" draw:points="0,700 201,501 201,0 0,201"><text:p/></draw:polygon><draw:polygon draw:style-name="gr58" draw:text-style-name="P41" svg:width="0.2cm" svg:height="0.699cm" svg:x="7.028cm" svg:y="1.263cm" svg:viewBox="0 0 201 700" draw:points="0,700 201,501 201,0 0,201"><text:p/></draw:polygon><draw:polygon draw:style-name="gr59" draw:text-style-name="P41" svg:width="0.2cm" svg:height="0.699cm" svg:x="7.228cm" svg:y="1.062cm" svg:viewBox="0 0 201 700" draw:points="0,700 201,501 201,0 0,201"><text:p/></draw:polygon><draw:polygon draw:style-name="gr60" draw:text-style-name="P41" svg:width="0.2cm" svg:height="0.699cm" svg:x="7.927cm" svg:y="0.861cm" svg:viewBox="0 0 201 700" draw:points="0,700 201,501 201,0 0,201"><text:p/></draw:polygon><draw:polygon draw:style-name="gr45" draw:text-style-name="P42" svg:width="0.699cm" svg:height="0.197cm" svg:x="6.523cm" svg:y="1.263cm" svg:viewBox="0 0 700 198" draw:points="0,198 199,0 700,0 499,198"><text:p/></draw:polygon><draw:polygon draw:style-name="gr45" draw:text-style-name="P42" svg:width="0.699cm" svg:height="0.197cm" svg:x="6.022cm" svg:y="1.263cm" svg:viewBox="0 0 700 198" draw:points="0,198 199,0 700,0 499,198"><text:p/></draw:polygon><draw:polygon draw:style-name="gr45" draw:text-style-name="P42" svg:width="0.699cm" svg:height="0.197cm" svg:x="6.724cm" svg:y="1.062cm" svg:viewBox="0 0 700 198" draw:points="0,198 199,0 700,0 499,198"><text:p/></draw:polygon><draw:polygon draw:style-name="gr45" draw:text-style-name="P42" svg:width="0.699cm" svg:height="0.197cm" svg:x="6.223cm" svg:y="1.062cm" svg:viewBox="0 0 700 198" draw:points="0,198 199,0 700,0 499,198"><text:p/></draw:polygon><draw:polygon draw:style-name="gr45" draw:text-style-name="P42" svg:width="0.699cm" svg:height="0.197cm" svg:x="6.925cm" svg:y="0.865cm" svg:viewBox="0 0 700 198" draw:points="0,198 199,0 700,0 499,198"><text:p/></draw:polygon><draw:polygon draw:style-name="gr45" draw:text-style-name="P42" svg:width="0.699cm" svg:height="0.197cm" svg:x="6.424cm" svg:y="0.865cm" svg:viewBox="0 0 700 198" draw:points="0,198 199,0 700,0 499,198"><text:p/></draw:polygon><draw:custom-shape draw:style-name="gr27" draw:text-style-name="P40" svg:width="0.502cm" svg:height="0.505cm" svg:x="6.323cm" svg:y="2.161cm"><text:p/><draw:enhanced-geometry svg:viewBox="0 0 21600 21600" draw:type="rectangle" draw:enhanced-path="M 0 0 L 21600 0 21600 21600 0 21600 0 0 Z N"/></draw:custom-shape><draw:custom-shape draw:style-name="gr27" draw:text-style-name="P40" svg:width="0.502cm" svg:height="0.505cm" svg:x="6.323cm" svg:y="1.661cm"><text:p/><draw:enhanced-geometry svg:viewBox="0 0 21600 21600" draw:type="rectangle" draw:enhanced-path="M 0 0 L 21600 0 21600 21600 0 21600 0 0 Z N"/></draw:custom-shape><draw:polygon draw:style-name="gr45" draw:text-style-name="P42" svg:width="0.699cm" svg:height="0.197cm" svg:x="7.322cm" svg:y="2.964cm" svg:viewBox="0 0 700 198" draw:points="0,198 199,0 700,0 499,198"><text:p/></draw:polygon><draw:polygon draw:style-name="gr45" draw:text-style-name="P42" svg:width="0.699cm" svg:height="0.197cm" svg:x="6.824cm" svg:y="2.463cm" svg:viewBox="0 0 700 198" draw:points="0,198 199,0 700,0 499,198"><text:p/></draw:polygon><draw:polygon draw:style-name="gr45" draw:text-style-name="P42" svg:width="0.699cm" svg:height="0.197cm" svg:x="7.523cm" svg:y="2.766cm" svg:viewBox="0 0 700 198" draw:points="0,198 199,0 700,0 499,198"><text:p/></draw:polygon><draw:polygon draw:style-name="gr45" draw:text-style-name="P42" svg:width="0.699cm" svg:height="0.197cm" svg:x="7.022cm" svg:y="2.264cm" svg:viewBox="0 0 700 198" draw:points="0,198 199,0 700,0 499,198"><text:p/></draw:polygon><draw:polygon draw:style-name="gr45" draw:text-style-name="P42" svg:width="0.699cm" svg:height="0.197cm" svg:x="7.724cm" svg:y="2.563cm" svg:viewBox="0 0 700 198" draw:points="0,198 199,0 700,0 499,198"><text:p/></draw:polygon><draw:polygon draw:style-name="gr45" draw:text-style-name="P42" svg:width="0.699cm" svg:height="0.197cm" svg:x="7.225cm" svg:y="2.064cm" svg:viewBox="0 0 700 198" draw:points="0,198 199,0 700,0 499,198"><text:p/></draw:polygon><draw:polygon draw:style-name="gr45" draw:text-style-name="P42" svg:width="0.699cm" svg:height="0.197cm" svg:x="7.924cm" svg:y="1.364cm" svg:viewBox="0 0 700 198" draw:points="0,198 199,0 700,0 499,198"><text:p/></draw:polygon><draw:polygon draw:style-name="gr45" draw:text-style-name="P42" svg:width="0.699cm" svg:height="0.197cm" svg:x="7.424cm" svg:y="0.865cm" svg:viewBox="0 0 700 198" draw:points="0,198 199,0 700,0 499,198"><text:p/></draw:polygon><draw:custom-shape draw:style-name="gr12" draw:text-style-name="P40" svg:width="0.503cm" svg:height="0.503cm" svg:x="8.223cm" svg:y="2.764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7.923cm" svg:y="2.064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7.923cm" svg:y="1.563cm"><text:p/><draw:enhanced-geometry svg:viewBox="0 0 21600 21600" draw:type="rectangle" draw:enhanced-path="M 0 0 L 21600 0 21600 21600 0 21600 0 0 Z N"/></draw:custom-shape><draw:custom-shape draw:style-name="gr61" draw:text-style-name="P40" svg:width="0.505cm" svg:height="0.507cm" svg:x="8.121cm" svg:y="0.861cm"><text:p/><draw:enhanced-geometry svg:viewBox="0 0 21600 21600" draw:type="rectangle" draw:enhanced-path="M 0 0 L 21600 0 21600 21600 0 21600 0 0 Z N"/></draw:custom-shape><draw:custom-shape draw:style-name="gr12" draw:text-style-name="P40" svg:width="0.505cm" svg:height="0.503cm" svg:x="7.322cm" svg:y="3.662cm"><text:p/><draw:enhanced-geometry svg:viewBox="0 0 21600 21600" draw:type="rectangle" draw:enhanced-path="M 0 0 L 21600 0 21600 21600 0 21600 0 0 Z N"/></draw:custom-shape><draw:custom-shape draw:style-name="gr12" draw:text-style-name="P40" svg:width="0.502cm" svg:height="0.503cm" svg:x="6.824cm" svg:y="3.662cm"><text:p/><draw:enhanced-geometry svg:viewBox="0 0 21600 21600" draw:type="rectangle" draw:enhanced-path="M 0 0 L 21600 0 21600 21600 0 21600 0 0 Z N"/></draw:custom-shape><draw:custom-shape draw:style-name="gr12" draw:text-style-name="P40" svg:width="0.503cm" svg:height="0.503cm" svg:x="6.323cm" svg:y="3.662cm"><text:p/><draw:enhanced-geometry svg:viewBox="0 0 21600 21600" draw:type="rectangle" draw:enhanced-path="M 0 0 L 21600 0 21600 21600 0 21600 0 0 Z N"/></draw:custom-shape><draw:custom-shape draw:style-name="gr12" draw:text-style-name="P40" svg:width="0.5cm" svg:height="0.503cm" svg:x="5.826cm" svg:y="3.662cm"><text:p/><draw:enhanced-geometry svg:viewBox="0 0 21600 21600" draw:type="rectangle" draw:enhanced-path="M 0 0 L 21600 0 21600 21600 0 21600 0 0 Z N"/></draw:custom-shape><draw:custom-shape draw:style-name="gr12" draw:text-style-name="P40" svg:width="0.502cm" svg:height="0.503cm" svg:x="7.824cm" svg:y="3.663cm"><text:p/><draw:enhanced-geometry svg:viewBox="0 0 21600 21600" draw:type="rectangle" draw:enhanced-path="M 0 0 L 21600 0 21600 21600 0 21600 0 0 Z N"/></draw:custom-shape><draw:polygon draw:style-name="gr45" draw:text-style-name="P42" svg:width="0.699cm" svg:height="0.197cm" svg:x="7.821cm" svg:y="3.465cm" svg:viewBox="0 0 700 198" draw:points="0,198 199,0 700,0 499,198"><text:p/></draw:polygon><draw:polygon draw:style-name="gr45" draw:text-style-name="P42" svg:width="0.699cm" svg:height="0.197cm" svg:x="8.024cm" svg:y="3.269cm" svg:viewBox="0 0 700 198" draw:points="0,198 199,0 700,0 499,198"><text:p/></draw:polygon><draw:polygon draw:style-name="gr45" draw:text-style-name="P42" svg:width="0.699cm" svg:height="0.197cm" svg:x="8.224cm" svg:y="2.563cm" svg:viewBox="0 0 700 198" draw:points="0,198 199,0 700,0 499,198"><text:p/></draw:polygon><draw:polygon draw:style-name="gr45" draw:text-style-name="P42" svg:width="0.699cm" svg:height="0.197cm" svg:x="8.424cm" svg:y="1.865cm" svg:viewBox="0 0 700 198" draw:points="0,198 199,0 700,0 499,198"><text:p/></draw:polygon><draw:polygon draw:style-name="gr45" draw:text-style-name="P42" svg:width="0.699cm" svg:height="0.197cm" svg:x="7.125cm" svg:y="0.667cm" svg:viewBox="0 0 700 198" draw:points="0,198 199,0 700,0 499,198"><text:p/></draw:polygon><draw:polygon draw:style-name="gr45" draw:text-style-name="P42" svg:width="0.699cm" svg:height="0.197cm" svg:x="6.624cm" svg:y="0.667cm" svg:viewBox="0 0 700 198" draw:points="0,198 199,0 700,0 499,198"><text:p/></draw:polygon><draw:polygon draw:style-name="gr45" draw:text-style-name="P42" svg:width="0.699cm" svg:height="0.197cm" svg:x="8.124cm" svg:y="0.667cm" svg:viewBox="0 0 700 198" draw:points="0,198 199,0 700,0 499,198"><text:p/></draw:polygon><draw:polygon draw:style-name="gr45" draw:text-style-name="P42" svg:width="0.699cm" svg:height="0.197cm" svg:x="7.62cm" svg:y="0.667cm" svg:viewBox="0 0 700 198" draw:points="0,198 199,0 700,0 499,198"><text:p/></draw:polygon><draw:polygon draw:style-name="gr45" draw:text-style-name="P42" svg:width="0.699cm" svg:height="0.197cm" svg:x="8.622cm" svg:y="0.667cm" svg:viewBox="0 0 700 198" draw:points="0,198 199,0 700,0 499,198"><text:p/></draw:polygon><draw:polygon draw:style-name="gr62" draw:text-style-name="P41" svg:width="0.2cm" svg:height="0.699cm" svg:x="9.13cm" svg:y="2.161cm" svg:viewBox="0 0 201 700" draw:points="0,700 201,501 201,0 0,201"><text:p/></draw:polygon><draw:polygon draw:style-name="gr63" draw:text-style-name="P41" svg:width="0.2cm" svg:height="0.699cm" svg:x="9.13cm" svg:y="1.66cm" svg:viewBox="0 0 201 700" draw:points="0,700 201,501 201,0 0,201"><text:p/></draw:polygon><draw:polygon draw:style-name="gr64" draw:text-style-name="P41" svg:width="0.2cm" svg:height="0.699cm" svg:x="9.13cm" svg:y="1.159cm" svg:viewBox="0 0 201 700" draw:points="0,700 201,501 201,0 0,201"><text:p/></draw:polygon><draw:polygon draw:style-name="gr65" draw:text-style-name="P41" svg:width="0.2cm" svg:height="0.699cm" svg:x="9.13cm" svg:y="0.664cm" svg:viewBox="0 0 201 700" draw:points="0,700 201,501 201,0 0,201"><text:p/></draw:polygon><draw:polygon draw:style-name="gr66" draw:text-style-name="P41" svg:width="0.2cm" svg:height="0.699cm" svg:x="8.327cm" svg:y="3.461cm" svg:viewBox="0 0 201 700" draw:points="0,700 201,501 201,0 0,201"><text:p/></draw:polygon><draw:polygon draw:style-name="gr67" draw:text-style-name="P41" svg:width="0.2cm" svg:height="0.699cm" svg:x="8.528cm" svg:y="3.262cm" svg:viewBox="0 0 201 700" draw:points="0,700 201,501 201,0 0,201"><text:p/></draw:polygon><draw:polygon draw:style-name="gr68" draw:text-style-name="P41" svg:width="0.2cm" svg:height="0.699cm" svg:x="8.726cm" svg:y="3.063cm" svg:viewBox="0 0 201 700" draw:points="0,700 201,501 201,0 0,201"><text:p/></draw:polygon><draw:polygon draw:style-name="gr69" draw:text-style-name="P41" svg:width="0.2cm" svg:height="0.699cm" svg:x="8.927cm" svg:y="2.863cm" svg:viewBox="0 0 201 700" draw:points="0,700 201,501 201,0 0,201"><text:p/></draw:polygon><draw:polygon draw:style-name="gr70" draw:text-style-name="P41" svg:width="0.2cm" svg:height="0.699cm" svg:x="9.13cm" svg:y="2.66cm" svg:viewBox="0 0 201 700" draw:points="0,700 201,501 201,0 0,201"><text:p/></draw:polygon><draw:polygon draw:style-name="gr71" draw:text-style-name="P41" svg:width="0.2cm" svg:height="0.699cm" svg:x="8.428cm" svg:y="1.364cm" svg:viewBox="0 0 201 700" draw:points="0,700 201,501 201,0 0,201"><text:p/></draw:polygon></draw:g>Louise a commencé la construction d'un cube, combien lui manque‑t‑il de pe­tits cubes pour terminer son em­pilement ?</text:p>
                <text:p text:style-name="P20"><text:span text:style-name="_5f_pointillés_20_gris"><text:span text:style-name="T5"><text:tab/></text:span></text:span></text:p>
              </text:list-item>
            </text:list>
          </text:list-item>
        </text:list>
        <text:p text:style-name="P11"><text:span text:style-name="_5f_pointillés_20_gris"><text:span text:style-name="T5"><text:tab/></text:span></text:span></text:p>
        <text:p text:style-name="P11"><text:span text:style-name="_5f_pointillés_20_gris"><text:span text:style-name="T5"><text:tab/></text:span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2="2" draw:dots2-length="0.05cm" draw:distance="0.1cm"/>
    <draw:stroke-dash draw:name="Dashed_20__28_var_29__20_5556" draw:display-name="Dashed (var) 5556" draw:style="rect" draw:dots2="2" draw:dots2-length="0.05cm" draw:distance="0.1cm"/>
    <draw:stroke-dash draw:name="Dashed_20__28_var_29__20_5557" draw:display-name="Dashed (var) 5557" draw:style="rect" draw:dots2="2" draw:dots2-length="0.028cm" draw:distance="0.057cm"/>
    <draw:stroke-dash draw:name="Dashed_20__28_var_29__20_5558" draw:display-name="Dashed (var) 5558" draw:style="rect" draw:dots2="2" draw:dots2-length="0.028cm" draw:distance="0.057cm"/>
    <draw:stroke-dash draw:name="Dashed_20__28_var_29__20_5559" draw:display-name="Dashed (var) 5559" draw:style="rect" draw:dots2="2" draw:dots2-length="0.028cm" draw:distance="0.057cm"/>
    <draw:stroke-dash draw:name="Dashed_20__28_var_29__20_5560" draw:display-name="Dashed (var) 5560" draw:style="rect" draw:dots2="2" draw:dots2-length="0.028cm" draw:distance="0.057cm"/>
    <draw:stroke-dash draw:name="Dashed_20__28_var_29__20_5561" draw:display-name="Dashed (var) 5561" draw:style="rect" draw:dots2="2" draw:dots2-length="0.028cm" draw:distance="0.057cm"/>
    <draw:stroke-dash draw:name="Dashed_20__28_var_29__20_5562" draw:display-name="Dashed (var) 5562" draw:style="rect" draw:dots2="2" draw:dots2-length="0.028cm" draw:distance="0.057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1="1" draw:dots1-length="0.003cm" draw:dots2="1" draw:dots2-length="0.003cm" draw:distance="0.003cm"/>
    <draw:stroke-dash draw:name="Dashed_20__28_var_29__20_5670" draw:display-name="Dashed (var) 5670" draw:style="rect" draw:dots1="1" draw:dots1-length="0.003cm" draw:dots2="1" draw:dots2-length="0.003cm" draw:distance="0.003cm"/>
    <draw:stroke-dash draw:name="Dashed_20__28_var_29__20_5671" draw:display-name="Dashed (var) 5671" draw:style="rect" draw:dots1="1" draw:dots1-length="0.003cm" draw:dots2="1" draw:dots2-length="0.003cm" draw:distance="0.003cm"/>
    <draw:stroke-dash draw:name="Dashed_20__28_var_29__20_5672" draw:display-name="Dashed (var) 5672" draw:style="rect" draw:dots1="1" draw:dots1-length="0.003cm" draw:dots2="1" draw:dots2-length="0.003cm" draw:distance="0.003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3cm" draw:dots2="1" draw:dots2-length="0.003cm" draw:distance="0.003cm"/>
    <draw:stroke-dash draw:name="Dashed_20__28_var_29__20_5679" draw:display-name="Dashed (var) 5679" draw:style="rect" draw:dots1="1" draw:dots1-length="0.003cm" draw:dots2="1" draw:dots2-length="0.003cm" draw:distance="0.00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3cm" draw:dots2="1" draw:dots2-length="0.003cm" draw:distance="0.003cm"/>
    <draw:stroke-dash draw:name="Dashed_20__28_var_29__20_5683" draw:display-name="Dashed (var) 5683" draw:style="rect" draw:dots1="1" draw:dots1-length="0.003cm" draw:dots2="1" draw:dots2-length="0.003cm" draw:distance="0.003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01cm" draw:dots2="1" draw:dots2-length="0.001cm" draw:distance="0.001cm"/>
    <draw:stroke-dash draw:name="Dashed_20__28_var_29__20_5929" draw:display-name="Dashed (var) 5929" draw:style="rect" draw:dots1="1" draw:dots1-length="0.001cm" draw:dots2="1" draw:dots2-length="0.001cm" draw:distance="0.001cm"/>
    <draw:stroke-dash draw:name="Dashed_20__28_var_29__20_5930" draw:display-name="Dashed (var) 5930" draw:style="rect" draw:dots1="1" draw:dots1-length="0.001cm" draw:dots2="1" draw:dots2-length="0.001cm" draw:distance="0.001cm"/>
    <draw:stroke-dash draw:name="Dashed_20__28_var_29__20_5931" draw:display-name="Dashed (var) 5931" draw:style="rect" draw:dots1="1" draw:dots1-length="0.001cm" draw:dots2="1" draw:dots2-length="0.001cm" draw:distance="0.001cm"/>
    <draw:stroke-dash draw:name="Dashed_20__28_var_29__20_5932" draw:display-name="Dashed (var) 5932" draw:style="rect" draw:dots1="1" draw:dots1-length="0.001cm" draw:dots2="1" draw:dots2-length="0.001cm" draw:distance="0.001cm"/>
    <draw:stroke-dash draw:name="Dashed_20__28_var_29__20_5933" draw:display-name="Dashed (var) 5933" draw:style="rect" draw:dots1="1" draw:dots1-length="0.001cm" draw:dots2="1" draw:dots2-length="0.001cm" draw:distance="0.001cm"/>
    <draw:stroke-dash draw:name="Dashed_20__28_var_29__20_5934" draw:display-name="Dashed (var) 5934" draw:style="rect" draw:dots1="1" draw:dots1-length="0.001cm" draw:dots2="1" draw:dots2-length="0.001cm" draw:distance="0.001cm"/>
    <draw:stroke-dash draw:name="Dashed_20__28_var_29__20_5935" draw:display-name="Dashed (var) 5935" draw:style="rect" draw:dots1="1" draw:dots1-length="0.001cm" draw:dots2="1" draw:dots2-length="0.001cm" draw:distance="0.001cm"/>
    <draw:stroke-dash draw:name="Dashed_20__28_var_29__20_5936" draw:display-name="Dashed (var) 5936" draw:style="rect" draw:dots1="1" draw:dots1-length="0.001cm" draw:dots2="1" draw:dots2-length="0.001cm" draw:distance="0.001cm"/>
    <draw:stroke-dash draw:name="Dashed_20__28_var_29__20_5937" draw:display-name="Dashed (var) 5937" draw:style="rect" draw:dots1="1" draw:dots1-length="0.001cm" draw:dots2="1" draw:dots2-length="0.001cm" draw:distance="0.001cm"/>
    <draw:stroke-dash draw:name="Dashed_20__28_var_29__20_5938" draw:display-name="Dashed (var) 5938" draw:style="rect" draw:dots1="1" draw:dots1-length="0.001cm" draw:dots2="1" draw:dots2-length="0.001cm" draw:distance="0.001cm"/>
    <draw:stroke-dash draw:name="Dashed_20__28_var_29__20_5939" draw:display-name="Dashed (var) 5939" draw:style="rect" draw:dots1="1" draw:dots1-length="0.001cm" draw:dots2="1" draw:dots2-length="0.001cm" draw:distance="0.001cm"/>
    <draw:stroke-dash draw:name="Dashed_20__28_var_29__20_5940" draw:display-name="Dashed (var) 5940" draw:style="rect" draw:dots1="1" draw:dots1-length="0.001cm" draw:dots2="1" draw:dots2-length="0.001cm" draw:distance="0.001cm"/>
    <draw:stroke-dash draw:name="Dashed_20__28_var_29__20_5941" draw:display-name="Dashed (var) 5941" draw:style="rect" draw:dots1="1" draw:dots1-length="0.001cm" draw:dots2="1" draw:dots2-length="0.001cm" draw:distance="0.00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1cm" draw:dots2="1" draw:dots2-length="0.001cm" draw:distance="0.001cm"/>
    <draw:stroke-dash draw:name="Dashed_20__28_var_29__20_5966" draw:display-name="Dashed (var) 5966" draw:style="rect" draw:dots1="1" draw:dots1-length="0.001cm" draw:dots2="1" draw:dots2-length="0.001cm" draw:distance="0.001cm"/>
    <draw:stroke-dash draw:name="Dashed_20__28_var_29__20_5967" draw:display-name="Dashed (var) 5967" draw:style="rect" draw:dots1="1" draw:dots1-length="0.001cm" draw:dots2="1" draw:dots2-length="0.001cm" draw:distance="0.001cm"/>
    <draw:stroke-dash draw:name="Dashed_20__28_var_29__20_5968" draw:display-name="Dashed (var) 5968" draw:style="rect" draw:dots1="1" draw:dots1-length="0.001cm" draw:dots2="1" draw:dots2-length="0.001cm" draw:distance="0.001cm"/>
    <draw:stroke-dash draw:name="Dashed_20__28_var_29__20_5969" draw:display-name="Dashed (var) 5969" draw:style="rect" draw:dots1="1" draw:dots1-length="0.001cm" draw:dots2="1" draw:dots2-length="0.001cm" draw:distance="0.001cm"/>
    <draw:stroke-dash draw:name="Dashed_20__28_var_29__20_5970" draw:display-name="Dashed (var) 5970" draw:style="rect" draw:dots1="1" draw:dots1-length="0.001cm" draw:dots2="1" draw:dots2-length="0.001cm" draw:distance="0.001cm"/>
    <draw:stroke-dash draw:name="Dashed_20__28_var_29__20_5971" draw:display-name="Dashed (var) 5971" draw:style="rect" draw:dots1="1" draw:dots1-length="0.001cm" draw:dots2="1" draw:dots2-length="0.001cm" draw:distance="0.001cm"/>
    <draw:stroke-dash draw:name="Dashed_20__28_var_29__20_5972" draw:display-name="Dashed (var) 5972" draw:style="rect" draw:dots1="1" draw:dots1-length="0.001cm" draw:dots2="1" draw:dots2-length="0.001cm" draw:distance="0.001cm"/>
    <draw:stroke-dash draw:name="Dashed_20__28_var_29__20_5973" draw:display-name="Dashed (var) 5973" draw:style="rect" draw:dots1="1" draw:dots1-length="0.001cm" draw:dots2="1" draw:dots2-length="0.001cm" draw:distance="0.001cm"/>
    <draw:stroke-dash draw:name="Dashed_20__28_var_29__20_5974" draw:display-name="Dashed (var) 5974" draw:style="rect" draw:dots1="1" draw:dots1-length="0.001cm" draw:dots2="1" draw:dots2-length="0.001cm" draw:distance="0.001cm"/>
    <draw:stroke-dash draw:name="Dashed_20__28_var_29__20_5976" draw:display-name="Dashed (var) 5976" draw:style="rect" draw:dots1="1" draw:dots1-length="0.001cm" draw:dots2="1" draw:dots2-length="0.001cm" draw:distance="0.00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draw:stroke-dash draw:name="Dashed_20__28_var_29__20_6817" draw:display-name="Dashed (var) 6817" draw:style="rect" draw:dots1="1" draw:dots1-length="0.002cm" draw:dots2="1" draw:dots2-length="0.002cm" draw:distance="0.002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02cm" draw:dots2="1" draw:dots2-length="0.002cm" draw:distance="0.002cm"/>
    <draw:stroke-dash draw:name="Dashed_20__28_var_29__20_6820" draw:display-name="Dashed (var) 6820" draw:style="rect" draw:dots1="1" draw:dots1-length="0.002cm" draw:dots2="1" draw:dots2-length="0.002cm" draw:distance="0.002cm"/>
    <draw:stroke-dash draw:name="Dashed_20__28_var_29__20_6821" draw:display-name="Dashed (var) 6821" draw:style="rect" draw:dots1="1" draw:dots1-length="0.002cm" draw:dots2="1" draw:dots2-length="0.002cm" draw:distance="0.002cm"/>
    <draw:stroke-dash draw:name="Dashed_20__28_var_29__20_6822" draw:display-name="Dashed (var) 6822" draw:style="rect" draw:dots1="1" draw:dots1-length="0.002cm" draw:dots2="1" draw:dots2-length="0.002cm" draw:distance="0.002cm"/>
    <draw:stroke-dash draw:name="Dashed_20__28_var_29__20_6823" draw:display-name="Dashed (var) 6823" draw:style="rect" draw:dots1="1" draw:dots1-length="0.003cm" draw:dots2="1" draw:dots2-length="0.003cm" draw:distance="0.003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6cm" draw:dots2="1" draw:dots2-length="0.006cm" draw:distance="0.006cm"/>
    <draw:stroke-dash draw:name="Dashed_20__28_var_29__20_6826" draw:display-name="Dashed (var) 6826" draw:style="rect" draw:dots1="1" draw:dots1-length="0.006cm" draw:dots2="1" draw:dots2-length="0.006cm" draw:distance="0.006cm"/>
    <draw:stroke-dash draw:name="Dashed_20__28_var_29__20_6827" draw:display-name="Dashed (var) 6827" draw:style="rect" draw:dots1="1" draw:dots1-length="0.006cm" draw:dots2="1" draw:dots2-length="0.006cm" draw:distance="0.006cm"/>
    <draw:stroke-dash draw:name="Dashed_20__28_var_29__20_6828" draw:display-name="Dashed (var) 6828" draw:style="rect" draw:dots1="1" draw:dots1-length="0.006cm" draw:dots2="1" draw:dots2-length="0.006cm" draw:distance="0.006cm"/>
    <draw:stroke-dash draw:name="Dashed_20__28_var_29__20_6829" draw:display-name="Dashed (var) 6829" draw:style="rect" draw:dots1="1" draw:dots1-length="0.006cm" draw:dots2="1" draw:dots2-length="0.006cm" draw:distance="0.006cm"/>
    <draw:stroke-dash draw:name="Dashed_20__28_var_29__20_6830" draw:display-name="Dashed (var) 6830" draw:style="rect" draw:dots1="1" draw:dots1-length="0.006cm" draw:dots2="1" draw:dots2-length="0.006cm" draw:distance="0.006cm"/>
    <draw:stroke-dash draw:name="Dashed_20__28_var_29__20_6831" draw:display-name="Dashed (var) 6831" draw:style="rect" draw:dots1="1" draw:dots1-length="0.006cm" draw:dots2="1" draw:dots2-length="0.006cm" draw:distance="0.006cm"/>
    <draw:stroke-dash draw:name="Dashed_20__28_var_29__20_6832" draw:display-name="Dashed (var) 6832" draw:style="rect" draw:dots1="1" draw:dots1-length="0.006cm" draw:dots2="1" draw:dots2-length="0.006cm" draw:distance="0.006cm"/>
    <draw:stroke-dash draw:name="Dashed_20__28_var_29__20_6833" draw:display-name="Dashed (var) 6833" draw:style="rect" draw:dots1="1" draw:dots1-length="0.006cm" draw:dots2="1" draw:dots2-length="0.006cm" draw:distance="0.006cm"/>
    <draw:stroke-dash draw:name="Dashed_20__28_var_29__20_6834" draw:display-name="Dashed (var) 6834" draw:style="rect" draw:dots1="1" draw:dots1-length="0.006cm" draw:dots2="1" draw:dots2-length="0.006cm" draw:distance="0.006cm"/>
    <draw:stroke-dash draw:name="Dashed_20__28_var_29__20_6835" draw:display-name="Dashed (var) 6835" draw:style="rect" draw:dots1="1" draw:dots1-length="0.006cm" draw:dots2="1" draw:dots2-length="0.006cm" draw:distance="0.006cm"/>
    <draw:stroke-dash draw:name="Dashed_20__28_var_29__20_6836" draw:display-name="Dashed (var) 6836" draw:style="rect" draw:dots1="1" draw:dots1-length="0.006cm" draw:dots2="1" draw:dots2-length="0.006cm" draw:distance="0.006cm"/>
    <draw:stroke-dash draw:name="Dashed_20__28_var_29__20_6837" draw:display-name="Dashed (var) 6837" draw:style="rect" draw:dots1="1" draw:dots1-length="0.006cm" draw:dots2="1" draw:dots2-length="0.006cm" draw:distance="0.006cm"/>
    <draw:stroke-dash draw:name="Dashed_20__28_var_29__20_6838" draw:display-name="Dashed (var) 6838" draw:style="rect" draw:dots1="1" draw:dots1-length="0.006cm" draw:dots2="1" draw:dots2-length="0.006cm" draw:distance="0.006cm"/>
    <draw:stroke-dash draw:name="Dashed_20__28_var_29__20_6839" draw:display-name="Dashed (var) 6839" draw:style="rect" draw:dots1="1" draw:dots1-length="0.006cm" draw:dots2="1" draw:dots2-length="0.006cm" draw:distance="0.006cm"/>
    <draw:stroke-dash draw:name="Dashed_20__28_var_29__20_6840" draw:display-name="Dashed (var) 6840" draw:style="rect" draw:dots1="1" draw:dots1-length="0.006cm" draw:dots2="1" draw:dots2-length="0.006cm" draw:distance="0.006cm"/>
    <draw:stroke-dash draw:name="Dashed_20__28_var_29__20_6841" draw:display-name="Dashed (var) 6841" draw:style="rect" draw:dots1="1" draw:dots1-length="0.006cm" draw:dots2="1" draw:dots2-length="0.006cm" draw:distance="0.006cm"/>
    <draw:stroke-dash draw:name="Dashed_20__28_var_29__20_6842" draw:display-name="Dashed (var) 6842" draw:style="rect" draw:dots1="1" draw:dots1-length="0.006cm" draw:dots2="1" draw:dots2-length="0.006cm" draw:distance="0.006cm"/>
    <draw:stroke-dash draw:name="Dashed_20__28_var_29__20_6843" draw:display-name="Dashed (var) 6843" draw:style="rect" draw:dots1="1" draw:dots1-length="0.006cm" draw:dots2="1" draw:dots2-length="0.006cm" draw:distance="0.006cm"/>
    <draw:stroke-dash draw:name="Dashed_20__28_var_29__20_6844" draw:display-name="Dashed (var) 6844" draw:style="rect" draw:dots1="1" draw:dots1-length="0.006cm" draw:dots2="1" draw:dots2-length="0.006cm" draw:distance="0.006cm"/>
    <draw:stroke-dash draw:name="Dashed_20__28_var_29__20_6845" draw:display-name="Dashed (var) 6845" draw:style="rect" draw:dots1="1" draw:dots1-length="0.006cm" draw:dots2="1" draw:dots2-length="0.006cm" draw:distance="0.006cm"/>
    <draw:stroke-dash draw:name="Dashed_20__28_var_29__20_6846" draw:display-name="Dashed (var) 6846" draw:style="rect" draw:dots1="1" draw:dots1-length="0.006cm" draw:dots2="1" draw:dots2-length="0.006cm" draw:distance="0.006cm"/>
    <draw:stroke-dash draw:name="Dashed_20__28_var_29__20_6847" draw:display-name="Dashed (var) 6847" draw:style="rect" draw:dots1="1" draw:dots1-length="0.006cm" draw:dots2="1" draw:dots2-length="0.006cm" draw:distance="0.006cm"/>
    <draw:stroke-dash draw:name="Dashed_20__28_var_29__20_6848" draw:display-name="Dashed (var) 6848" draw:style="rect" draw:dots1="1" draw:dots1-length="0.006cm" draw:dots2="1" draw:dots2-length="0.006cm" draw:distance="0.006cm"/>
    <draw:stroke-dash draw:name="Dashed_20__28_var_29__20_6849" draw:display-name="Dashed (var) 6849" draw:style="rect" draw:dots1="1" draw:dots1-length="0.006cm" draw:dots2="1" draw:dots2-length="0.006cm" draw:distance="0.006cm"/>
    <draw:stroke-dash draw:name="Dashed_20__28_var_29__20_6850" draw:display-name="Dashed (var) 6850" draw:style="rect" draw:dots1="1" draw:dots1-length="0.006cm" draw:dots2="1" draw:dots2-length="0.006cm" draw:distance="0.006cm"/>
    <draw:stroke-dash draw:name="Dashed_20__28_var_29__20_6851" draw:display-name="Dashed (var) 6851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8" draw:display-name="Dashed (var) 7208" draw:style="rect" draw:dots1="1" draw:dots1-length="0.001cm" draw:dots2="1" draw:dots2-length="0.001cm" draw:distance="0.001cm"/>
    <draw:stroke-dash draw:name="Dashed_20__28_var_29__20_7209" draw:display-name="Dashed (var) 7209" draw:style="rect" draw:dots1="1" draw:dots1-length="0.001cm" draw:dots2="1" draw:dots2-length="0.001cm" draw:distance="0.001cm"/>
    <draw:stroke-dash draw:name="Dashed_20__28_var_29__20_7210" draw:display-name="Dashed (var) 7210" draw:style="rect" draw:dots1="1" draw:dots1-length="0.001cm" draw:dots2="1" draw:dots2-length="0.001cm" draw:distance="0.001cm"/>
    <draw:stroke-dash draw:name="Dashed_20__28_var_29__20_7211" draw:display-name="Dashed (var) 7211" draw:style="rect" draw:dots1="1" draw:dots1-length="0.001cm" draw:dots2="1" draw:dots2-length="0.001cm" draw:distance="0.001cm"/>
    <draw:stroke-dash draw:name="Dashed_20__28_var_29__20_7212" draw:display-name="Dashed (var) 7212" draw:style="rect" draw:dots1="1" draw:dots1-length="0.001cm" draw:dots2="1" draw:dots2-length="0.001cm" draw:distance="0.001cm"/>
    <draw:stroke-dash draw:name="Dashed_20__28_var_29__20_7213" draw:display-name="Dashed (var) 7213" draw:style="rect" draw:dots1="1" draw:dots1-length="0.001cm" draw:dots2="1" draw:dots2-length="0.001cm" draw:distance="0.001cm"/>
    <draw:stroke-dash draw:name="Dashed_20__28_var_29__20_7214" draw:display-name="Dashed (var) 7214" draw:style="rect" draw:dots1="1" draw:dots1-length="0.001cm" draw:dots2="1" draw:dots2-length="0.001cm" draw:distance="0.001cm"/>
    <draw:stroke-dash draw:name="Dashed_20__28_var_29__20_7215" draw:display-name="Dashed (var) 7215" draw:style="rect" draw:dots1="1" draw:dots1-length="0.001cm" draw:dots2="1" draw:dots2-length="0.001cm" draw:distance="0.001cm"/>
    <draw:stroke-dash draw:name="Dashed_20__28_var_29__20_7216" draw:display-name="Dashed (var) 7216" draw:style="rect" draw:dots1="1" draw:dots1-length="0.001cm" draw:dots2="1" draw:dots2-length="0.001cm" draw:distance="0.001cm"/>
    <draw:stroke-dash draw:name="Dashed_20__28_var_29__20_7217" draw:display-name="Dashed (var) 7217" draw:style="rect" draw:dots1="1" draw:dots1-length="0.001cm" draw:dots2="1" draw:dots2-length="0.001cm" draw:distance="0.001cm"/>
    <draw:stroke-dash draw:name="Dashed_20__28_var_29__20_7218" draw:display-name="Dashed (var) 7218" draw:style="rect" draw:dots1="1" draw:dots1-length="0.001cm" draw:dots2="1" draw:dots2-length="0.001cm" draw:distance="0.001cm"/>
    <draw:stroke-dash draw:name="Dashed_20__28_var_29__20_7219" draw:display-name="Dashed (var) 7219" draw:style="rect" draw:dots1="1" draw:dots1-length="0.001cm" draw:dots2="1" draw:dots2-length="0.001cm" draw:distance="0.001cm"/>
    <draw:stroke-dash draw:name="Dashed_20__28_var_29__20_7220" draw:display-name="Dashed (var) 7220" draw:style="rect" draw:dots1="1" draw:dots1-length="0.001cm" draw:dots2="1" draw:dots2-length="0.001cm" draw:distance="0.001cm"/>
    <draw:stroke-dash draw:name="Dashed_20__28_var_29__20_7221" draw:display-name="Dashed (var) 7221" draw:style="rect" draw:dots1="1" draw:dots1-length="0.001cm" draw:dots2="1" draw:dots2-length="0.001cm" draw:distance="0.001cm"/>
    <draw:stroke-dash draw:name="Dashed_20__28_var_29__20_7222" draw:display-name="Dashed (var) 7222" draw:style="rect" draw:dots1="1" draw:dots1-length="0.001cm" draw:dots2="1" draw:dots2-length="0.001cm" draw:distance="0.001cm"/>
    <draw:stroke-dash draw:name="Dashed_20__28_var_29__20_7223" draw:display-name="Dashed (var) 7223" draw:style="rect" draw:dots1="1" draw:dots1-length="0.001cm" draw:dots2="1" draw:dots2-length="0.001cm" draw:distance="0.001cm"/>
    <draw:stroke-dash draw:name="Dashed_20__28_var_29__20_7224" draw:display-name="Dashed (var) 7224" draw:style="rect" draw:dots1="1" draw:dots1-length="0.001cm" draw:dots2="1" draw:dots2-length="0.001cm" draw:distance="0.001cm"/>
    <draw:stroke-dash draw:name="Dashed_20__28_var_29__20_7225" draw:display-name="Dashed (var) 7225" draw:style="rect" draw:dots1="1" draw:dots1-length="0.001cm" draw:dots2="1" draw:dots2-length="0.001cm" draw:distance="0.001cm"/>
    <draw:stroke-dash draw:name="Dashed_20__28_var_29__20_7226" draw:display-name="Dashed (var) 7226" draw:style="rect" draw:dots1="1" draw:dots1-length="0.001cm" draw:dots2="1" draw:dots2-length="0.001cm" draw:distance="0.001cm"/>
    <draw:stroke-dash draw:name="Dashed_20__28_var_29__20_7227" draw:display-name="Dashed (var) 7227" draw:style="rect" draw:dots1="1" draw:dots1-length="0.001cm" draw:dots2="1" draw:dots2-length="0.001cm" draw:distance="0.001cm"/>
    <draw:stroke-dash draw:name="Dashed_20__28_var_29__20_7228" draw:display-name="Dashed (var) 7228" draw:style="rect" draw:dots1="1" draw:dots1-length="0.001cm" draw:dots2="1" draw:dots2-length="0.001cm" draw:distance="0.001cm"/>
    <draw:stroke-dash draw:name="Dashed_20__28_var_29__20_7229" draw:display-name="Dashed (var) 7229" draw:style="rect" draw:dots1="1" draw:dots1-length="0.001cm" draw:dots2="1" draw:dots2-length="0.001cm" draw:distance="0.001cm"/>
    <draw:stroke-dash draw:name="Dashed_20__28_var_29__20_7230" draw:display-name="Dashed (var) 7230" draw:style="rect" draw:dots1="1" draw:dots1-length="0.001cm" draw:dots2="1" draw:dots2-length="0.001cm" draw:distance="0.001cm"/>
    <draw:stroke-dash draw:name="Dashed_20__28_var_29__20_7231" draw:display-name="Dashed (var) 7231" draw:style="rect" draw:dots1="1" draw:dots1-length="0.001cm" draw:dots2="1" draw:dots2-length="0.001cm" draw:distance="0.001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1cm" draw:dots2="1" draw:dots2-length="0.001cm" draw:distance="0.001cm"/>
    <draw:stroke-dash draw:name="Dashed_20__28_var_29__20_7234" draw:display-name="Dashed (var) 7234" draw:style="rect" draw:dots1="1" draw:dots1-length="0.001cm" draw:dots2="1" draw:dots2-length="0.001cm" draw:distance="0.001cm"/>
    <draw:stroke-dash draw:name="Dashed_20__28_var_29__20_7235" draw:display-name="Dashed (var) 7235" draw:style="rect" draw:dots1="1" draw:dots1-length="0.001cm" draw:dots2="1" draw:dots2-length="0.001cm" draw:distance="0.001cm"/>
    <draw:stroke-dash draw:name="Dashed_20__28_var_29__20_7236" draw:display-name="Dashed (var) 7236" draw:style="rect" draw:dots1="1" draw:dots1-length="0.001cm" draw:dots2="1" draw:dots2-length="0.001cm" draw:distance="0.001cm"/>
    <draw:stroke-dash draw:name="Dashed_20__28_var_29__20_7237" draw:display-name="Dashed (var) 7237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1cm" draw:dots2="1" draw:dots2-length="0.001cm" draw:distance="0.001cm"/>
    <draw:stroke-dash draw:name="Dashed_20__28_var_29__20_7239" draw:display-name="Dashed (var) 7239" draw:style="rect" draw:dots1="1" draw:dots1-length="0.001cm" draw:dots2="1" draw:dots2-length="0.001cm" draw:distance="0.001cm"/>
    <draw:stroke-dash draw:name="Dashed_20__28_var_29__20_7240" draw:display-name="Dashed (var) 7240" draw:style="rect" draw:dots1="1" draw:dots1-length="0.001cm" draw:dots2="1" draw:dots2-length="0.001cm" draw:distance="0.001cm"/>
    <draw:stroke-dash draw:name="Dashed_20__28_var_29__20_7242" draw:display-name="Dashed (var) 7242" draw:style="rect" draw:dots1="1" draw:dots1-length="0.002cm" draw:dots2="1" draw:dots2-length="0.002cm" draw:distance="0.002cm"/>
    <draw:stroke-dash draw:name="Dashed_20__28_var_29__20_7243" draw:display-name="Dashed (var) 7243" draw:style="rect" draw:dots1="1" draw:dots1-length="0.001cm" draw:dots2="1" draw:dots2-length="0.001cm" draw:distance="0.001cm"/>
    <draw:stroke-dash draw:name="Dashed_20__28_var_29__20_7244" draw:display-name="Dashed (var) 7244" draw:style="rect" draw:dots1="1" draw:dots1-length="0.001cm" draw:dots2="1" draw:dots2-length="0.001cm" draw:distance="0.001cm"/>
    <draw:stroke-dash draw:name="Dashed_20__28_var_29__20_7245" draw:display-name="Dashed (var) 7245" draw:style="rect" draw:dots1="1" draw:dots1-length="0.001cm" draw:dots2="1" draw:dots2-length="0.001cm" draw:distance="0.001cm"/>
    <draw:stroke-dash draw:name="Dashed_20__28_var_29__20_7246" draw:display-name="Dashed (var) 7246" draw:style="rect" draw:dots1="1" draw:dots1-length="0.001cm" draw:dots2="1" draw:dots2-length="0.001cm" draw:distance="0.001cm"/>
    <draw:stroke-dash draw:name="Dashed_20__28_var_29__20_7247" draw:display-name="Dashed (var) 7247" draw:style="rect" draw:dots1="1" draw:dots1-length="0.001cm" draw:dots2="1" draw:dots2-length="0.001cm" draw:distance="0.001cm"/>
    <draw:stroke-dash draw:name="Dashed_20__28_var_29__20_7248" draw:display-name="Dashed (var) 7248" draw:style="rect" draw:dots1="1" draw:dots1-length="0.001cm" draw:dots2="1" draw:dots2-length="0.001cm" draw:distance="0.001cm"/>
    <draw:stroke-dash draw:name="Dashed_20__28_var_29__20_7249" draw:display-name="Dashed (var) 7249" draw:style="rect" draw:dots1="1" draw:dots1-length="0.001cm" draw:dots2="1" draw:dots2-length="0.001cm" draw:distance="0.001cm"/>
    <draw:stroke-dash draw:name="Dashed_20__28_var_29__20_7250" draw:display-name="Dashed (var) 7250" draw:style="rect" draw:dots1="1" draw:dots1-length="0.001cm" draw:dots2="1" draw:dots2-length="0.001cm" draw:distance="0.001cm"/>
    <draw:stroke-dash draw:name="Dashed_20__28_var_29__20_7251" draw:display-name="Dashed (var) 7251" draw:style="rect" draw:dots1="1" draw:dots1-length="0.001cm" draw:dots2="1" draw:dots2-length="0.001cm" draw:distance="0.001cm"/>
    <draw:stroke-dash draw:name="Dashed_20__28_var_29__20_7252" draw:display-name="Dashed (var) 7252" draw:style="rect" draw:dots1="1" draw:dots1-length="0.001cm" draw:dots2="1" draw:dots2-length="0.001cm" draw:distance="0.001cm"/>
    <draw:stroke-dash draw:name="Dashed_20__28_var_29__20_7253" draw:display-name="Dashed (var) 7253" draw:style="rect" draw:dots1="1" draw:dots1-length="0.001cm" draw:dots2="1" draw:dots2-length="0.001cm" draw:distance="0.001cm"/>
    <draw:stroke-dash draw:name="Dashed_20__28_var_29__20_7254" draw:display-name="Dashed (var) 7254" draw:style="rect" draw:dots1="1" draw:dots1-length="0.001cm" draw:dots2="1" draw:dots2-length="0.001cm" draw:distance="0.001cm"/>
    <draw:stroke-dash draw:name="Dashed_20__28_var_29__20_7255" draw:display-name="Dashed (var) 7255" draw:style="rect" draw:dots1="1" draw:dots1-length="0.001cm" draw:dots2="1" draw:dots2-length="0.001cm" draw:distance="0.001cm"/>
    <draw:stroke-dash draw:name="Dashed_20__28_var_29__20_7256" draw:display-name="Dashed (var) 7256" draw:style="rect" draw:dots1="1" draw:dots1-length="0.001cm" draw:dots2="1" draw:dots2-length="0.001cm" draw:distance="0.001cm"/>
    <draw:stroke-dash draw:name="Dashed_20__28_var_29__20_7257" draw:display-name="Dashed (var) 7257" draw:style="rect" draw:dots1="1" draw:dots1-length="0.001cm" draw:dots2="1" draw:dots2-length="0.001cm" draw:distance="0.001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01cm" draw:dots2="1" draw:dots2-length="0.001cm" draw:distance="0.00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01cm" draw:dots2="1" draw:dots2-length="0.001cm" draw:distance="0.001cm"/>
    <draw:stroke-dash draw:name="Dashed_20__28_var_29__20_7305" draw:display-name="Dashed (var) 7305" draw:style="rect" draw:dots1="1" draw:dots1-length="0.001cm" draw:dots2="1" draw:dots2-length="0.001cm" draw:distance="0.001cm"/>
    <draw:stroke-dash draw:name="Dashed_20__28_var_29__20_7306" draw:display-name="Dashed (var) 7306" draw:style="rect" draw:dots1="1" draw:dots1-length="0.001cm" draw:dots2="1" draw:dots2-length="0.001cm" draw:distance="0.001cm"/>
    <draw:stroke-dash draw:name="Dashed_20__28_var_29__20_7307" draw:display-name="Dashed (var) 7307" draw:style="rect" draw:dots1="1" draw:dots1-length="0.001cm" draw:dots2="1" draw:dots2-length="0.001cm" draw:distance="0.001cm"/>
    <draw:stroke-dash draw:name="Dashed_20__28_var_29__20_7308" draw:display-name="Dashed (var) 7308" draw:style="rect" draw:dots1="1" draw:dots1-length="0.001cm" draw:dots2="1" draw:dots2-length="0.001cm" draw:distance="0.001cm"/>
    <draw:stroke-dash draw:name="Dashed_20__28_var_29__20_7309" draw:display-name="Dashed (var) 7309" draw:style="rect" draw:dots1="1" draw:dots1-length="0.001cm" draw:dots2="1" draw:dots2-length="0.001cm" draw:distance="0.001cm"/>
    <draw:stroke-dash draw:name="Dashed_20__28_var_29__20_7310" draw:display-name="Dashed (var) 7310" draw:style="rect" draw:dots1="1" draw:dots1-length="0.001cm" draw:dots2="1" draw:dots2-length="0.001cm" draw:distance="0.001cm"/>
    <draw:stroke-dash draw:name="Dashed_20__28_var_29__20_7311" draw:display-name="Dashed (var) 7311" draw:style="rect" draw:dots1="1" draw:dots1-length="0.001cm" draw:dots2="1" draw:dots2-length="0.001cm" draw:distance="0.001cm"/>
    <draw:stroke-dash draw:name="Dashed_20__28_var_29__20_7312" draw:display-name="Dashed (var) 7312" draw:style="rect" draw:dots1="1" draw:dots1-length="0.001cm" draw:dots2="1" draw:dots2-length="0.001cm" draw:distance="0.001cm"/>
    <draw:stroke-dash draw:name="Dashed_20__28_var_29__20_7313" draw:display-name="Dashed (var) 7313" draw:style="rect" draw:dots1="1" draw:dots1-length="0.001cm" draw:dots2="1" draw:dots2-length="0.001cm" draw:distance="0.001cm"/>
    <draw:stroke-dash draw:name="Dashed_20__28_var_29__20_7314" draw:display-name="Dashed (var) 7314" draw:style="rect" draw:dots1="1" draw:dots1-length="0.001cm" draw:dots2="1" draw:dots2-length="0.001cm" draw:distance="0.001cm"/>
    <draw:stroke-dash draw:name="Dashed_20__28_var_29__20_7315" draw:display-name="Dashed (var) 7315" draw:style="rect" draw:dots1="1" draw:dots1-length="0.001cm" draw:dots2="1" draw:dots2-length="0.001cm" draw:distance="0.001cm"/>
    <draw:stroke-dash draw:name="Dashed_20__28_var_29__20_7316" draw:display-name="Dashed (var) 7316" draw:style="rect" draw:dots1="1" draw:dots1-length="0.001cm" draw:dots2="1" draw:dots2-length="0.001cm" draw:distance="0.001cm"/>
    <draw:stroke-dash draw:name="Dashed_20__28_var_29__20_7317" draw:display-name="Dashed (var) 7317" draw:style="rect" draw:dots1="1" draw:dots1-length="0.001cm" draw:dots2="1" draw:dots2-length="0.001cm" draw:distance="0.001cm"/>
    <draw:stroke-dash draw:name="Dashed_20__28_var_29__20_7318" draw:display-name="Dashed (var) 7318" draw:style="rect" draw:dots1="1" draw:dots1-length="0.001cm" draw:dots2="1" draw:dots2-length="0.001cm" draw:distance="0.001cm"/>
    <draw:stroke-dash draw:name="Dashed_20__28_var_29__20_7319" draw:display-name="Dashed (var) 7319" draw:style="rect" draw:dots1="1" draw:dots1-length="0.001cm" draw:dots2="1" draw:dots2-length="0.001cm" draw:distance="0.001cm"/>
    <draw:stroke-dash draw:name="Dashed_20__28_var_29__20_7320" draw:display-name="Dashed (var) 7320" draw:style="rect" draw:dots1="1" draw:dots1-length="0.001cm" draw:dots2="1" draw:dots2-length="0.001cm" draw:distance="0.001cm"/>
    <draw:stroke-dash draw:name="Dashed_20__28_var_29__20_7321" draw:display-name="Dashed (var) 7321" draw:style="rect" draw:dots1="1" draw:dots1-length="0.001cm" draw:dots2="1" draw:dots2-length="0.001cm" draw:distance="0.001cm"/>
    <draw:stroke-dash draw:name="Dashed_20__28_var_29__20_7322" draw:display-name="Dashed (var) 7322" draw:style="rect" draw:dots1="1" draw:dots1-length="0.001cm" draw:dots2="1" draw:dots2-length="0.001cm" draw:distance="0.001cm"/>
    <draw:stroke-dash draw:name="Dashed_20__28_var_29__20_7323" draw:display-name="Dashed (var) 7323" draw:style="rect" draw:dots1="1" draw:dots1-length="0.001cm" draw:dots2="1" draw:dots2-length="0.001cm" draw:distance="0.001cm"/>
    <draw:stroke-dash draw:name="Dashed_20__28_var_29__20_7324" draw:display-name="Dashed (var) 7324" draw:style="rect" draw:dots1="1" draw:dots1-length="0.001cm" draw:dots2="1" draw:dots2-length="0.001cm" draw:distance="0.001cm"/>
    <draw:stroke-dash draw:name="Dashed_20__28_var_29__20_7325" draw:display-name="Dashed (var) 7325" draw:style="rect" draw:dots1="1" draw:dots1-length="0.001cm" draw:dots2="1" draw:dots2-length="0.001cm" draw:distance="0.001cm"/>
    <draw:stroke-dash draw:name="Dashed_20__28_var_29__20_7326" draw:display-name="Dashed (var) 7326" draw:style="rect" draw:dots1="1" draw:dots1-length="0.001cm" draw:dots2="1" draw:dots2-length="0.001cm" draw:distance="0.001cm"/>
    <draw:stroke-dash draw:name="Dashed_20__28_var_29__20_7327" draw:display-name="Dashed (var) 7327" draw:style="rect" draw:dots1="1" draw:dots1-length="0.001cm" draw:dots2="1" draw:dots2-length="0.001cm" draw:distance="0.001cm"/>
    <draw:stroke-dash draw:name="Dashed_20__28_var_29__20_7328" draw:display-name="Dashed (var) 7328" draw:style="rect" draw:dots1="1" draw:dots1-length="0.001cm" draw:dots2="1" draw:dots2-length="0.001cm" draw:distance="0.001cm"/>
    <draw:stroke-dash draw:name="Dashed_20__28_var_29__20_7329" draw:display-name="Dashed (var) 7329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next-style-name="_5f_Paragraphe_20_livret_20_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padding-left="0.079cm" loext:padding-right="0.101cm" loext:padding-top="0cm" loext:padding-bottom="0cm" loext:border="0.06pt solid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En-tête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" style:family="paragraph" style:parent-style-name="Footer"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2aa84d"/>
    </style:style>
    <style:style style:name="MP6" style:family="paragraph" style:parent-style-name="_5f_En-tête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" style:family="paragraph">
      <loext:graphic-properties draw:fill="solid" draw:fill-color="#7fb241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5a3fa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0415f3a"/>
    </style:style>
    <style:style style:name="MT4" style:family="text">
      <style:text-properties officeooo:rsid="00386eb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7fb241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HTML" style:page-layout-name="Mpm2"/>
    <style:master-page style:name="Endnote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SERIE_5f_M_5f_GAUCHE_5f_ET_5f_DROITE_5f_2COL" style:display-name="SERIE_M_GAUCHE_ET_DROITE_2COL" style:page-layout-name="Mpm10" draw:style-name="Mdp1">
      <style:header>
        <text:p text:style-name="MP1">Volumes : Volumes par comptage</text:p>
      </style:header>
      <style:footer>
        <text:p text:style-name="MP2"><draw:frame draw:style-name="Mfr1" draw:name="Cadre1" text:anchor-type="paragraph" svg:y="-0.06cm" draw:z-index="21"><draw:text-box fo:min-height="0.499cm" fo:min-width="1cm"><draw:frame draw:style-name="Mfr2" draw:name="Cadre2" text:anchor-type="frame" svg:x="0.45cm" svg:y="0.079cm" svg:width="0.817cm" draw:z-index="22"><draw:text-box fo:min-height="0.355cm"><text:p text:style-name="MP3"><draw:g text:anchor-type="paragraph" draw:z-index="23" draw:name="Shape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5"><text:s/><text:span text:style-name="MT1">Volumes : Volume par comptage</text:span> </text:p></draw:text-box></draw:frame></text:p>
      </style:footer>
    </style:master-page>
    <style:master-page style:name="SERIE_5f_M_5f_GAUCHE_5f_ET_5f_DROITE_5f_1COL" style:display-name="SERIE_M_GAUCHE_ET_DROITE_1COL" style:page-layout-name="Mpm11" draw:style-name="Mdp1">
      <style:header>
        <text:p text:style-name="MP6"><draw:path text:anchor-type="paragraph" draw:z-index="24" draw:name="Shape5" draw:style-name="Mgr3" draw:text-style-name="MP7" svg:width="4.329cm" svg:height="2.24cm" svg:x="-1.499cm" svg:y="-1cm" svg:viewBox="0 0 4330 2241" svg:d="M0 2241l3984-288c209-15 363-168 345-342l-170-1611h-4159z"><text:p/></draw:path><draw:frame text:anchor-type="paragraph" draw:z-index="25" draw:name="Shape6" draw:style-name="Mgr4" draw:text-style-name="MP9" svg:width="2.703cm" svg:height="0.715cm" draw:transform="rotate (0.0872664625997165) translate (-0.172861111111111cm 0.218722222222222cm)"><draw:text-box><text:p text:style-name="MP8"><text:span text:style-name="MT2">Série 1</text:span></text:p></draw:text-box></draw:frame><draw:line text:anchor-type="paragraph" draw:z-index="3" draw:name="Shape7" draw:style-name="Mgr5" draw:text-style-name="MP8" svg:x1="9.042cm" svg:y1="0.36cm" svg:x2="20.461cm" svg:y2="0.36cm"><text:p/></draw:line>T<text:span text:style-name="MT3">itre de la série</text:span></text:p>
      </style:header>
      <style:footer>
        <text:p text:style-name="MP2"><draw:frame draw:style-name="Mfr1" draw:name="Cadre3" text:anchor-type="paragraph" svg:y="-0.06cm" draw:z-index="0"><draw:text-box fo:min-height="0.499cm" fo:min-width="1cm"><draw:frame draw:style-name="Mfr2" draw:name="Cadre4" text:anchor-type="frame" svg:x="0.45cm" svg:y="0.079cm" svg:width="0.817cm" draw:z-index="0"><draw:text-box fo:min-height="0.355cm"><text:p text:style-name="MP3"><draw:g text:anchor-type="paragraph" draw:z-index="4" draw:name="Shape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4">Angles</text:span> • <text:span text:style-name="MT4">M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4-07-27T13:33:40</meta:creation-date>
    <dc:date>2021-01-13T21:46:49.961250415</dc:date>
    <meta:editing-duration>P4DT15H48M52S</meta:editing-duration>
    <meta:editing-cycles>82</meta:editing-cycles>
    <meta:generator>LibreOffice/7.0.0.3$Linux_X86_64 LibreOffice_project/8061b3e9204bef6b321a21033174034a5e2ea88e</meta:generator>
    <meta:print-date>2014-09-09T22:24:42.216581000</meta:print-date>
    <meta:document-statistic meta:table-count="1" meta:image-count="0" meta:object-count="0" meta:page-count="1" meta:paragraph-count="55" meta:word-count="266" meta:character-count="1783" meta:non-whitespace-character-count="1474"/>
  </office:meta>
</office:document-meta>
</file>